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6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7.8mm"/>
    </style:style>
    <style:style style:name="co4" style:family="table-column">
      <style:table-column-properties fo:break-before="auto" style:column-width="9.93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08mm"/>
    </style:style>
    <style:style style:name="co11" style:family="table-column">
      <style:table-column-properties fo:break-before="auto" style:column-width="53.57mm"/>
    </style:style>
    <style:style style:name="co12" style:family="table-column">
      <style:table-column-properties fo:break-before="auto" style:column-width="53.25mm"/>
    </style:style>
    <style:style style:name="co13" style:family="table-column">
      <style:table-column-properties fo:break-before="auto" style:column-width="51.33mm"/>
    </style:style>
    <style:style style:name="co14" style:family="table-column">
      <style:table-column-properties fo:break-before="auto" style:column-width="33.39mm"/>
    </style:style>
    <style:style style:name="co15" style:family="table-column">
      <style:table-column-properties fo:break-before="auto" style:column-width="38.82mm"/>
    </style:style>
    <style:style style:name="co16" style:family="table-column">
      <style:table-column-properties fo:break-before="auto" style:column-width="60.29mm"/>
    </style:style>
    <style:style style:name="co17" style:family="table-column">
      <style:table-column-properties fo:break-before="auto" style:column-width="37.24mm"/>
    </style:style>
    <style:style style:name="co18" style:family="table-column">
      <style:table-column-properties fo:break-before="auto" style:column-width="62.21mm"/>
    </style:style>
    <style:style style:name="co19" style:family="table-column">
      <style:table-column-properties fo:break-before="auto" style:column-width="59.34mm"/>
    </style:style>
    <style:style style:name="co20" style:family="table-column">
      <style:table-column-properties fo:break-before="auto" style:column-width="61.51mm"/>
    </style:style>
    <style:style style:name="co21" style:family="table-column">
      <style:table-column-properties fo:break-before="auto" style:column-width="52.93mm"/>
    </style:style>
    <style:style style:name="co25" style:family="table-column">
      <style:table-column-properties fo:break-before="auto" style:column-width="37.55mm"/>
    </style:style>
    <style:style style:name="co26" style:family="table-column">
      <style:table-column-properties fo:break-before="auto" style:column-width="139.75mm"/>
    </style:style>
    <style:style style:name="co27" style:family="table-column">
      <style:table-column-properties fo:break-before="auto" style:column-width="143.28mm"/>
    </style:style>
    <style:style style:name="co28" style:family="table-column">
      <style:table-column-properties fo:break-before="auto" style:column-width="58.37mm"/>
    </style:style>
    <style:style style:name="co29" style:family="table-column">
      <style:table-column-properties fo:break-before="auto" style:column-width="141.68mm"/>
    </style:style>
    <style:style style:name="co30" style:family="table-column">
      <style:table-column-properties fo:break-before="auto" style:column-width="59.58mm"/>
    </style:style>
    <style:style style:name="co31" style:family="table-column">
      <style:table-column-properties fo:break-before="auto" style:column-width="54.86mm"/>
    </style:style>
    <style:style style:name="co32" style:family="table-column">
      <style:table-column-properties fo:break-before="auto" style:column-width="159.23mm"/>
    </style:style>
    <style:style style:name="co33" style:family="table-column">
      <style:table-column-properties fo:break-before="auto" style:column-width="54.2mm"/>
    </style:style>
    <style:style style:name="co34" style:family="table-column">
      <style:table-column-properties fo:break-before="auto" style:column-width="34.66mm"/>
    </style:style>
    <style:style style:name="co35" style:family="table-column">
      <style:table-column-properties fo:break-before="auto" style:column-width="41.4mm"/>
    </style:style>
    <style:style style:name="co36" style:family="table-column">
      <style:table-column-properties fo:break-before="auto" style:column-width="64.14mm"/>
    </style:style>
    <style:style style:name="co37" style:family="table-column">
      <style:table-column-properties fo:break-before="auto" style:column-width="4.16mm"/>
    </style:style>
    <style:style style:name="co38" style:family="table-column">
      <style:table-column-properties fo:break-before="auto" style:column-width="141.36mm"/>
    </style:style>
    <style:style style:name="co39" style:family="table-column">
      <style:table-column-properties fo:break-before="auto" style:column-width="106.12mm"/>
    </style:style>
    <style:style style:name="co40" style:family="table-column">
      <style:table-column-properties fo:break-before="auto" style:column-width="28.58mm"/>
    </style:style>
    <style:style style:name="co41" style:family="table-column">
      <style:table-column-properties fo:break-before="auto" style:column-width="15.12mm"/>
    </style:style>
    <style:style style:name="co42" style:family="table-column">
      <style:table-column-properties fo:break-before="auto" style:column-width="137.46mm"/>
    </style:style>
    <style:style style:name="co43" style:family="table-column">
      <style:table-column-properties fo:break-before="auto" style:column-width="28.2mm"/>
    </style:style>
    <style:style style:name="co44" style:family="table-column">
      <style:table-column-properties fo:break-before="auto" style:column-width="139.51mm"/>
    </style:style>
    <style:style style:name="co45" style:family="table-column">
      <style:table-column-properties fo:break-before="auto" style:column-width="56.13mm"/>
    </style:style>
    <style:style style:name="co46" style:family="table-column">
      <style:table-column-properties fo:break-before="auto" style:column-width="148.36mm"/>
    </style:style>
    <style:style style:name="co47" style:family="table-column">
      <style:table-column-properties fo:break-before="auto" style:column-width="31.94mm"/>
    </style:style>
    <style:style style:name="co48" style:family="table-column">
      <style:table-column-properties fo:break-before="auto" style:column-width="150.4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6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fo:border="none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7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7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transparent"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77" style:family="table-cell" style:parent-style-name="Default">
      <style:text-properties style:font-name="Arial" style:font-name-asian="WenQuanYi Zen Hei" style:font-name-complex="Lohit Hindi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8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8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4" style:family="table-cell" style:parent-style-name="Default"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</style:style>
    <style:style style:name="ce86" style:family="table-cell" style:parent-style-name="Default">
      <style:table-cell-properties fo:border-bottom="none" fo:border-left="0.06pt solid #000000" fo:border-right="none" fo:border-top="none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  <style:text-properties style:font-name="Arial" style:font-name-asian="WenQuanYi Zen Hei" style:font-name-complex="Lohit Hindi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WenQuanYi Zen Hei" style:font-name-complex="Lohit Hindi"/>
    </style:style>
    <style:style style:name="ce92" style:family="table-cell" style:parent-style-name="Default">
      <style:table-cell-properties fo:border-bottom="0.06pt solid #000000" fo:border-left="none" fo:border-right="0.06pt solid #000000" fo:border-top="none"/>
      <style:text-properties style:font-name="Arial" style:font-name-asian="WenQuanYi Zen Hei" style:font-name-complex="Lohit Hindi"/>
    </style:style>
    <style:style style:name="ce100" style:family="table-cell" style:parent-style-name="Default">
      <style:table-cell-properties fo:border-bottom="none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 style:data-style-name="N37">
      <style:text-properties fo:font-size="10pt" style:font-size-asian="10pt" style:font-size-complex="10pt"/>
    </style:style>
    <style:style style:name="ce103" style:family="table-cell" style:parent-style-name="Default" style:data-style-name="N37"/>
    <style:style style:name="ce93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9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95" style:family="table-cell" style:parent-style-name="Default" style:data-style-name="N37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96" style:family="table-cell" style:parent-style-name="Default" style:data-style-name="N37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4" style:family="table-cell" style:parent-style-name="Default" style:data-style-name="N37">
      <style:text-properties style:font-name="Arial" fo:font-size="10pt" style:font-name-asian="WenQuanYi Zen Hei" style:font-size-asian="10pt" style:font-name-complex="Lohit Hindi" style:font-size-complex="10pt"/>
    </style:style>
    <style:style style:name="ce108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</style:style>
    <style:style style:name="ce113" style:family="table-cell" style:parent-style-name="Default">
      <style:text-properties style:font-name="Liberation Sans" style:font-name-asian="Liberation Sans" style:font-name-complex="Lohit Hindi"/>
    </style:style>
    <style:style style:name="ce114" style:family="table-cell" style:parent-style-name="Default">
      <style:text-properties style:font-name="Arial" fo:font-size="10pt" style:font-name-asian="WenQuanYi Zen Hei" style:font-size-asian="10pt" style:font-size-complex="10pt"/>
    </style:style>
    <style:style style:name="ce115" style:family="table-cell" style:parent-style-name="Default">
      <style:text-properties style:font-name="Liberation Sans" fo:font-size="10pt" style:font-name-asian="Liberation Sans" style:font-size-asian="10pt" style:font-name-complex="Lohit Hindi" style:font-size-complex="10pt"/>
    </style:style>
    <style:style style:name="ce57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106" style:family="table-cell" style:parent-style-name="Default">
      <style:table-cell-properties fo:background-color="transparent"/>
      <style:text-properties style:font-name="Arial"/>
    </style:style>
    <style:style style:name="ce10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fo:color="#ff6600" style:font-name="Arial"/>
    </style:style>
    <style:style style:name="ce110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122" style:family="table-cell" style:parent-style-name="Default">
      <style:table-cell-properties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123" style:family="table-cell" style:parent-style-name="Default">
      <style:text-properties fo:font-size="10pt" style:font-size-asian="10pt" style:font-size-complex="10pt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2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33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34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ackground-color="transparent"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136" style:family="table-cell" style:parent-style-name="Default">
      <style:text-properties style:font-name="Arial" style:font-name-asian="WenQuanYi Zen Hei" style:font-name-complex="Lohit Hindi"/>
    </style:style>
    <style:style style:name="ce137" style:family="table-cell" style:parent-style-name="Default">
      <style:text-properties style:font-name="Arial"/>
    </style:style>
    <style:style style:name="ce138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3" style:family="table-cell" style:parent-style-name="Default"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none" fo:border-left="0.06pt solid #000000" fo:border-right="none" fo:border-top="0.06pt solid #000000"/>
    </style:style>
    <style:style style:name="ce145" style:family="table-cell" style:parent-style-name="Default">
      <style:table-cell-properties fo:border-bottom="none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order-left="0.06pt solid #000000" fo:border-right="none" fo:border-top="none"/>
    </style:style>
    <style:style style:name="ce147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order-bottom="0.06pt solid #000000" fo:border-left="none" fo:border-right="none" fo:border-top="none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border-bottom="none" fo:border-left="none" fo:border-right="0.06pt solid #000000" fo:border-top="0.06pt solid #000000"/>
      <style:text-properties style:font-name="Arial" style:font-name-asian="WenQuanYi Zen Hei" style:font-name-complex="Lohit Hindi"/>
    </style:style>
    <style:style style:name="ce150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WenQuanYi Zen Hei" style:font-name-complex="Lohit Hindi"/>
    </style:style>
    <style:style style:name="ce151" style:family="table-cell" style:parent-style-name="Default">
      <style:table-cell-properties fo:border-bottom="0.06pt solid #000000" fo:border-left="none" fo:border-right="0.06pt solid #000000" fo:border-top="none"/>
      <style:text-properties style:font-name="Arial" style:font-name-asian="WenQuanYi Zen Hei" style:font-name-complex="Lohit Hindi"/>
    </style:style>
    <style:style style:name="ce152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153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154" style:family="table-cell" style:parent-style-name="Default" style:data-style-name="N37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55" style:family="table-cell" style:parent-style-name="Default" style:data-style-name="N37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1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ize="10pt" style:font-size-asian="10pt" style:font-size-complex="10pt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order-bottom="0.06pt solid #000000" fo:border-left="none" fo:border-right="none" fo:border-top="none"/>
    </style:style>
    <style:style style:name="ce159" style:family="table-cell" style:parent-style-name="Default">
      <style:table-cell-properties fo:border-bottom="none" fo:border-left="none" fo:border-right="0.06pt solid #000000" fo:border-top="none"/>
    </style:style>
    <style:style style:name="ce160" style:family="table-cell" style:parent-style-name="Default">
      <style:table-cell-properties fo:border-bottom="0.06pt solid #000000" fo:border-left="none" fo:border-right="0.06pt solid #000000" fo:border-top="none"/>
    </style:style>
    <style:style style:name="ce161" style:family="table-cell" style:parent-style-name="Default" style:data-style-name="N37">
      <style:text-properties fo:font-size="10pt" style:font-size-asian="10pt" style:font-size-complex="10pt"/>
    </style:style>
    <style:style style:name="ce162" style:family="table-cell" style:parent-style-name="Default" style:data-style-name="N37"/>
    <style:style style:name="ce163" style:family="table-cell" style:parent-style-name="Default" style:data-style-name="N37">
      <style:text-properties style:font-name="Arial" fo:font-size="10pt" style:font-name-asian="WenQuanYi Zen Hei" style:font-size-asian="10pt" style:font-name-complex="Lohit Hindi" style:font-size-complex="10pt"/>
    </style:style>
    <style:style style:name="ce164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67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168" style:family="table-cell" style:parent-style-name="Default">
      <style:text-properties style:font-name="Liberation Sans" style:font-name-asian="Liberation Sans" style:font-name-complex="Lohit Hindi"/>
    </style:style>
    <style:style style:name="ce169" style:family="table-cell" style:parent-style-name="Default">
      <style:text-properties style:font-name="Arial" fo:font-size="10pt" style:font-name-asian="WenQuanYi Zen Hei" style:font-size-asian="10pt" style:font-size-complex="10pt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ext-properties style:font-name="Liberation Sans" fo:font-size="10pt" style:font-name-asian="Liberation Sans" style:font-size-asian="10pt" style:font-name-complex="Lohit Hindi" style:font-size-complex="10pt"/>
    </style:style>
    <style:style style:name="ce172" style:family="table-cell" style:parent-style-name="Default">
      <style:text-properties fo:color="#ff6600" style:font-name="Arial"/>
    </style:style>
    <style:style style:name="ce173" style:family="table-cell" style:parent-style-name="Default">
      <style:table-cell-properties fo:background-color="transparent"/>
      <style:text-properties style:font-name="Arial"/>
    </style:style>
    <style:style style:name="ce17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ontenu CA" table:style-name="ta1">
        <office:forms form:automatic-focus="false" form:apply-design-mode="false"/>
        <table:table-column table:style-name="co1" table:default-cell-style-name="ce123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7" table:default-cell-style-name="ce123"/>
        <table:table-column table:style-name="co4" table:default-cell-style-name="ce123"/>
        <table:table-column table:style-name="co1" table:default-cell-style-name="ce123"/>
        <table:table-column table:style-name="co8" table:default-cell-style-name="ce123"/>
        <table:table-column table:style-name="co5" table:default-cell-style-name="ce123"/>
        <table:table-column table:style-name="co9" table:number-columns-repeated="1013" table:default-cell-style-name="ce123"/>
        <table:table-row table:style-name="ro1">
          <table:table-cell table:style-name="ce110" office:value-type="string" calcext:value-type="string">
            <text:p>anat:systemes-organiques</text:p>
          </table:table-cell>
          <table:table-cell table:style-name="ce126" office:value-type="string" calcext:value-type="string">
            <text:p>rdf:type</text:p>
          </table:table-cell>
          <table:table-cell table:style-name="ce129" office:value-type="string" calcext:value-type="string">
            <text:p>anat:Sys-Organique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Cardio-Vascu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liquidien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liquidien-para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echange-mde-ext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transition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echange-air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change-air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change-air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assimilation .</text:p>
          </table:table-cell>
          <table:table-cell/>
          <table:table-cell table:style-name="ce125"/>
          <table:table-cell/>
          <table:table-cell table:style-name="ce13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-initial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/>
          <table:table-cell table:style-name="ce125"/>
          <table:table-cell/>
          <table:table-cell table:style-name="ce139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-term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vers-terre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evacuation .</text:p>
          </table:table-cell>
          <table:table-cell table:number-columns-repeated="3"/>
          <table:table-cell table:style-name="ce12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vacuation .</text:p>
          </table:table-cell>
          <table:table-cell table:number-columns-repeated="3"/>
          <table:table-cell table:style-name="ce13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vacuation .</text:p>
          </table:table-cell>
          <table:table-cell table:number-columns-repeated="3"/>
          <table:table-cell table:style-name="ce13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creation .</text:p>
          </table:table-cell>
          <table:table-cell table:number-columns-repeated="3"/>
          <table:table-cell table:style-name="ce134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creation .</text:p>
          </table:table-cell>
          <table:table-cell table:number-columns-repeated="3"/>
          <table:table-cell table:style-name="Default"/>
          <table:table-cell/>
          <table:table-cell table:style-name="ce12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creation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#anat:Sys-Glandes-Endo-ant</text:p>
          </table:table-cell>
          <table:table-cell table:style-name="ce124" office:value-type="string" calcext:value-type="string">
            <text:p>rdf:type</text:p>
          </table:table-cell>
          <table:table-cell table:style-name="ce130" office:value-type="string" calcext:value-type="string">
            <text:p>???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Respi-sup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Respi-inf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3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Dig-initial .</text:p>
          </table:table-cell>
          <table:table-cell/>
          <table:table-cell table:style-name="ce125"/>
          <table:table-cell/>
          <table:table-cell table:style-name="ce124"/>
          <table:table-cell/>
          <table:table-cell table:style-name="ce134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Dig-sup .</text:p>
          </table:table-cell>
          <table:table-cell/>
          <table:table-cell table:style-name="ce125"/>
          <table:table-cell/>
          <table:table-cell table:style-name="ce12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Dig-inf .</text:p>
          </table:table-cell>
          <table:table-cell/>
          <table:table-cell table:style-name="ce125"/>
          <table:table-cell/>
          <table:table-cell table:style-name="ce12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Dig-termi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Urinaire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Genital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Urinaire-sup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Urinaire-inf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Genital-sup .</text:p>
          </table:table-cell>
          <table:table-cell/>
          <table:table-cell table:style-name="ce125"/>
          <table:table-cell/>
          <table:table-cell table:style-name="ce12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Genital-inf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Respi-sup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monde-ext-1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Respi-inf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Respi-sup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-initial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monde-ext-2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-sup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Dig-initial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-inf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Dig-sup .</text:p>
          </table:table-cell>
          <table:table-cell/>
          <table:table-cell table:style-name="ce125"/>
          <table:table-cell/>
          <table:table-cell table:style-name="ce134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Dig-termi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Dig-inf .</text:p>
          </table:table-cell>
          <table:table-cell/>
          <table:table-cell table:style-name="ce125"/>
          <table:table-cell/>
          <table:table-cell table:style-name="ce137"/>
          <table:table-cell table:number-columns-repeated="1017"/>
        </table:table-row>
        <table:table-row table:style-name="ro1">
          <table:table-cell table:style-name="ce117" office:value-type="string" calcext:value-type="string">
            <text:p>anat:monde-ext-4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Sys-Dig-termi .</text:p>
          </table:table-cell>
          <table:table-cell/>
          <table:table-cell table:style-name="ce125"/>
          <table:table-cell/>
          <table:table-cell table:style-name="ce138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Urinaire-inf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Urinaire-sup .</text:p>
          </table:table-cell>
          <table:table-cell/>
          <table:table-cell table:style-name="ce125"/>
          <table:table-cell/>
          <table:table-cell table:style-name="ce137"/>
          <table:table-cell table:number-columns-repeated="1017"/>
        </table:table-row>
        <table:table-row table:style-name="ro1">
          <table:table-cell table:style-name="ce117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Sys-Urinaire-inf .</text:p>
          </table:table-cell>
          <table:table-cell/>
          <table:table-cell table:style-name="ce125"/>
          <table:table-cell/>
          <table:table-cell table:style-name="ce138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Sys-Genital-inf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Sys-Genital-sup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6" office:value-type="string" calcext:value-type="string">
            <text:p>anat:monde-ext-6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Sys-Genital-inf .</text:p>
          </table:table-cell>
          <table:table-cell/>
          <table:table-cell table:style-name="ce12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#anat:0monde-ext-6</text:p>
          </table:table-cell>
          <table:table-cell office:value-type="string" calcext:value-type="string">
            <text:p>anat:organ-prolonge</text:p>
          </table:table-cell>
          <table:table-cell table:style-name="ce131" office:value-type="string" calcext:value-type="string">
            <text:p>anat:0Sys-Genital-inf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17" office:value-type="string" calcext:value-type="string">
            <text:p>#anat:Sys-Genital-inf</text:p>
          </table:table-cell>
          <table:table-cell table:style-name="ce124" office:value-type="string" calcext:value-type="string">
            <text:p>anat:organ-prolonge</text:p>
          </table:table-cell>
          <table:table-cell table:style-name="ce131" office:value-type="string" calcext:value-type="string">
            <text:p>anat:0Sys-Genital-inf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gde-cavite-ant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R-cavite-orbitair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L-cavite-orbitair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nasal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sinus-spheno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ce13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R-sinus-ethmo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L-sinus-ethmo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sinus-frontal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R-sinus-max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L-sinus-max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sinus-aerien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buccal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ce136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16" office:value-type="string" calcext:value-type="string">
            <text:p>anat:gde-cavite-cou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ce136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sus-hyoid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sus-hyoide-sup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ce136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sus-hyoide-inf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visc-cou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ce13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visc-cou-sup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visc-cou-inf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thoraco-abdo-pelvi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thoraco-abdo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thoraciq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thoraciq-sup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thoraciq-inf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ce136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abdo-pelvi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abdo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0" office:value-type="string" calcext:value-type="string">
            <text:p>anat:cavite-abdo-sup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cavite-abdo-inf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cavite-pelvi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R-cavite-eustach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L-cavite-eustache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R-oreille-int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R-oreille-moy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ce136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R-oreille-ext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ex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L-oreille-int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0" office:value-type="string" calcext:value-type="string">
            <text:p>anat:L-oreille-moy</text:p>
          </table:table-cell>
          <table:table-cell table:style-name="ce127" office:value-type="string" calcext:value-type="string">
            <text:p>rdf:type</text:p>
          </table:table-cell>
          <table:table-cell table:style-name="ce131" office:value-type="string" calcext:value-type="string">
            <text:p>anat:cavite-an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1" office:value-type="string" calcext:value-type="string">
            <text:p>anat:L-oreille-ext</text:p>
          </table:table-cell>
          <table:table-cell table:style-name="ce128" office:value-type="string" calcext:value-type="string">
            <text:p>rdf:type</text:p>
          </table:table-cell>
          <table:table-cell table:style-name="ce132" office:value-type="string" calcext:value-type="string">
            <text:p>anat:cavite-ext .</text:p>
          </table:table-cell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2"/>
          <table:table-cell table:style-name="ce124"/>
          <table:table-cell table:style-name="ce133"/>
          <table:table-cell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12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24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echange-mde-ext .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echange-mde-ext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nas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nas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>
            <text:p>anat:cavite-nasale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muqueuse-cavt-nasal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inus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muqueuse-sinu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sinus-frontal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muqueuse-s-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sinus-spheno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muqueuse-s-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R-sinus-ethmo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R-muqueuse-s-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L-sinus-ethmo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L-muqueuse-s-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R-sinus-max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R-muqueuse-s-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L-sinus-max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L-muqueuse-s-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35" office:value-type="string" calcext:value-type="string">
            <text:p>anat:muqueuse-cavt-buccal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glandes-salivaire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glandes-sub-lingual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glandes-sub-mand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glandes-parot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nas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or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nas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or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laryng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cerv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contient</text:p>
          </table:table-cell>
          <table:table-cell table:style-name="ce124" office:value-type="string" calcext:value-type="string">
            <text:p>anat:laryngo-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sup</text:p>
          </table:table-cell>
          <table:table-cell office:value-type="string" calcext:value-type="string">
            <text:p>anat:contient</text:p>
          </table:table-cell>
          <table:table-cell table:style-name="ce134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cerv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coeur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thymu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trache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ce134" office:value-type="string" calcext:value-type="string">
            <text:p>anat: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137" office:value-type="string" calcext:value-type="string">
            <text:p>anat:R-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138" office:value-type="string" calcext:value-type="string">
            <text:p>anat:L-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137" office:value-type="string" calcext:value-type="string">
            <text:p>anat:R-poumo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138" office:value-type="string" calcext:value-type="string">
            <text:p>anat:L-poumo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thorax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rat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abdo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estomac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ntestin-grel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uodenu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1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2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2-sup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foi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l-hepatiq-commun-c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esicule-bili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ux-VB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pancrea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ux-pancrea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R-rei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L-rei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R-ves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L-ves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R-urete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ce136" office:value-type="string" calcext:value-type="string">
            <text:p>anat:L-urete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2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2-inf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3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4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jejunu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ileo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coecu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asc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-in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-termi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desc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-sygmoid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R-urete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ce136" office:value-type="string" calcext:value-type="string">
            <text:p>anat:L-urete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-sygmoid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rectum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l-anal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uret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essi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agin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uterus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R-trompe-falopp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L-trompe-falopp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R-ovaire .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ce136" office:value-type="string" calcext:value-type="string">
            <text:p>anat:L-ovaire .</text:p>
          </table:table-cell>
          <table:table-cell table:number-columns-repeated="1021"/>
        </table:table-row>
        <table:table-row table:style-name="ro1" table:number-rows-repeated="104826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nu CP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0" office:value-type="string" calcext:value-type="string">
            <text:p>anat:circuit-LCR</text:p>
          </table:table-cell>
          <table:table-cell table:style-name="ce141" office:value-type="string" calcext:value-type="string">
            <text:p>rdf:type</text:p>
          </table:table-cell>
          <table:table-cell table:style-name="ce142" office:value-type="string" calcext:value-type="string">
            <text:p>anat:Sys-liquidien-SNC .</text:p>
          </table:table-cell>
        </table:table-row>
        <table:table-row table:style-name="ro1">
          <table:table-cell table:style-name="ce125" office:value-type="string" calcext:value-type="string">
            <text:p>anat:gde-cavite-post</text:p>
          </table:table-cell>
          <table:table-cell table:style-name="ce123" office:value-type="string" calcext:value-type="string">
            <text:p>anat:contient</text:p>
          </table:table-cell>
          <table:table-cell table:style-name="ce136" office:value-type="string" calcext:value-type="string">
            <text:p>anat:circuit-LCR .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style-name="ce123" office:value-type="string" calcext:value-type="string">
            <text:p>anat:Sys-Glandes-Endo-post</text:p>
          </table:table-cell>
          <table:table-cell table:number-columns-repeated="2"/>
        </table:table-row>
      </table:table>
      <table:table table:name="reg vascu" table:style-name="ta1">
        <table:table-column table:style-name="co11" table:default-cell-style-name="Default"/>
        <table:table-column table:style-name="co8" table:default-cell-style-name="ce143"/>
        <table:table-column table:style-name="co12" table:default-cell-style-name="Default"/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ARTR-unite-centra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ron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c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cerv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thorax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lomb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pelvi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an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sca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pelv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avt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avt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ai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ai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uiss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uiss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jamb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jamb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i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i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epau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epau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oud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oud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oigne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oigne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hanch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hanch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gen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gen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hevil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hevil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VEIN-unite-centra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ron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c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cerv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thorax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lomb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pelvi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an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sca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pelv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avt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avt-bra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ai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ai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uiss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uiss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jamb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jamb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i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i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epau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epau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oud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oud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oigne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oigne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hanch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hanch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gen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genou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hevil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hevill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VEIN-region .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unite-centrale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cou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cervi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thorax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lombaire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pelvis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ant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moy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post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sup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moy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inf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sup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moy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inf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-sup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-inf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-sup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-inf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einture-scap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einture-pelv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embre-sup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embre-sup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embre-inf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embre-inf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bras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bras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avt-bras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avt-bras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ai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ai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uisse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uisse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jambe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jambe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pied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pied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epaule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epaule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oude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oude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poignet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poignet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hanche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hanche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genou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genou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heville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heville .</text:p>
          </table:table-cell>
        </table:table-row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unite-centrale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cou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cervi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thorax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lombaire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pelvis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ant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moy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post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sup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moy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inf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sup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moy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inf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-sup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-inf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-sup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-inf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einture-scap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einture-pelv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embre-sup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embre-sup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embre-inf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embre-inf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bras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bras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avt-bras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avt-bras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ai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ai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uisse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uisse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jambe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jambe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pied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pied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epaule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epaule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oude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oude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poignet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poignet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hanche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hanche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genou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genou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heville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heville .</text:p>
          </table:table-cell>
        </table:table-row>
      </table:table>
      <table:table table:name="reg artr-vein" table:style-name="ta1">
        <table:table-column table:style-name="co13" table:default-cell-style-name="ce145"/>
        <table:table-column table:style-name="co9" table:default-cell-style-name="ce143"/>
        <table:table-column table:style-name="co14" table:default-cell-style-name="ce150"/>
        <table:table-row table:style-name="ro1">
          <table:table-cell table:style-name="ce144" office:value-type="string" calcext:value-type="string">
            <text:p>anat:ARTR-unite-centrale</text:p>
          </table:table-cell>
          <table:table-cell table:style-name="ce147" office:value-type="string" calcext:value-type="string">
            <text:p>rdf:type</text:p>
          </table:table-cell>
          <table:table-cell table:style-name="ce149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VEIN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table:style-name="ce146" office:value-type="string" calcext:value-type="string">
            <text:p>anat:VEIN-L-cheville</text:p>
          </table:table-cell>
          <table:table-cell table:style-name="ce148" office:value-type="string" calcext:value-type="string">
            <text:p>rdf:type</text:p>
          </table:table-cell>
          <table:table-cell table:style-name="ce151" office:value-type="string" calcext:value-type="string">
            <text:p>anat:VEIN-region .</text:p>
          </table:table-cell>
        </table:table-row>
      </table:table>
      <table:table table:name="reg lymph" table:style-name="ta1">
        <table:table-column table:style-name="co11" table:default-cell-style-name="Default"/>
        <table:table-column table:style-name="co9" table:default-cell-style-name="ce143"/>
        <table:table-column table:style-name="co15" table:default-cell-style-name="ce136"/>
        <table:table-row table:style-name="ro1">
          <table:table-cell office:value-type="string" calcext:value-type="string">
            <text:p>anat:LYMPH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</table:table>
      <table:table table:name="CV" table:style-name="ta1">
        <table:table-column table:style-name="co16" table:default-cell-style-name="ce136"/>
        <table:table-column table:style-name="co17" table:default-cell-style-name="ce123"/>
        <table:table-column table:style-name="co18" table:default-cell-style-name="ce136"/>
        <table:table-column table:style-name="co9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anat:systemes-organiques</text:p>
          </table:table-cell>
          <table:table-cell table:style-name="ce126" office:value-type="string" calcext:value-type="string">
            <text:p>rdf:type</text:p>
          </table:table-cell>
          <table:table-cell table:style-name="ce129" office:value-type="string" calcext:value-type="string">
            <text:p>anat:Sys-Organique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Cardio-Vascu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liquidie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liquidien-para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echange-mde-ext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transi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echange-air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change-air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change-air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Dig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assimil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Dig-initial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Dig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Dig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Dig-term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vers-terre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evacu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vacu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evacu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cre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cre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creatio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Cardio-Vascu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Lymphatiq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echange-mde-ext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Respi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Dig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Uro-Gen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table:style-name="ce124" office:value-type="string" calcext:value-type="string">
            <text:p>rdf:type</text:p>
          </table:table-cell>
          <table:table-cell table:style-name="ce130" office:value-type="string" calcext:value-type="string">
            <text:p>anat:Sys-vers-terre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Urinaire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Genital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152" office:value-type="string" calcext:value-type="string">
            <text:p>anat:conduit-air-sup</text:p>
          </table:table-cell>
          <table:table-cell table:style-name="ce143" office:value-type="string" calcext:value-type="string">
            <text:p>rdf:type</text:p>
          </table:table-cell>
          <table:table-cell table:style-name="ce150" office:value-type="string" calcext:value-type="string">
            <text:p>anat:conduit-air .</text:p>
          </table:table-cell>
          <table:table-cell table:number-columns-repeated="5"/>
        </table:table-row>
        <table:table-row table:style-name="ro1">
          <table:table-cell table:style-name="ce152" office:value-type="string" calcext:value-type="string">
            <text:p>anat:conduit-air-inf</text:p>
          </table:table-cell>
          <table:table-cell table:style-name="ce143" office:value-type="string" calcext:value-type="string">
            <text:p>rdf:type</text:p>
          </table:table-cell>
          <table:table-cell table:style-name="ce150" office:value-type="string" calcext:value-type="string">
            <text:p>anat:conduit-air .</text:p>
          </table:table-cell>
          <table:table-cell table:number-columns-repeated="5"/>
        </table:table-row>
        <table:table-row table:style-name="ro1">
          <table:table-cell table:style-name="ce153" office:value-type="string" calcext:value-type="string">
            <text:p>anat:R-poumon</text:p>
          </table:table-cell>
          <table:table-cell table:style-name="ce143" office:value-type="string" calcext:value-type="string">
            <text:p>rdf:type</text:p>
          </table:table-cell>
          <table:table-cell table:style-name="ce150" office:value-type="string" calcext:value-type="string">
            <text:p>anat:organe-respi .</text:p>
          </table:table-cell>
          <table:table-cell table:number-columns-repeated="5"/>
        </table:table-row>
        <table:table-row table:style-name="ro1">
          <table:table-cell table:style-name="ce153" office:value-type="string" calcext:value-type="string">
            <text:p>anat:L-poumon</text:p>
          </table:table-cell>
          <table:table-cell table:style-name="ce143" office:value-type="string" calcext:value-type="string">
            <text:p>rdf:type</text:p>
          </table:table-cell>
          <table:table-cell table:style-name="ce150" office:value-type="string" calcext:value-type="string">
            <text:p>anat:organe-respi .</text:p>
          </table:table-cell>
          <table:table-cell table:number-columns-repeated="5"/>
        </table:table-row>
        <table:table-row table:style-name="ro1">
          <table:table-cell table:style-name="ce152" office:value-type="string" calcext:value-type="string">
            <text:p>anat:foie</text:p>
          </table:table-cell>
          <table:table-cell table:style-name="ce124" office:value-type="string" calcext:value-type="string">
            <text:p>rdf:type</text:p>
          </table:table-cell>
          <table:table-cell table:style-name="ce159" office:value-type="string" calcext:value-type="string">
            <text:p>anat:organe-dig .</text:p>
          </table:table-cell>
          <table:table-cell table:number-columns-repeated="5"/>
        </table:table-row>
        <table:table-row table:style-name="ro1">
          <table:table-cell table:style-name="ce152" office:value-type="string" calcext:value-type="string">
            <text:p>anat:R-rein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urinaire .</text:p>
          </table:table-cell>
          <table:table-cell table:number-columns-repeated="5"/>
        </table:table-row>
        <table:table-row table:style-name="ro1">
          <table:table-cell table:style-name="ce152" office:value-type="string" calcext:value-type="string">
            <text:p>anat:L-rein</text:p>
          </table:table-cell>
          <table:table-cell table:style-name="ce124" office:value-type="string" calcext:value-type="string">
            <text:p>rdf:type</text:p>
          </table:table-cell>
          <table:table-cell table:style-name="ce159" office:value-type="string" calcext:value-type="string">
            <text:p>anat:organe-urinaire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musculo-sq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support-mvt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osteo-art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support-arti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osseux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support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arti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glissement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lgmt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organisation-arti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mscl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ys-mobilisateur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osteo-arti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mscl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osseux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arti .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30" office:value-type="string" calcext:value-type="string">
            <text:p>anat:Sys-lgmt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circuit-LCR</text:p>
          </table:table-cell>
          <table:table-cell table:style-name="ce156" office:value-type="string" calcext:value-type="string">
            <text:p>rdf:type</text:p>
          </table:table-cell>
          <table:table-cell table:style-name="ce159" office:value-type="string" calcext:value-type="string">
            <text:p>anat:Sys-liquidien-SNC .</text:p>
          </table:table-cell>
          <table:table-cell table:number-columns-repeated="5"/>
        </table:table-row>
        <table:table-row table:style-name="ro1">
          <table:table-cell table:style-name="ce154" office:value-type="string" calcext:value-type="string">
            <text:p>anat:organes-lymphatiques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1aires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thymus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1aire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elle-rouge-os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1aire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elle-rouge-os-UC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1aire-subdi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elle-rouge-os-longs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1aire-subdi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2aires</text:p>
          </table:table-cell>
          <table:table-cell office:value-type="string" calcext:value-type="string">
            <text:p>rdf:type</text:p>
          </table:table-cell>
          <table:table-cell table:style-name="ce130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ganglion-lymph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lymph-muqueuses</text:p>
          </table:table-cell>
          <table:table-cell office:value-type="string" calcext:value-type="string">
            <text:p>rdf:type</text:p>
          </table:table-cell>
          <table:table-cell table:style-name="ce159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145"/>
          <table:table-cell/>
          <table:table-cell table:style-name="ce159"/>
          <table:table-cell table:number-columns-repeated="5"/>
        </table:table-row>
        <table:table-row table:style-name="ro1">
          <table:table-cell table:style-name="ce116" office:value-type="string" calcext:value-type="string">
            <text:p>anat:Sys-Lymphatiq</text:p>
          </table:table-cell>
          <table:table-cell office:value-type="string" calcext:value-type="string">
            <text:p>anat:comprend</text:p>
          </table:table-cell>
          <table:table-cell table:style-name="ce150" office:value-type="string" calcext:value-type="string">
            <text:p>anat:organes-lymphatiques .</text:p>
          </table:table-cell>
          <table:table-cell table:number-columns-repeated="5"/>
        </table:table-row>
        <table:table-row table:style-name="ro1">
          <table:table-cell table:style-name="ce154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150" office:value-type="string" calcext:value-type="string">
            <text:p>anat:organes-lymph-1aires .</text:p>
          </table:table-cell>
          <table:table-cell table:number-columns-repeated="5"/>
        </table:table-row>
        <table:table-row table:style-name="ro1">
          <table:table-cell table:style-name="ce154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150" office:value-type="string" calcext:value-type="string">
            <text:p>anat:organes-lymph-2aires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thymus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moelle-rouge-os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moelle-rouge-os-UC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moelle-rouge-os-longs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rate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table:style-name="ce159" office:value-type="string" calcext:value-type="string">
            <text:p>anat:sys-ganglion-lymph .</text:p>
          </table:table-cell>
          <table:table-cell table:number-columns-repeated="5"/>
        </table:table-row>
        <table:table-row table:style-name="ro1">
          <table:table-cell table:style-name="ce155" office:value-type="string" calcext:value-type="string">
            <text:p>anat:organes-lymph-2aires</text:p>
          </table:table-cell>
          <table:table-cell table:style-name="ce124" office:value-type="string" calcext:value-type="string">
            <text:p>anat:comprend</text:p>
          </table:table-cell>
          <table:table-cell table:style-name="ce159" office:value-type="string" calcext:value-type="string">
            <text:p>anat:sys-lymph-muqueuses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Respi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conduit-air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R-poumo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L-poumo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sup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conduit-air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R-poumo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L-poumo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Dig-initial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Genital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Genital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Genital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Genital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Urinaire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Urinaire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Urinaire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Sys-Urinaire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Urinaire-sup</text:p>
          </table:table-cell>
          <table:table-cell table:style-name="Default" office:value-type="string" calcext:value-type="string">
            <text:p>anat:comprend</text:p>
          </table:table-cell>
          <table:table-cell table:style-name="ce159" office:value-type="string" calcext:value-type="string">
            <text:p>anat:R-rei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Urinaire-sup</text:p>
          </table:table-cell>
          <table:table-cell table:style-name="ce157" office:value-type="string" calcext:value-type="string">
            <text:p>anat:comprend</text:p>
          </table:table-cell>
          <table:table-cell table:style-name="ce159" office:value-type="string" calcext:value-type="string">
            <text:p>anat:L-rein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monde-ext-1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Respi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conduit-air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monde-ext-1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conduit-air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-initial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monde-ext-2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Dig-initial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Dig-termi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nde-ext-4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Urinaire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Urinaire-sup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monde-ext-5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Urinaire-inf .</text:p>
          </table:table-cell>
          <table:table-cell table:number-columns-repeated="5"/>
        </table:table-row>
        <table:table-row table:style-name="ro1">
          <table:table-cell table:style-name="ce145" office:value-type="string" calcext:value-type="string">
            <text:p>anat:Sys-Genital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159" office:value-type="string" calcext:value-type="string">
            <text:p>anat:Sys-Genital-sup .</text:p>
          </table:table-cell>
          <table:table-cell table:number-columns-repeated="5"/>
        </table:table-row>
        <table:table-row table:style-name="ro1">
          <table:table-cell table:style-name="ce146" office:value-type="string" calcext:value-type="string">
            <text:p>anat:monde-ext-6</text:p>
          </table:table-cell>
          <table:table-cell table:style-name="ce158" office:value-type="string" calcext:value-type="string">
            <text:p>anat:organ-prolonge</text:p>
          </table:table-cell>
          <table:table-cell table:style-name="ce160" office:value-type="string" calcext:value-type="string">
            <text:p>anat:Sys-Genital-inf .</text:p>
          </table:table-cell>
          <table:table-cell table:number-columns-repeated="5"/>
        </table:table-row>
        <table:table-row table:style-name="ro1">
          <table:table-cell table:style-name="ce124" table:number-columns-repeated="3"/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Cardio-Vascu</text:p>
          </table:table-cell>
          <table:table-cell table:style-name="ce124" office:value-type="string" calcext:value-type="string">
            <text:p>rdf:type</text:p>
          </table:table-cell>
          <table:table-cell table:style-name="ce124" office:value-type="string" calcext:value-type="string">
            <text:p>anat:Sys-liquidie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D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G</text:p>
          </table:table-cell>
          <table:table-cell table:style-name="ce124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pilair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sang-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artr-Sys-sang-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vein-Sys-sang-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sang-C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artr-Sys-sang-C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vein-Sys-sang-CO2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tronc-vascu-central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sous-hepatiqu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#...</text:p>
          </table:table-cell>
          <table:table-cell/>
          <table:table-cell table:style-name="Default"/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sus-hepatiqu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#...</text:p>
          </table:table-cell>
          <table:table-cell/>
          <table:table-cell table:style-name="Default"/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api-circu-sanguin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vein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capi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office:value-type="string" calcext:value-type="string">
            <text:p>anat:artr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vein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capi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136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oreillett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oreillett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rdio-Vascu</text:p>
          </table:table-cell>
          <table:table-cell office:value-type="string" calcext:value-type="string">
            <text:p>anat:comprend</text:p>
          </table:table-cell>
          <table:table-cell table:style-name="ce161"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rdio-Vascu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vasculair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arteriel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capilaire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sang-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Sys-sang-C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etite-circu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rande-Circulation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Sys-sang-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Sys-sang-C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ys-sang-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ys-sang-C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pi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pi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artr-Sys-sang-O2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vein-Sys-sang-O2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D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artr-Sys-sang-C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table:style-name="ce123" office:value-type="string" calcext:value-type="string">
            <text:p>anat:vein-Sys-sang-CO2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artr-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roix-vascu-centr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roix-vascu-centr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 .</text:p>
          </table:table-cell>
          <table:table-cell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sup .</text:p>
          </table:table-cell>
          <table:table-cell/>
          <table:table-cell table:style-name="ce136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inf .</text:p>
          </table:table-cell>
          <table:table-cell/>
          <table:table-cell table:style-name="ce136"/>
          <table:table-cell table:style-name="ce123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i .</text:p>
          </table:table-cell>
          <table:table-cell/>
          <table:table-cell table:style-name="ce136"/>
          <table:table-cell table:style-name="ce123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sup .</text:p>
          </table:table-cell>
          <table:table-cell/>
          <table:table-cell table:style-name="ce136"/>
          <table:table-cell table:style-name="ce123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f .</text:p>
          </table:table-cell>
          <table:table-cell/>
          <table:table-cell table:style-name="ce136"/>
          <table:table-cell table:style-name="ce123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termi .</text:p>
          </table:table-cell>
          <table:table-cell/>
          <table:table-cell table:style-name="ce136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sup .</text:p>
          </table:table-cell>
          <table:table-cell/>
          <table:table-cell table:style-name="ce136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inf .</text:p>
          </table:table-cell>
          <table:table-cell/>
          <table:table-cell table:style-name="ce136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sup .</text:p>
          </table:table-cell>
          <table:table-cell/>
          <table:table-cell table:style-name="ce136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inf .</text:p>
          </table:table-cell>
          <table:table-cell table:number-columns-repeated="2"/>
          <table:table-cell table:style-name="ce123"/>
          <table:table-cell table:style-name="ce136"/>
          <table:table-cell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inf .</text:p>
          </table:table-cell>
          <table:table-cell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o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style-name="ce123"/>
          <table:table-cell table:number-columns-repeated="4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vein-circu-dig-termi .</text:p>
          </table:table-cell>
          <table:table-cell table:style-name="ce123"/>
          <table:table-cell table:number-columns-repeated="4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s-endocrin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s-endocrin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</text:p>
          </table:table-cell>
          <table:table-cell table:style-name="Default" office:value-type="string" calcext:value-type="string">
            <text:p>anat:part-comprend</text:p>
          </table:table-cell>
          <table:table-cell table:style-name="Default" office:value-type="string" calcext:value-type="string">
            <text:p>anat: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table:style-name="Default" office:value-type="string" calcext:value-type="string">
            <text:p>anat:part-comprend</text:p>
          </table:table-cell>
          <table:table-cell table:style-name="Default"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oelle-rouge</text:p>
          </table:table-cell>
          <table:table-cell table:style-name="Default" office:value-type="string" calcext:value-type="string">
            <text:p>anat:part-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oelle-rouge</text:p>
          </table:table-cell>
          <table:table-cell table:style-name="Default" office:value-type="string" calcext:value-type="string">
            <text:p>anat:part-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nat:coeur-ventricul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oreillett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oreillette-G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asculair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erie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capilaire</text:p>
          </table:table-cell>
          <table:table-cell table:style-name="Default" office:value-type="string" calcext:value-type="string">
            <text:p>anat:vascu-prolonge</text:p>
          </table:table-cell>
          <table:table-cell table:style-name="ce123" office:value-type="string" calcext:value-type="string">
            <text:p>anat:Sys-arteriel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veineux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Sys-capilai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table:style-name="ce134" office:value-type="string" calcext:value-type="string">
            <text:p>anat:Sys-Respi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echange-mde-ext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table:style-name="ce134" office:value-type="string" calcext:value-type="string">
            <text:p>anat:Sys-Resp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table:style-name="ce134" office:value-type="string" calcext:value-type="string">
            <text:p>anat:Sys-Respi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nduit-air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table:style-name="ce134" office:value-type="string" calcext:value-type="string">
            <text:p>anat:Sys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nduit-air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rat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162" office:value-type="string" calcext:value-type="string">
            <text:p>anat:rat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124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124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124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foi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ircu-porte-di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foi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vein-sous-hepatiqu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sus-hepatique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foi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vein-s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Urinair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R-rei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L-rei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Sys-Urinaire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musculo-sq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osteo-art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osseux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art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lgmt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table:style-name="ce123" office:value-type="string" calcext:value-type="string">
            <text:p>anat:Sys-msc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it-LC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-LCR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-UC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-long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artr-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vein-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capi-circu-circuits-endocrines</text:p>
          </table:table-cell>
          <table:table-cell table:style-name="Default" table:number-columns-repeated="2"/>
          <table:table-cell table:number-columns-repeated="5"/>
        </table:table-row>
      </table:table>
      <table:table table:name="lymph" table:style-name="ta1">
        <table:table-column table:style-name="co5" table:default-cell-style-name="Default"/>
        <table:table-column table:style-name="co8" table:default-cell-style-name="ce123"/>
        <table:table-column table:style-name="co21" table:default-cell-style-name="Default"/>
        <table:table-row table:style-name="ro1">
          <table:table-cell table:style-name="ce123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ys-liquidien-para .</text:p>
          </table:table-cell>
        </table:table-row>
        <table:table-row table:style-name="ro1">
          <table:table-cell table:style-name="ce123" office:value-type="string" calcext:value-type="string">
            <text:p>#anat:Sys-Lymphatiq-C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ous-sys-liquidien-para .</text:p>
          </table:table-cell>
        </table:table-row>
        <table:table-row table:style-name="ro1">
          <table:table-cell table:style-name="ce123" office:value-type="string" calcext:value-type="string">
            <text:p>#anat:Sys-Lymphatiq-P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ous-sys-liquidien-para .</text:p>
          </table:table-cell>
        </table:table-row>
        <table:table-row table:style-name="ro1">
          <table:table-cell table:style-name="ce161" office:value-type="string" calcext:value-type="string">
            <text:p>anat:organes-lymphatiques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ous-sys-liquidien-para .</text:p>
          </table:table-cell>
        </table:table-row>
        <table:table-row table:style-name="ro1">
          <table:table-cell table:style-name="ce163" office:value-type="string" calcext:value-type="string">
            <text:p>anat:organes-lymph-1aires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ous-sys-liquidien-para .</text:p>
          </table:table-cell>
        </table:table-row>
        <table:table-row table:style-name="ro1">
          <table:table-cell office:value-type="string" calcext:value-type="string">
            <text:p>anat:thym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 .</text:p>
          </table:table-cell>
        </table:table-row>
        <table:table-row table:style-name="ro1">
          <table:table-cell office:value-type="string" calcext:value-type="string">
            <text:p>anat:moelle-rouge-os-U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-subdi .</text:p>
          </table:table-cell>
        </table:table-row>
        <table:table-row table:style-name="ro1">
          <table:table-cell office:value-type="string" calcext:value-type="string">
            <text:p>anat:moelle-rouge-os-long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-subdi .</text:p>
          </table:table-cell>
        </table:table-row>
        <table:table-row table:style-name="ro1">
          <table:table-cell table:style-name="ce163" office:value-type="string" calcext:value-type="string">
            <text:p>anat:organes-lymph-2aires</text:p>
          </table:table-cell>
          <table:table-cell office:value-type="string" calcext:value-type="string">
            <text:p>rdf:type</text:p>
          </table:table-cell>
          <table:table-cell table:style-name="ce123" office:value-type="string" calcext:value-type="string">
            <text:p>anat:sous-sys-liquidien-para .</text:p>
          </table:table-cell>
        </table:table-row>
        <table:table-row table:style-name="ro1">
          <table:table-cell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office:value-type="string" calcext:value-type="string">
            <text:p>anat:sys-ganglion-lymph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office:value-type="string" calcext:value-type="string">
            <text:p>anat:sys-lymph-muqueus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3" office:value-type="string" calcext:value-type="string">
            <text:p>anat:Sys-Lymphatiq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organes-lymphatiques .</text:p>
          </table:table-cell>
        </table:table-row>
        <table:table-row table:style-name="ro1">
          <table:table-cell table:style-name="ce161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organes-lymph-1aires .</text:p>
          </table:table-cell>
        </table:table-row>
        <table:table-row table:style-name="ro1">
          <table:table-cell table:style-name="ce161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organes-lymph-2aires .</text:p>
          </table:table-cell>
        </table:table-row>
        <table:table-row table:style-name="ro1">
          <table:table-cell table:style-name="ce163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thymus .</text:p>
          </table:table-cell>
        </table:table-row>
        <table:table-row table:style-name="ro1">
          <table:table-cell table:style-name="ce163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-UC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-longs .</text:p>
          </table:table-cell>
        </table:table-row>
        <table:table-row table:style-name="ro1">
          <table:table-cell table:style-name="ce163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ate .</text:p>
          </table:table-cell>
        </table:table-row>
        <table:table-row table:style-name="ro1">
          <table:table-cell table:style-name="ce163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ganglion-lymph .</text:p>
          </table:table-cell>
        </table:table-row>
        <table:table-row table:style-name="ro1">
          <table:table-cell table:style-name="ce163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lymph-muqueuses .</text:p>
          </table:table-cell>
        </table:table-row>
        <table:table-row table:style-name="ro1">
          <table:table-cell table:style-name="ce163"/>
          <table:table-cell table:style-name="Default"/>
          <table:table-cell/>
        </table:table-row>
      </table:table>
      <table:table table:name="respi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143"/>
        <table:table-column table:style-name="co4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34" office:value-type="string" calcext:value-type="string">
            <text:p>anat:Sys-echange-gaz .</text:p>
          </table:table-cell>
          <table:table-cell/>
        </table:table-row>
        <table:table-row table:style-name="ro2">
          <table:table-cell office:value-type="string" calcext:value-type="string">
            <text:p>anat:voies-aerienne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echange-gaz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ant-vestibu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-compartiment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-ant-lacrym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-post-respirato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-sup-olfactiv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fosse-nasale-osseuse-fa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s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in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m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la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lat-pre-turbina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fosse-nasale-osseuse-face-lat-turbina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muqueuse-cavt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uqueuse .</text:p>
          </table:table-cell>
          <table:table-cell/>
        </table:table-row>
        <table:table-row table:style-name="ro2">
          <table:table-cell office:value-type="string" calcext:value-type="string">
            <text:p>anat:L-fosse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ant-vestibu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-compartiment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-ant-lacrym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-post-respirato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-sup-olfactiv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fosse-nasale-osseuse-fa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s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in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m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la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lat-pre-turbina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fosse-nasale-osseuse-face-lat-turbina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L-muqueuse-cavt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uqueuse .</text:p>
          </table:table-cell>
          <table:table-cell/>
        </table:table-row>
        <table:table-row table:style-name="ro2">
          <table:table-cell office:value-type="string" calcext:value-type="string">
            <text:p>anat:septum-nas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teo-carti .</text:p>
          </table:table-cell>
          <table:table-cell/>
        </table:table-row>
        <table:table-row table:style-name="ro2">
          <table:table-cell office:value-type="string" calcext:value-type="string">
            <text:p>anat:septum-nasal-osse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carti-sept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cartilages-nez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R-carti-nari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R-carti-lat-nez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L-carti-nari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L-carti-lat-nez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/>
        </table:table-row>
        <table:table-row table:style-name="ro2">
          <table:table-cell office:value-type="string" calcext:value-type="string">
            <text:p>anat:orifices-cavite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groupe .</text:p>
          </table:table-cell>
          <table:table-cell/>
        </table:table-row>
        <table:table-row table:style-name="ro2">
          <table:table-cell office:value-type="string" calcext:value-type="string">
            <text:p>anat:narin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 .</text:p>
          </table:table-cell>
          <table:table-cell/>
        </table:table-row>
        <table:table-row table:style-name="ro3">
          <table:table-cell office:value-type="string" calcext:value-type="string">
            <text:p>anat:R-nari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orifice</text:span> .</text:p>
          </table:table-cell>
          <table:table-cell/>
        </table:table-row>
        <table:table-row table:style-name="ro3">
          <table:table-cell office:value-type="string" calcext:value-type="string">
            <text:p>anat:L-nari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orifice</text:span> .</text:p>
          </table:table-cell>
          <table:table-cell/>
        </table:table-row>
        <table:table-row table:style-name="ro2">
          <table:table-cell office:value-type="string" calcext:value-type="string">
            <text:p>anat:orifice-piriforme-nez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choanes-orifice-nasal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R-choane-orifice-nasal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L-choane-orifice-nasal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os-cavite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bone-group .</text:p>
          </table:table-cell>
          <table:table-cell/>
        </table:table-row>
        <table:table-row table:style-name="ro2">
          <table:table-cell office:value-type="string" calcext:value-type="string">
            <text:p>anat:meats-nasa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R-meats-nasa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R-mea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R-meat-moy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R-mea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lacrymal .</text:p>
          </table:table-cell>
          <table:table-cell/>
        </table:table-row>
        <table:table-row table:style-name="ro2">
          <table:table-cell office:value-type="string" calcext:value-type="string">
            <text:p>anat:L-meats-nasa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L-mea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L-meat-moy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L-mea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lacrymal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muqueuse-sin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uqueuse .</text:p>
          </table:table-cell>
          <table:table-cell/>
        </table:table-row>
        <table:table-row table:style-name="ro2">
          <table:table-cell office:value-type="string" calcext:value-type="string">
            <text:p>anat:R-sinus-front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canal-naso-front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L-sinus-front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canal-naso-front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sinus-sphenoid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orifice-sphenoid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R-sinus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ostium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R-infundibulum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R-hiatus-semi-lun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L-sinus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ostium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L-infundibulum-maxi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nal-aerien .</text:p>
          </table:table-cell>
          <table:table-cell/>
        </table:table-row>
        <table:table-row table:style-name="ro2">
          <table:table-cell office:value-type="string" calcext:value-type="string">
            <text:p>anat:L-hiatus-semi-lun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ifice-osseux .</text:p>
          </table:table-cell>
          <table:table-cell/>
        </table:table-row>
        <table:table-row table:style-name="ro2">
          <table:table-cell office:value-type="string" calcext:value-type="string">
            <text:p>anat:R-sinus-ethmoid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groupe-prebul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cellules-nasa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racine-processus-uncifor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R-cellules-orbita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racine-bulle-ethmoid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R-groupe-bul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cellules-bull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racine-cloisonnante-cornet-nasal-moy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group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R-racine-cloisonnante-cornet-nasal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R-groupe-pre-sphenoidal-Onod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sinus-ethmoid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groupe-prebul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cellules-nasa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racine-processus-uncifor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L-cellules-orbita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racine-bulle-ethmoid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L-groupe-bul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cellules-bull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racine-cloisonnante-cornet-nasal-moy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group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L-racine-cloisonnante-cornet-nasal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loison-osseuse .</text:p>
          </table:table-cell>
          <table:table-cell/>
        </table:table-row>
        <table:table-row table:style-name="ro2">
          <table:table-cell office:value-type="string" calcext:value-type="string">
            <text:p>anat:L-groupe-pre-sphenoidal-Onod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vite-aerienne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naso-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oro-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aryngo-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muqueuse-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uqueuse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echange-gaz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trache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ou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s-lo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lobai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lobai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lobair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apical-B1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post-B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ant-B3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moy_lat-B4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moy_medial-B5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sup-B6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mediobasal-B7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anterobasal-B8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laterobasal-B9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posterobasal-B10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pical_apical-B1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pical_ant-B1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post_apical-B2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post_post-B2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nt_post-B3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nt_ant-B3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lat_post-B4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lat_ant-B4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medial_sup-B5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medial_inf-B5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commune-B6a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medial-B6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sup-B6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lat-B6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mediobasal_ant-B7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mediobasal_median-B7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anterobasal_lat-B8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anterobasal_basal-B8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laterobasal_lat-B9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laterobasal_basal-B9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posterobasal_laterobasal-B10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posterobasal_mediobasal-B10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pical-B1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pical-B1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nt-B1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nt-B1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apical-B2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apical-B2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post-B2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post-B2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post-B3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post-B3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ant-B3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ant-B3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post-B4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post-B4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ant-B4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ant-B4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sup-B5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sup-B5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inf-B5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inf-B5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medial-B6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medial-B6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sup-B6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sup-B6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lat-B6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lat-B6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ant-B7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ant-B7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median-B7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median-B7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lat-B8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lat-B8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basal-B8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basal-B8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lat-B9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lat-B9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basal-B9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basal-B9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laterobasal-B10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laterobasal-B10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mediobasal-B10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mediobasal-B10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2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2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2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2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3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3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3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3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4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4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4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4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5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5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5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5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6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7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7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7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7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8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8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8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8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9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9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9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9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0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0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0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R-bronchioles-B10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ou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s-lo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lobai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lobai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sup_apico-post-B1-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sup_ant-B3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lingulr_sup-B4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lingulr_inf-B5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apical-B6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tronc-basal-anteromedial-B7-8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-anteromedial_mediobasal-B7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-anteromedial_anterobasal-B8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laterobasal-B9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posterobasal-B10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erien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apical-B1-2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ant-B1-2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lat-B1-2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lat-B3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ant-B3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post-B3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sup_post-B4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sup_ant-B4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inf_sup-B5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inf_inf-B5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commune-B6a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medial-B6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sup-B6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lat-B6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mediobasal_anterolateral-B7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mediobasal_anteromedial-B7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anterobasal_lat-B8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anterobasal_basal-B8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laterobasal_lateral-B9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laterobasal_basal-B9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posterobasal_laterobasal-B10a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posterobasal_mediobasal-B10b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pical-B1-2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pical-B1-2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nt-B1-2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nt-B1-2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lat-B1-2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lat-B1-2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lat-B3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lat-B3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ant-B3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ant-B3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post-B3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post-B3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post-B4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post-B4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ant-B4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ant-B4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sup-B5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sup-B5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inf-B5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inf-B5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medial-B6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medial-B6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sup-B6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sup-B6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lat-B6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lat-B6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lateral-B7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lateral-B7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medial-B7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medial-B7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lat-B8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lat-B8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basal-B8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basal-B8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lateral-B9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lateral-B9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basal-B9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basal-B9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laterobasal-B10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laterobasal-B10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mediobasal-B10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mediobasal-B10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-2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3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4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4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4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4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5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5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5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5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c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6c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7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7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7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7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8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8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8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8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9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9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9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9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0a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0a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0b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L-bronchioles-B10bi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erien .</text:p>
          </table:table-cell>
          <table:table-cell/>
        </table:table-row>
        <table:table-row table:style-name="ro2">
          <table:table-cell office:value-type="string" calcext:value-type="string">
            <text:p>anat:poumons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pical_apical-B1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sup-apical_ant-B1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sup-post_apical-B2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sup-post_post-B2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sup-ant_post-B3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sup-ant_ant-B3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moy-lat_post-B4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moy-lat_ant-B4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moy-medial_sup-B5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moy-medial_inf-B5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sup_medial-B6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sup_sup-B6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sup_lat-B6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mediobasal_ant-B7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mediobasal_median-B7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anterobasal_lat-B8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anterobasal_basal-B8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laterobasal_lat-B9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laterobasal_basal-B9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posterobasal_laterobasal-B10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sous-sgmt_inf-posterobasal_mediobasal-B10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pical_apical-B1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pical_apical-B1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pical_ant-B1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pical_ant-B1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post_apical-B2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post_apical-B2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post_post-B2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post_post-B2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nt_post-B3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nt_post-B3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nt_ant-B3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sup-ant_ant-B3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lat_post-B4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lat_post-B4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lat_ant-B4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lat_ant-B4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medial_sup-B5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medial_sup-B5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medial_inf-B5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moy-medial_inf-B5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medial-B6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medial-B6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sup-B6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sup-B6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lat-B6c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sup_lat-B6c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mediobasal_ant-B7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mediobasal_ant-B7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mediobasal_median-B7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mediobasal_median-B7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anterobasal_lat-B8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anterobasal_lat-B8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anterobasal_basal-B8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anterobasal_basal-B8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laterobasal_lat-B9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laterobasal_lat-B9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laterobasal_basal-B9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laterobasal_basal-B9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posterobasal_laterobasal-B10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posterobasal_laterobasal-B10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posterobasal_mediobasal-B10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poumon-petit-sous-sgmt_inf-posterobasal_mediobasal-B10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R-hile-poumo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grande-scissure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cissure .</text:p>
          </table:table-cell>
          <table:table-cell/>
        </table:table-row>
        <table:table-row table:style-name="ro2">
          <table:table-cell office:value-type="string" calcext:value-type="string">
            <text:p>anat:R-petite-scissure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cissure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apical-B1-2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sup-apico-post_ant-B1-2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sup-apico-post_lat-B1-2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sup-ant_lat-B3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sup-ant_ant-B3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sup-ant_post-B3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lingulr-sup_post-B4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lingulr-sup_ant-B4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lingulr-inf_sup-B5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lingulr-inf_inf-B5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pical_medial-B6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pical_sup-B6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pical_lat-B6c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_mediobasal-B7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-mediobasal_anterolateral-B7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-mediobasal_anteromedial-B7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_anterobasal-B8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-anterobasal_lat-B8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anteromedial-anterobasal_basal-B8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laterobasal_lateral-B9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laterobasal_basal-B9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posterobasal_laterobasal-B10a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sous-sgmt_inf-posterobasal_mediobasal-B10b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apical-B1-2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apical-B1-2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ant-B1-2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ant-B1-2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lat-B1-2c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pico-post_lat-B1-2c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lat-B3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lat-B3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ant-B3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ant-B3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post-B3c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sup-ant_post-B3c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sup_post-B4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sup_post-B4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sup_ant-B4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sup_ant-B4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inf_sup-B5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inf_sup-B5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inf_inf-B5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lingulr-inf_inf-B5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medial-B6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medial-B6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sup-B6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sup-B6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lat-B6c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pical_lat-B6c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mediobasal_anterolateral-B7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mediobasal_anterolateral-B7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mediobasal_anteromedial-B7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mediobasal_anteromedial-B7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anterobasal_lat-B8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anterobasal_lat-B8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anterobasal_basal-B8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anteromedial-anterobasal_basal-B8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laterobasal_lateral-B9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laterobasal_lateral-B9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laterobasal_basal-B9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laterobasal_basal-B9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posterobasal_laterobasal-B10a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posterobasal_laterobasal-B10a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posterobasal_mediobasal-B10b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poumon-petit-sous-sgmt_inf-posterobasal_mediobasal-B10bii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 table:style-name="ce143"/>
        </table:table-row>
        <table:table-row table:style-name="ro2">
          <table:table-cell office:value-type="string" calcext:value-type="string">
            <text:p>anat:L-hile-poumo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grande-scissure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cissure .</text:p>
          </table:table-cell>
          <table:table-cell/>
        </table:table-row>
        <table:table-row table:style-name="ro2">
          <table:table-cell office:value-type="string" calcext:value-type="string">
            <text:p>anat:fascia-pulmon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fascia-endothorac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fascia-endothorac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membrane-supra-pleu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membrane-sous-pleu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fascia-phrenic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fascia-endothorac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membrane-supra-pleu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membrane-sous-pleu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fascia-phrenic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plev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viscerale-cos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viscerale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viscerale-mediastin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plis-pleural-petite-scissu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plis-pleural-grande-scissu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parietale-cos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parietale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plevre-parietale-mediastin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cessus-pleural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cessus-pleural-costo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cessus-pleural-costo-mediastinal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cessus-pleural-vertebro-mediastin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recessus-pleural-phrenico-mediastin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visce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viscerale-cos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viscerale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viscerale-mediastin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plis-pleural-grande-scissu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parietale-cost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parietale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plevre-parietale-mediastin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cessus-pleural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cessus-pleural-costo-diaphragma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cessus-pleural-costo-mediastinal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cessus-pleural-vertebro-mediastin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recessus-pleural-phrenico-mediastin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domes-pleurau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R-dome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-dome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fascia .</text:p>
          </table:table-cell>
          <table:table-cell/>
        </table:table-row>
        <table:table-row table:style-name="ro2">
          <table:table-cell office:value-type="string" calcext:value-type="string">
            <text:p>anat:lgmts-pulmon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/>
        </table:table-row>
        <table:table-row table:style-name="ro2">
          <table:table-cell office:value-type="string" calcext:value-type="string">
            <text:p>anat:R-lgmt-pulmonaire-triangu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R-lgmt-pulmonaire-triangulaire-feuille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feuillet-ligamentaire</text:span> .</text:p>
          </table:table-cell>
          <table:table-cell/>
        </table:table-row>
        <table:table-row table:style-name="ro2">
          <table:table-cell office:value-type="string" calcext:value-type="string">
            <text:p>anat:R-lgmt-pulmonaire-triangulaire-feuillet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feuillet-ligamentaire</text:span> .</text:p>
          </table:table-cell>
          <table:table-cell/>
        </table:table-row>
        <table:table-row table:style-name="ro2">
          <table:table-cell office:value-type="string" calcext:value-type="string">
            <text:p>anat:L-lgmt-pulmonaire-triangul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-lgmt-pulmonaire-triangulaire-feuille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feuillet-ligamentaire</text:span> .</text:p>
          </table:table-cell>
          <table:table-cell/>
        </table:table-row>
        <table:table-row table:style-name="ro2">
          <table:table-cell office:value-type="string" calcext:value-type="string">
            <text:p>anat:L-lgmt-pulmonaire-triangulaire-feuillet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<text:span text:style-name="T1">anat:feuillet-ligamentaire</text:span> .</text:p>
          </table:table-cell>
          <table:table-cell/>
        </table:table-row>
        <table:table-row table:style-name="ro2">
          <table:table-cell office:value-type="string" calcext:value-type="string">
            <text:p>anat:lgmt-inter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/>
        </table:table-row>
        <table:table-row table:style-name="ro2">
          <table:table-cell office:value-type="string" calcext:value-type="string">
            <text:p>anat:lgmts-vertebr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/>
        </table:table-row>
        <table:table-row table:style-name="ro2">
          <table:table-cell office:value-type="string" calcext:value-type="string">
            <text:p>anat:R-lgmt-vertebr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-lgmt-vertebr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gmts-transvers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/>
        </table:table-row>
        <table:table-row table:style-name="ro2">
          <table:table-cell office:value-type="string" calcext:value-type="string">
            <text:p>anat:R-lgmt-transvers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-lgmt-transvers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gmts-cost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/>
        </table:table-row>
        <table:table-row table:style-name="ro2">
          <table:table-cell office:value-type="string" calcext:value-type="string">
            <text:p>anat:R-lgmt-cost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 office:value-type="string" calcext:value-type="string">
            <text:p>anat:L-lgmt-costo-pleur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igament .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oies-aeriennes-sup .</text:p>
          </table:table-cell>
          <table:table-cell/>
        </table:table-row>
        <table:table-row table:style-name="ro2">
          <table:table-cell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oies-aeriennes-profondes .</text:p>
          </table:table-cell>
          <table:table-cell/>
        </table:table-row>
        <table:table-row table:style-name="ro2">
          <table:table-cell office:value-type="string" calcext:value-type="string">
            <text:p>anat:voies-aerienn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vite-nasale .</text:p>
          </table:table-cell>
          <table:table-cell/>
        </table:table-row>
        <table:table-row table:style-name="ro2">
          <table:table-cell office:value-type="string" calcext:value-type="string">
            <text:p>anat:voies-aerienn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inus-paranasaux .</text:p>
          </table:table-cell>
          <table:table-cell/>
        </table:table-row>
        <table:table-row table:style-name="ro2">
          <table:table-cell office:value-type="string" calcext:value-type="string">
            <text:p>anat:voies-aerienn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harynx .</text:p>
          </table:table-cell>
          <table:table-cell/>
        </table:table-row>
        <table:table-row table:style-name="ro2">
          <table:table-cell office:value-type="string" calcext:value-type="string">
            <text:p>anat:voies-aerienn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queuse-cavt-nasale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fosse-nasale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fosse-nasale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eptum-nasal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s-nez .</text:p>
          </table:table-cell>
          <table:table-cell/>
        </table:table-row>
        <table:table-row table:style-name="ro2">
          <table:table-cell office:value-type="string" calcext:value-type="string">
            <text:p>anat:R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fosse-nasale-ant-vestibulaire .</text:p>
          </table:table-cell>
          <table:table-cell/>
        </table:table-row>
        <table:table-row table:style-name="ro2">
          <table:table-cell office:value-type="string" calcext:value-type="string">
            <text:p>anat:R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R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fosse-nasale-sup-olfactive .</text:p>
          </table:table-cell>
          <table:table-cell/>
        </table:table-row>
        <table:table-row table:style-name="ro2">
          <table:table-cell office:value-type="string" calcext:value-type="string">
            <text:p>anat:L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fosse-nasale-ant-vestibulaire .</text:p>
          </table:table-cell>
          <table:table-cell/>
        </table:table-row>
        <table:table-row table:style-name="ro2">
          <table:table-cell office:value-type="string" calcext:value-type="string">
            <text:p>anat:L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L-fosse-nas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fosse-nasale-sup-olfactive .</text:p>
          </table:table-cell>
          <table:table-cell/>
        </table:table-row>
        <table:table-row table:style-name="ro2">
          <table:table-cell office:value-type="string" calcext:value-type="string">
            <text:p>anat:cartilages-nez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s-narine .</text:p>
          </table:table-cell>
          <table:table-cell/>
        </table:table-row>
        <table:table-row table:style-name="ro2">
          <table:table-cell office:value-type="string" calcext:value-type="string">
            <text:p>anat:cartilages-nez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s-lat-nez .</text:p>
          </table:table-cell>
          <table:table-cell/>
        </table:table-row>
        <table:table-row table:style-name="ro2">
          <table:table-cell office:value-type="string" calcext:value-type="string">
            <text:p>anat:cartilages-nari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rti-narine .</text:p>
          </table:table-cell>
          <table:table-cell/>
        </table:table-row>
        <table:table-row table:style-name="ro2">
          <table:table-cell office:value-type="string" calcext:value-type="string">
            <text:p>anat:cartilages-nari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rti-narine .</text:p>
          </table:table-cell>
          <table:table-cell/>
        </table:table-row>
        <table:table-row table:style-name="ro2">
          <table:table-cell office:value-type="string" calcext:value-type="string">
            <text:p>anat:cartilages-lat-nez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rti-lat-nez .</text:p>
          </table:table-cell>
          <table:table-cell/>
        </table:table-row>
        <table:table-row table:style-name="ro2">
          <table:table-cell office:value-type="string" calcext:value-type="string">
            <text:p>anat:cartilages-lat-nez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rti-lat-nez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inus-frontal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inus-sphenoidal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sinus-maxilaire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sinus-maxilaire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sinus-ethmoidal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sinus-ethmoidal .</text:p>
          </table:table-cell>
          <table:table-cell/>
        </table:table-row>
        <table:table-row table:style-name="ro2">
          <table:table-cell office:value-type="string" calcext:value-type="string">
            <text:p>anat:R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ellules-ethmoidales-ant .</text:p>
          </table:table-cell>
          <table:table-cell/>
        </table:table-row>
        <table:table-row table:style-name="ro2">
          <table:table-cell office:value-type="string" calcext:value-type="string">
            <text:p>anat:R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ellules-ethmoidales-post .</text:p>
          </table:table-cell>
          <table:table-cell/>
        </table:table-row>
        <table:table-row table:style-name="ro2">
          <table:table-cell office:value-type="string" calcext:value-type="string">
            <text:p>anat:R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acine-cloisonnante-cornet-nasal-moyen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oupe-prebullaire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oupe-bullaire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acine-bulle-ethmoidale .</text:p>
          </table:table-cell>
          <table:table-cell/>
        </table:table-row>
        <table:table-row table:style-name="ro2">
          <table:table-cell office:value-type="string" calcext:value-type="string">
            <text:p>anat:R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ellules-nasales .</text:p>
          </table:table-cell>
          <table:table-cell/>
        </table:table-row>
        <table:table-row table:style-name="ro2">
          <table:table-cell office:value-type="string" calcext:value-type="string">
            <text:p>anat:R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ellules-orbitales .</text:p>
          </table:table-cell>
          <table:table-cell/>
        </table:table-row>
        <table:table-row table:style-name="ro2">
          <table:table-cell office:value-type="string" calcext:value-type="string">
            <text:p>anat:R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acine-processus-unciforme .</text:p>
          </table:table-cell>
          <table:table-cell/>
        </table:table-row>
        <table:table-row table:style-name="ro2">
          <table:table-cell office:value-type="string" calcext:value-type="string">
            <text:p>anat:R-groupe-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ellules-bullaires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oupe-post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oupe-pre-sphenoidal-Onodi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acine-cloisonnante-cornet-nasal-sup .</text:p>
          </table:table-cell>
          <table:table-cell/>
        </table:table-row>
        <table:table-row table:style-name="ro2">
          <table:table-cell office:value-type="string" calcext:value-type="string">
            <text:p>anat:L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ellules-ethmoidales-ant .</text:p>
          </table:table-cell>
          <table:table-cell/>
        </table:table-row>
        <table:table-row table:style-name="ro2">
          <table:table-cell office:value-type="string" calcext:value-type="string">
            <text:p>anat:L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ellules-ethmoidales-post .</text:p>
          </table:table-cell>
          <table:table-cell/>
        </table:table-row>
        <table:table-row table:style-name="ro2">
          <table:table-cell office:value-type="string" calcext:value-type="string">
            <text:p>anat:L-sinus-ethmoid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acine-cloisonnante-cornet-nasal-moyen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oupe-prebullaire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oupe-bullaire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acine-bulle-ethmoidale .</text:p>
          </table:table-cell>
          <table:table-cell/>
        </table:table-row>
        <table:table-row table:style-name="ro2">
          <table:table-cell office:value-type="string" calcext:value-type="string">
            <text:p>anat:L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ellules-nasales .</text:p>
          </table:table-cell>
          <table:table-cell/>
        </table:table-row>
        <table:table-row table:style-name="ro2">
          <table:table-cell office:value-type="string" calcext:value-type="string">
            <text:p>anat:L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ellules-orbitales .</text:p>
          </table:table-cell>
          <table:table-cell/>
        </table:table-row>
        <table:table-row table:style-name="ro2">
          <table:table-cell office:value-type="string" calcext:value-type="string">
            <text:p>anat:L-groupe-pre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acine-processus-unciforme .</text:p>
          </table:table-cell>
          <table:table-cell/>
        </table:table-row>
        <table:table-row table:style-name="ro2">
          <table:table-cell office:value-type="string" calcext:value-type="string">
            <text:p>anat:L-groupe-bul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ellules-bullaires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oupe-post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oupe-pre-sphenoidal-Onodi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acine-cloisonnante-cornet-nasal-sup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queuse-pharynx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naso-pharynx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ro-pharynx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aryngo-pharynx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scles-pharynx .</text:p>
          </table:table-cell>
          <table:table-cell/>
        </table:table-row>
        <table:table-row table:style-name="ro2">
          <table:table-cell office:value-type="string" calcext:value-type="string">
            <text:p>anat:naso-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scles-naso-pharynx .</text:p>
          </table:table-cell>
          <table:table-cell/>
        </table:table-row>
        <table:table-row table:style-name="ro2">
          <table:table-cell office:value-type="string" calcext:value-type="string">
            <text:p>anat:oro-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scles-oro-pharynx .</text:p>
          </table:table-cell>
          <table:table-cell/>
        </table:table-row>
        <table:table-row table:style-name="ro2">
          <table:table-cell office:value-type="string" calcext:value-type="string">
            <text:p>anat:laryngo-ph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scles-laryngo-pharynx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oies-aeriennes-profondes-extrapulmonaires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oumons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rbre-bronchique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rbre-bronchiqu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ouch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s-lobair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s-segmentair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and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 .</text:p>
          </table:table-cell>
          <table:table-cell/>
        </table:table-row>
        <table:table-row table:style-name="ro2">
          <table:table-cell office:value-type="string" calcext:value-type="string">
            <text:p>anat:R-bronches-lo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lobaire-sup .</text:p>
          </table:table-cell>
          <table:table-cell/>
        </table:table-row>
        <table:table-row table:style-name="ro2">
          <table:table-cell office:value-type="string" calcext:value-type="string">
            <text:p>anat:R-bronches-lo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s-lo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lobaire-moy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sup_apical-B1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sup_post-B2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moy_lat-B4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moy_medial-B5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inf_sup-B6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inf_mediobasal-B7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inf_anterobasal-B8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apical_apical-B1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apical_ant-B1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post_apical-B2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post_post-B2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ant_post-B3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moy-lat_post-B4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moy-lat_ant-B4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moy-medial_sup-B5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moy-medial_inf-B5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sup_commune-B6a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sup_medial-B6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sup_sup-B6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sup_lat-B6c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mediobasal_ant-B7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mediobasal_median-B7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anterobasal_lat-B8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anterobasal_basal-B8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laterobasal_lat-B9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pical_apical-B1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pical_apical-B1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pical_ant-B1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pical_ant-B1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post_apical-B2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post_apical-B2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post_post-B2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post_post-B2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nt_post-B3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nt_post-B3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nt_ant-B3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sup-ant_ant-B3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lat_post-B4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lat_post-B4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lat_ant-B4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lat_ant-B4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medial_sup-B5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medial_sup-B5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medial_inf-B5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moy-medial_inf-B5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medial-B6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medial-B6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sup-B6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sup-B6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lat-B6c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sup_lat-B6c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mediobasal_ant-B7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mediobasal_ant-B7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mediobasal_median-B7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mediobasal_median-B7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anterobasal_lat-B8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anterobasal_lat-B8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laterobasal_lat-B9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laterobasal_lat-B9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bronche-intrasegmentaire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2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2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2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2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3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3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3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3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4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4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4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4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5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5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5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5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c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6c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7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7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7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7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8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8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8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8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9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9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9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9b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0a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0ai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0bi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onchioles-B10bii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ouche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s-lobaire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s-segmentaire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and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 .</text:p>
          </table:table-cell>
          <table:table-cell/>
        </table:table-row>
        <table:table-row table:style-name="ro2">
          <table:table-cell office:value-type="string" calcext:value-type="string">
            <text:p>anat:L-bronches-lo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lobaire-sup .</text:p>
          </table:table-cell>
          <table:table-cell/>
        </table:table-row>
        <table:table-row table:style-name="ro2">
          <table:table-cell office:value-type="string" calcext:value-type="string">
            <text:p>anat:L-bronches-lo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lobaire-inf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-sup-d-sup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sup_apico-post-B1-2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-lingulr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lingulr_sup-B4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lingulr_inf-B5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_apical-B6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_tronc-basal-anteromedial-B7-8 .</text:p>
          </table:table-cell>
          <table:table-cell/>
        </table:table-row>
        <table:table-row table:style-name="ro3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-anteromedial_mediobasal-B7 .</text:p>
          </table:table-cell>
          <table:table-cell/>
        </table:table-row>
        <table:table-row table:style-name="ro3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-anteromedial_anterobasal-B8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pico-post_apical-B1-2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pico-post_ant-B1-2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pico-post_lat-B1-2c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nt_lat-B3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sup-ant_post-B3c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lingulr-sup_post-B4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lingulr-sup_ant-B4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lingulr-inf_sup-B5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lingulr-inf_inf-B5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pical_commune-B6a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pical_medial-B6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pical_sup-B6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pical_lat-B6c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nteromedial-mediobasal_anterolateral-B7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nteromedial-mediobasal_anteromedial-B7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nteromedial-anterobasal_lat-B8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anteromedial-anterobasal_basal-B8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laterobasal_lateral-B9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apical-B1-2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apical-B1-2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ant-B1-2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ant-B1-2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lat-B1-2c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pico-post_lat-B1-2c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lat-B3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lat-B3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ant-B3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ant-B3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post-B3c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sup-ant_post-B3c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sup_post-B4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sup_post-B4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sup_ant-B4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sup_ant-B4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inf_sup-B5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inf_sup-B5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inf_inf-B5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lingulr-inf_inf-B5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medial-B6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medial-B6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sup-B6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sup-B6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lat-B6c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pical_lat-B6c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mediobasal_anterolateral-B7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mediobasal_anterolateral-B7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mediobasal_anteromedial-B7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mediobasal_anteromedial-B7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anterobasal_lat-B8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anterobasal_lat-B8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anteromedial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laterobasal_lateral-B9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laterobasal_lateral-B9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etite-bronche-intrasegmentaire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c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-2c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c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3c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4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4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4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4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5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5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5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5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c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6c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7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7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7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7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8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8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8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8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9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9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9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9b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0a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0ai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0bi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onchioles-B10bii .</text:p>
          </table:table-cell>
          <table:table-cell/>
        </table:table-row>
        <table:table-row table:style-name="ro2">
          <table:table-cell office:value-type="string" calcext:value-type="string">
            <text:p>anat:poum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 .</text:p>
          </table:table-cell>
          <table:table-cell/>
        </table:table-row>
        <table:table-row table:style-name="ro2">
          <table:table-cell office:value-type="string" calcext:value-type="string">
            <text:p>anat:poum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sup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moy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inf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hile-poumon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grande-scissure-poumon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etite-scissure-poumon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apical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post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ant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moy-lat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moy-med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apical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med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ant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lat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post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apical_apical-B1a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apical_ant-B1b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post_apical-B2a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post_post-B2b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ant_post-B3a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sup-ant_ant-B3b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moy-lat_post-B4a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moy-lat_ant-B4b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moy-medial_sup-B5a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moy-medial_inf-B5b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sup_medial-B6a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sup_sup-B6b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sup_lat-B6c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mediobasal_ant-B7a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mediobasal_median-B7b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anterobasal_lat-B8a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anterobasal_basal-B8b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laterobasal_lat-B9a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ous-sgmt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pical_apical-B1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pical_apical-B1a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pical_apical-B1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pical_apical-B1ai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pical_ant-B1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pical_ant-B1b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pical_ant-B1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pical_ant-B1bi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post_apical-B2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post_apical-B2a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post_apical-B2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post_apical-B2ai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post_post-B2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post_post-B2b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post_post-B2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post_post-B2bi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nt_post-B3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nt_post-B3a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nt_post-B3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nt_post-B3ai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nt_ant-B3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nt_ant-B3bi .</text:p>
          </table:table-cell>
          <table:table-cell/>
        </table:table-row>
        <table:table-row table:style-name="ro2">
          <table:table-cell office:value-type="string" calcext:value-type="string">
            <text:p>anat:R-poumon-sous-sgmt_sup-ant_ant-B3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sup-ant_ant-B3bi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lat_post-B4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lat_post-B4a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lat_post-B4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lat_post-B4ai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lat_ant-B4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lat_ant-B4b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lat_ant-B4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lat_ant-B4bi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medial_sup-B5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medial_sup-B5a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medial_sup-B5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medial_sup-B5ai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medial_inf-B5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medial_inf-B5bi .</text:p>
          </table:table-cell>
          <table:table-cell/>
        </table:table-row>
        <table:table-row table:style-name="ro2">
          <table:table-cell office:value-type="string" calcext:value-type="string">
            <text:p>anat:R-poumon-sous-sgmt_moy-medial_inf-B5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moy-medial_inf-B5b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medial-B6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medial-B6a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medial-B6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medial-B6a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sup-B6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sup-B6b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sup-B6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sup-B6b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lat-B6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lat-B6c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sup_lat-B6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sup_lat-B6c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mediobasal_ant-B7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mediobasal_ant-B7a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mediobasal_ant-B7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mediobasal_ant-B7a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mediobasal_median-B7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mediobasal_median-B7b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mediobasal_median-B7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mediobasal_median-B7b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anterobasal_lat-B8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anterobasal_lat-B8a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anterobasal_lat-B8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anterobasal_lat-B8a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anterobasal_basal-B8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anterobasal_basal-B8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laterobasal_lat-B9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laterobasal_lat-B9a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laterobasal_lat-B9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laterobasal_lat-B9a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laterobasal_basal-B9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laterobasal_basal-B9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posterobasal_laterobasal-B10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posterobasal_laterobasal-B10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posterobasal_mediobasal-B10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R-poumon-sous-sgmt_inf-posterobasal_mediobasal-B10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petit-sous-sgmt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lobe-sup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lobe-inf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hile-poumon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grande-scissure-poumon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-apico-post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-ant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-sup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-inf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apical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ant-med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lat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post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pico-post_apical-B1-2a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pico-post_ant-B1-2b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pico-post_lat-B1-2c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nt_lat-B3a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nt_ant-B3b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sup-ant_post-B3c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lingulr-sup_post-B4a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lingulr-sup_ant-B4b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lingulr-inf_sup-B5a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lingulr-inf_inf-B5b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pical_medial-B6a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pical_sup-B6b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pical_lat-B6c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_mediobasal-B7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_anterobasal-B8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_mediobasal-B7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-mediobasal_anterolateral-B7a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_mediobasal-B7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-mediobasal_anteromedial-B7b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_anterobasal-B8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-anterobasal_lat-B8a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_anterobasal-B8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anteromedial-anterobasal_basal-B8b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laterobasal_lateral-B9a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ous-sgmt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apical-B1-2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apical-B1-2a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apical-B1-2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apical-B1-2ai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ant-B1-2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ant-B1-2b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ant-B1-2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ant-B1-2bi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lat-B1-2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lat-B1-2c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pico-post_lat-B1-2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pico-post_lat-B1-2ci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lat-B3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lat-B3a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lat-B3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lat-B3ai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ant-B3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ant-B3b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ant-B3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ant-B3bi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post-B3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post-B3ci .</text:p>
          </table:table-cell>
          <table:table-cell/>
        </table:table-row>
        <table:table-row table:style-name="ro2">
          <table:table-cell office:value-type="string" calcext:value-type="string">
            <text:p>anat:L-poumon-sous-sgmt_sup-ant_post-B3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sup-ant_post-B3ci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sup_post-B4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sup_post-B4a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sup_post-B4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sup_post-B4ai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sup_ant-B4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sup_ant-B4b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sup_ant-B4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sup_ant-B4bi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inf_sup-B5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inf_sup-B5a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inf_sup-B5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inf_sup-B5ai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inf_inf-B5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inf_inf-B5bi .</text:p>
          </table:table-cell>
          <table:table-cell/>
        </table:table-row>
        <table:table-row table:style-name="ro2">
          <table:table-cell office:value-type="string" calcext:value-type="string">
            <text:p>anat:L-poumon-sous-sgmt_lingulr-inf_inf-B5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lingulr-inf_inf-B5b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medial-B6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medial-B6a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medial-B6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medial-B6a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sup-B6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sup-B6b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sup-B6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sup-B6b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lat-B6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lat-B6c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pical_lat-B6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pical_lat-B6c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mediobasal_anterolateral-B7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mediobasal_anterolateral-B7a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mediobasal_anterolateral-B7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mediobasal_anterolateral-B7a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mediobasal_anteromedial-B7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mediobasal_anteromedial-B7b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mediobasal_anteromedial-B7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mediobasal_anteromedial-B7b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anterobasal_lat-B8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anterobasal_lat-B8a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anterobasal_lat-B8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anterobasal_lat-B8a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anterobasal_basal-B8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anteromedial-anterobasal_basal-B8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anteromedial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laterobasal_lateral-B9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laterobasal_lateral-B9a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laterobasal_lateral-B9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laterobasal_lateral-B9a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laterobasal_basal-B9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laterobasal_basal-B9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posterobasal_laterobasal-B10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posterobasal_laterobasal-B10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posterobasal_mediobasal-B10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L-poumon-sous-sgmt_inf-posterobasal_mediobasal-B10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petit-sous-sgmt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fascia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ascia-endothoracique .</text:p>
          </table:table-cell>
          <table:table-cell/>
        </table:table-row>
        <table:table-row table:style-name="ro2">
          <table:table-cell office:value-type="string" calcext:value-type="string">
            <text:p>anat:fascia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levre .</text:p>
          </table:table-cell>
          <table:table-cell/>
        </table:table-row>
        <table:table-row table:style-name="ro2">
          <table:table-cell office:value-type="string" calcext:value-type="string">
            <text:p>anat:fascia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s-pulmonaires .</text:p>
          </table:table-cell>
          <table:table-cell/>
        </table:table-row>
        <table:table-row table:style-name="ro2">
          <table:table-cell office:value-type="string" calcext:value-type="string">
            <text:p>anat:fascia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ppareil-suspenseur-plevre .</text:p>
          </table:table-cell>
          <table:table-cell/>
        </table:table-row>
        <table:table-row table:style-name="ro2">
          <table:table-cell office:value-type="string" calcext:value-type="string">
            <text:p>anat:fascia-endothorac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membrane-sous-pleurale .</text:p>
          </table:table-cell>
          <table:table-cell/>
        </table:table-row>
        <table:table-row table:style-name="ro2">
          <table:table-cell office:value-type="string" calcext:value-type="string">
            <text:p>anat:fascia-endothorac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fascia-phrenico-pleural .</text:p>
          </table:table-cell>
          <table:table-cell/>
        </table:table-row>
        <table:table-row table:style-name="ro2">
          <table:table-cell office:value-type="string" calcext:value-type="string">
            <text:p>anat:fascia-endothorac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membrane-sous-pleurale .</text:p>
          </table:table-cell>
          <table:table-cell/>
        </table:table-row>
        <table:table-row table:style-name="ro2">
          <table:table-cell office:value-type="string" calcext:value-type="string">
            <text:p>anat:fascia-endothorac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fascia-phrenico-pleural .</text:p>
          </table:table-cell>
          <table:table-cell/>
        </table:table-row>
        <table:table-row table:style-name="ro2">
          <table:table-cell office:value-type="string" calcext:value-type="string">
            <text:p>anat: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 .</text:p>
          </table:table-cell>
          <table:table-cell/>
        </table:table-row>
        <table:table-row table:style-name="ro2">
          <table:table-cell office:value-type="string" calcext:value-type="string">
            <text:p>anat: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 .</text:p>
          </table:table-cell>
          <table:table-cell/>
        </table:table-row>
        <table:table-row table:style-name="ro2">
          <table:table-cell office:value-type="string" calcext:value-type="string">
            <text:p>anat:R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viscerale .</text:p>
          </table:table-cell>
          <table:table-cell/>
        </table:table-row>
        <table:table-row table:style-name="ro2">
          <table:table-cell office:value-type="string" calcext:value-type="string">
            <text:p>anat:R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parietale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viscerale-costale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viscerale-diaphragmatique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viscerale-mediastinale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plis-pleural-petite-scissure .</text:p>
          </table:table-cell>
          <table:table-cell/>
        </table:table-row>
        <table:table-row table:style-name="ro2">
          <table:table-cell office:value-type="string" calcext:value-type="string">
            <text:p>anat:R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plis-pleural-grande-scissure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parietale-costale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parietale-diaphragmatique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levre-parietale-mediastinale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cessus-pleural-sup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cessus-pleural-costo-diaphragmatique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cessus-pleural-costo-mediastinal-ant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cessus-pleural-vertebro-mediastinal .</text:p>
          </table:table-cell>
          <table:table-cell/>
        </table:table-row>
        <table:table-row table:style-name="ro2">
          <table:table-cell office:value-type="string" calcext:value-type="string">
            <text:p>anat:R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recessus-pleural-phrenico-mediastinal .</text:p>
          </table:table-cell>
          <table:table-cell/>
        </table:table-row>
        <table:table-row table:style-name="ro2">
          <table:table-cell office:value-type="string" calcext:value-type="string">
            <text:p>anat:L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viscerale .</text:p>
          </table:table-cell>
          <table:table-cell/>
        </table:table-row>
        <table:table-row table:style-name="ro2">
          <table:table-cell office:value-type="string" calcext:value-type="string">
            <text:p>anat:L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parietale .</text:p>
          </table:table-cell>
          <table:table-cell/>
        </table:table-row>
        <table:table-row table:style-name="ro2">
          <table:table-cell office:value-type="string" calcext:value-type="string">
            <text:p>anat:L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viscerale-costale .</text:p>
          </table:table-cell>
          <table:table-cell/>
        </table:table-row>
        <table:table-row table:style-name="ro2">
          <table:table-cell office:value-type="string" calcext:value-type="string">
            <text:p>anat:L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viscerale-diaphragmatique .</text:p>
          </table:table-cell>
          <table:table-cell/>
        </table:table-row>
        <table:table-row table:style-name="ro2">
          <table:table-cell office:value-type="string" calcext:value-type="string">
            <text:p>anat:L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viscerale-mediastinale .</text:p>
          </table:table-cell>
          <table:table-cell/>
        </table:table-row>
        <table:table-row table:style-name="ro2">
          <table:table-cell office:value-type="string" calcext:value-type="string">
            <text:p>anat:L-plevre-visce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plis-pleural-grande-scissure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parietale-costale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parietale-diaphragmatique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levre-parietale-mediastinale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cessus-pleural-sup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cessus-pleural-costo-diaphragmatique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cessus-pleural-costo-mediastinal-ant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cessus-pleural-vertebro-mediastinal .</text:p>
          </table:table-cell>
          <table:table-cell/>
        </table:table-row>
        <table:table-row table:style-name="ro2">
          <table:table-cell office:value-type="string" calcext:value-type="string">
            <text:p>anat:L-plevre-parie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cessus-pleural-phrenico-mediastinal .</text:p>
          </table:table-cell>
          <table:table-cell/>
        </table:table-row>
        <table:table-row table:style-name="ro2">
          <table:table-cell office:value-type="string" calcext:value-type="string">
            <text:p>anat:lgmts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pulmonaire-triangulaire .</text:p>
          </table:table-cell>
          <table:table-cell/>
        </table:table-row>
        <table:table-row table:style-name="ro2">
          <table:table-cell office:value-type="string" calcext:value-type="string">
            <text:p>anat:lgmts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pulmonaire-triangulaire .</text:p>
          </table:table-cell>
          <table:table-cell/>
        </table:table-row>
        <table:table-row table:style-name="ro2">
          <table:table-cell office:value-type="string" calcext:value-type="string">
            <text:p>anat:lgmts-pulmo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interpleural .</text:p>
          </table:table-cell>
          <table:table-cell/>
        </table:table-row>
        <table:table-row table:style-name="ro2">
          <table:table-cell office:value-type="string" calcext:value-type="string">
            <text:p>anat:R-lgmt-pulmonaire-triang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pulmonaire-triangulaire-feuillet-post .</text:p>
          </table:table-cell>
          <table:table-cell/>
        </table:table-row>
        <table:table-row table:style-name="ro2">
          <table:table-cell office:value-type="string" calcext:value-type="string">
            <text:p>anat:R-lgmt-pulmonaire-triang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pulmonaire-triangulaire-feuillet-ant .</text:p>
          </table:table-cell>
          <table:table-cell/>
        </table:table-row>
        <table:table-row table:style-name="ro2">
          <table:table-cell office:value-type="string" calcext:value-type="string">
            <text:p>anat:L-lgmt-pulmonaire-triang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pulmonaire-triangulaire-feuillet-post .</text:p>
          </table:table-cell>
          <table:table-cell/>
        </table:table-row>
        <table:table-row table:style-name="ro2">
          <table:table-cell office:value-type="string" calcext:value-type="string">
            <text:p>anat:L-lgmt-pulmonaire-triang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pulmonaire-triangulaire-feuillet-ant .</text:p>
          </table:table-cell>
          <table:table-cell/>
        </table:table-row>
        <table:table-row table:style-name="ro2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s-vertebro-pleural .</text:p>
          </table:table-cell>
          <table:table-cell/>
        </table:table-row>
        <table:table-row table:style-name="ro2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s-transverso-pleural .</text:p>
          </table:table-cell>
          <table:table-cell/>
        </table:table-row>
        <table:table-row table:style-name="ro2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s-costo-pleural .</text:p>
          </table:table-cell>
          <table:table-cell/>
        </table:table-row>
        <table:table-row table:style-name="ro2">
          <table:table-cell office:value-type="string" calcext:value-type="string">
            <text:p>anat:lgmts-vertebr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vertebro-pleural .</text:p>
          </table:table-cell>
          <table:table-cell/>
        </table:table-row>
        <table:table-row table:style-name="ro2">
          <table:table-cell office:value-type="string" calcext:value-type="string">
            <text:p>anat:lgmts-vertebr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vertebro-pleural .</text:p>
          </table:table-cell>
          <table:table-cell/>
        </table:table-row>
        <table:table-row table:style-name="ro2">
          <table:table-cell office:value-type="string" calcext:value-type="string">
            <text:p>anat:lgmts-transvers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transverso-pleural .</text:p>
          </table:table-cell>
          <table:table-cell/>
        </table:table-row>
        <table:table-row table:style-name="ro2">
          <table:table-cell office:value-type="string" calcext:value-type="string">
            <text:p>anat:lgmts-transvers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transverso-pleural .</text:p>
          </table:table-cell>
          <table:table-cell/>
        </table:table-row>
        <table:table-row table:style-name="ro2">
          <table:table-cell office:value-type="string" calcext:value-type="string">
            <text:p>anat:lgmts-cost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costo-pleural .</text:p>
          </table:table-cell>
          <table:table-cell/>
        </table:table-row>
        <table:table-row table:style-name="ro2">
          <table:table-cell office:value-type="string" calcext:value-type="string">
            <text:p>anat:lgmts-costo-pleu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costo-pleural .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nat:voies-aeriennes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voies-aeriennes-sup .</text:p>
          </table:table-cell>
          <table:table-cell/>
        </table:table-row>
        <table:table-row table:style-name="ro2">
          <table:table-cell office:value-type="string" calcext:value-type="string">
            <text:p>anat:cavite-nasal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R-fosse-nasal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R-fosse-nasale-ant-vestibu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R-fosse-nasale-post-respirato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ant-vestibulaire .</text:p>
          </table:table-cell>
          <table:table-cell/>
        </table:table-row>
        <table:table-row table:style-name="ro2">
          <table:table-cell office:value-type="string" calcext:value-type="string">
            <text:p>anat:R-fosse-nasale-sup-olfactiv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L-fosse-nasal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L-fosse-nasale-ant-vestibu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monde-ext-1 .</text:p>
          </table:table-cell>
          <table:table-cell/>
        </table:table-row>
        <table:table-row table:style-name="ro2">
          <table:table-cell office:value-type="string" calcext:value-type="string">
            <text:p>anat:L-fosse-nasale-post-respirato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ant-vestibulaire .</text:p>
          </table:table-cell>
          <table:table-cell/>
        </table:table-row>
        <table:table-row table:style-name="ro2">
          <table:table-cell office:value-type="string" calcext:value-type="string">
            <text:p>anat:L-fosse-nasale-sup-olfactiv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sinus-paranasau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R-meat-moyen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L-meat-moyen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R-meat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L-meat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sinus-front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canal-naso-frontal .</text:p>
          </table:table-cell>
          <table:table-cell/>
        </table:table-row>
        <table:table-row table:style-name="ro2">
          <table:table-cell office:value-type="string" calcext:value-type="string">
            <text:p>anat:sinus-front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canal-naso-frontal .</text:p>
          </table:table-cell>
          <table:table-cell/>
        </table:table-row>
        <table:table-row table:style-name="ro2">
          <table:table-cell office:value-type="string" calcext:value-type="string">
            <text:p>anat:R-canal-naso-front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L-canal-naso-front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sinus-sphenoid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orifice-sphenoidal .</text:p>
          </table:table-cell>
          <table:table-cell/>
        </table:table-row>
        <table:table-row table:style-name="ro2">
          <table:table-cell office:value-type="string" calcext:value-type="string">
            <text:p>anat:orifice-sphenoid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orifice-sphenoidal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R-sinus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ostium-maxilaire .</text:p>
          </table:table-cell>
          <table:table-cell/>
        </table:table-row>
        <table:table-row table:style-name="ro2">
          <table:table-cell office:value-type="string" calcext:value-type="string">
            <text:p>anat:R-ostium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infundibulum-maxilaire .</text:p>
          </table:table-cell>
          <table:table-cell/>
        </table:table-row>
        <table:table-row table:style-name="ro2">
          <table:table-cell office:value-type="string" calcext:value-type="string">
            <text:p>anat:R-infundibulum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hiatus-semi-lunaire .</text:p>
          </table:table-cell>
          <table:table-cell/>
        </table:table-row>
        <table:table-row table:style-name="ro2">
          <table:table-cell office:value-type="string" calcext:value-type="string">
            <text:p>anat:R-hiatus-semi-lun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L-sinus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ostium-maxilaire .</text:p>
          </table:table-cell>
          <table:table-cell/>
        </table:table-row>
        <table:table-row table:style-name="ro2">
          <table:table-cell office:value-type="string" calcext:value-type="string">
            <text:p>anat:L-ostium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infundibulum-maxilaire .</text:p>
          </table:table-cell>
          <table:table-cell/>
        </table:table-row>
        <table:table-row table:style-name="ro2">
          <table:table-cell office:value-type="string" calcext:value-type="string">
            <text:p>anat:L-infundibulum-maxi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hiatus-semi-lunaire .</text:p>
          </table:table-cell>
          <table:table-cell/>
        </table:table-row>
        <table:table-row table:style-name="ro2">
          <table:table-cell office:value-type="string" calcext:value-type="string">
            <text:p>anat:L-hiatus-semi-lun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an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groupe-prebul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cellules-nasa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cellules-orbita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groupe-bul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cellules-bullair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moyen .</text:p>
          </table:table-cell>
          <table:table-cell/>
        </table:table-row>
        <table:table-row table:style-name="ro2">
          <table:table-cell office:value-type="string" calcext:value-type="string">
            <text:p>anat:R-cellules-ethmoidales-pos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sup .</text:p>
          </table:table-cell>
          <table:table-cell/>
        </table:table-row>
        <table:table-row table:style-name="ro2">
          <table:table-cell office:value-type="string" calcext:value-type="string">
            <text:p>anat:R-groupe-pos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sup .</text:p>
          </table:table-cell>
          <table:table-cell/>
        </table:table-row>
        <table:table-row table:style-name="ro2">
          <table:table-cell office:value-type="string" calcext:value-type="string">
            <text:p>anat:R-groupe-pre-sphenoidal-Onod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meat-sup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an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groupe-prebul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cellules-nasa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cellules-orbita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groupe-bull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cellules-bullair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moyen .</text:p>
          </table:table-cell>
          <table:table-cell/>
        </table:table-row>
        <table:table-row table:style-name="ro2">
          <table:table-cell office:value-type="string" calcext:value-type="string">
            <text:p>anat:L-cellules-ethmoidales-pos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sup .</text:p>
          </table:table-cell>
          <table:table-cell/>
        </table:table-row>
        <table:table-row table:style-name="ro2">
          <table:table-cell office:value-type="string" calcext:value-type="string">
            <text:p>anat:L-groupe-post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sup .</text:p>
          </table:table-cell>
          <table:table-cell/>
        </table:table-row>
        <table:table-row table:style-name="ro2">
          <table:table-cell office:value-type="string" calcext:value-type="string">
            <text:p>anat:L-groupe-pre-sphenoidal-Onod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meat-sup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naso-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naso-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fosse-nasale-post-respiratoire .</text:p>
          </table:table-cell>
          <table:table-cell/>
        </table:table-row>
        <table:table-row table:style-name="ro2">
          <table:table-cell office:value-type="string" calcext:value-type="string">
            <text:p>anat:oro-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naso-pharynx .</text:p>
          </table:table-cell>
          <table:table-cell/>
        </table:table-row>
        <table:table-row table:style-name="ro2">
          <table:table-cell office:value-type="string" calcext:value-type="string">
            <text:p>anat:laryngo-ph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oro-pharynx .</text:p>
          </table:table-cell>
          <table:table-cell/>
        </table:table-row>
        <table:table-row table:style-name="ro2">
          <table:table-cell office:value-type="string" calcext:value-type="string">
            <text:p>anat:l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pharynx .</text:p>
          </table:table-cell>
          <table:table-cell/>
        </table:table-row>
        <table:table-row table:style-name="ro2">
          <table:table-cell office:value-type="string" calcext:value-type="string">
            <text:p>anat:larynx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oro-pharynx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2">
          <table:table-cell office:value-type="string" calcext:value-type="string">
            <text:p>anat:voies-aeriennes-profondes-extrapulmonair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2">
          <table:table-cell office:value-type="string" calcext:value-type="string">
            <text:p>anat:trache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2">
          <table:table-cell office:value-type="string" calcext:value-type="string">
            <text:p>anat:R-arbre-bronchiqu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R-bronche-souch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R-bronches-lob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ouche .</text:p>
          </table:table-cell>
          <table:table-cell/>
        </table:table-row>
        <table:table-row table:style-name="ro2">
          <table:table-cell office:value-type="string" calcext:value-type="string">
            <text:p>anat:R-bronche-lobaire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ouche .</text:p>
          </table:table-cell>
          <table:table-cell/>
        </table:table-row>
        <table:table-row table:style-name="ro2">
          <table:table-cell office:value-type="string" calcext:value-type="string">
            <text:p>anat:R-bronche-lobaire-inf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ouche .</text:p>
          </table:table-cell>
          <table:table-cell/>
        </table:table-row>
        <table:table-row table:style-name="ro2">
          <table:table-cell office:value-type="string" calcext:value-type="string">
            <text:p>anat:R-bronche-lobaire-moy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s-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s-lobaire .</text:p>
          </table:table-cell>
          <table:table-cell/>
        </table:table-row>
        <table:table-row table:style-name="ro2">
          <table:table-cell office:value-type="string" calcext:value-type="string">
            <text:p>anat:R-grandes-bronches-intra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s-segmentaire .</text:p>
          </table:table-cell>
          <table:table-cell/>
        </table:table-row>
        <table:table-row table:style-name="ro2">
          <table:table-cell office:value-type="string" calcext:value-type="string">
            <text:p>anat:R-petites-bronches-intra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and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R-bronchio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apical-B1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sup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post-B2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sup .</text:p>
          </table:table-cell>
          <table:table-cell/>
        </table:table-row>
        <table:table-row table:style-name="ro2">
          <table:table-cell office:value-type="string" calcext:value-type="string">
            <text:p>anat:R-bronche-segmentaire_sup_ant-B3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sup .</text:p>
          </table:table-cell>
          <table:table-cell/>
        </table:table-row>
        <table:table-row table:style-name="ro2">
          <table:table-cell office:value-type="string" calcext:value-type="string">
            <text:p>anat:R-bronche-segmentaire_moy_lat-B4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moy .</text:p>
          </table:table-cell>
          <table:table-cell/>
        </table:table-row>
        <table:table-row table:style-name="ro2">
          <table:table-cell office:value-type="string" calcext:value-type="string">
            <text:p>anat:R-bronche-segmentaire_moy_medial-B5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moy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sup-B6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mediobasal-B7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anterobasal-B8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laterobasal-B9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bronche-segmentaire_inf_posterobasal-B10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lobaire-inf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pical_apical-B1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apical-B1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pical_ant-B1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apical-B1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post_apical-B2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post-B2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post_post-B2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post-B2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nt_post-B3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sup-ant_ant-B3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lat_post-B4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moy_lat-B4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lat_ant-B4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moy_lat-B4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medial_sup-B5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moy_medial-B5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moy-medial_inf-B5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moy_medial-B5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commune-B6a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sup-B6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medial-B6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commune-B6ab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sup-B6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commune-B6ab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sup_lat-B6c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sup-B6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mediobasal_ant-B7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mediobasal-B7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mediobasal_median-B7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mediobasal-B7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anterobasal_lat-B8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anterobasal-B8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anterobasal_basal-B8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anterobasal-B8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laterobasal_lat-B9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laterobasal_basal-B9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posterobasal_laterobasal-B10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R-grde-bronche-intrasegmentaire_inf-posterobasal_mediobasal-B10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pical-B1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pical_apical-B1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pical-B1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pical_apical-B1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nt-B1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pical_ant-B1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pical_ant-B1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pical_ant-B1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apical-B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post_apical-B2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apical-B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post_apical-B2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post-B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post_post-B2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post_post-B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post_post-B2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post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nt_post-B3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post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nt_post-B3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ant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sup-ant_ant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post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lat_post-B4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post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lat_post-B4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ant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lat_ant-B4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lat_ant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lat_ant-B4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sup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medial_sup-B5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sup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medial_sup-B5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inf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medial_inf-B5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moy-medial_inf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moy-medial_inf-B5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medial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medial-B6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medial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medial-B6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sup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sup-B6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sup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sup-B6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lat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lat-B6c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sup_lat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sup_lat-B6c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ant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mediobasal_ant-B7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ant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mediobasal_ant-B7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median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mediobasal_median-B7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mediobasal_median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mediobasal_median-B7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lat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anterobasal_lat-B8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lat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anterobasal_lat-B8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basal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anterobasal_basal-B8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anterobasal_basal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anterobasal_basal-B8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lat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laterobasal_lat-B9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lat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laterobasal_lat-B9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basal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laterobasal_basal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laterobasal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laterobasal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mediobasal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R-petite-bronche-intrasegmentaire_inf-posterobasal_mediobasal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R-bronchioles-B1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pical_apical-B1ai .</text:p>
          </table:table-cell>
          <table:table-cell/>
        </table:table-row>
        <table:table-row table:style-name="ro2">
          <table:table-cell office:value-type="string" calcext:value-type="string">
            <text:p>anat:R-bronchioles-B1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pical_apical-B1aii .</text:p>
          </table:table-cell>
          <table:table-cell/>
        </table:table-row>
        <table:table-row table:style-name="ro2">
          <table:table-cell office:value-type="string" calcext:value-type="string">
            <text:p>anat:R-bronchioles-B1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pical_ant-B1bi .</text:p>
          </table:table-cell>
          <table:table-cell/>
        </table:table-row>
        <table:table-row table:style-name="ro2">
          <table:table-cell office:value-type="string" calcext:value-type="string">
            <text:p>anat:R-bronchioles-B1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pical_ant-B1bii .</text:p>
          </table:table-cell>
          <table:table-cell/>
        </table:table-row>
        <table:table-row table:style-name="ro2">
          <table:table-cell office:value-type="string" calcext:value-type="string">
            <text:p>anat:R-bronchioles-B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post_apical-B2ai .</text:p>
          </table:table-cell>
          <table:table-cell/>
        </table:table-row>
        <table:table-row table:style-name="ro2">
          <table:table-cell office:value-type="string" calcext:value-type="string">
            <text:p>anat:R-bronchioles-B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post_apical-B2aii .</text:p>
          </table:table-cell>
          <table:table-cell/>
        </table:table-row>
        <table:table-row table:style-name="ro2">
          <table:table-cell office:value-type="string" calcext:value-type="string">
            <text:p>anat:R-bronchioles-B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post_post-B2bi .</text:p>
          </table:table-cell>
          <table:table-cell/>
        </table:table-row>
        <table:table-row table:style-name="ro2">
          <table:table-cell office:value-type="string" calcext:value-type="string">
            <text:p>anat:R-bronchioles-B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post_post-B2bii .</text:p>
          </table:table-cell>
          <table:table-cell/>
        </table:table-row>
        <table:table-row table:style-name="ro2">
          <table:table-cell office:value-type="string" calcext:value-type="string">
            <text:p>anat:R-bronchioles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nt_post-B3ai .</text:p>
          </table:table-cell>
          <table:table-cell/>
        </table:table-row>
        <table:table-row table:style-name="ro2">
          <table:table-cell office:value-type="string" calcext:value-type="string">
            <text:p>anat:R-bronchioles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nt_post-B3aii .</text:p>
          </table:table-cell>
          <table:table-cell/>
        </table:table-row>
        <table:table-row table:style-name="ro2">
          <table:table-cell office:value-type="string" calcext:value-type="string">
            <text:p>anat:R-bronchioles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nt_ant-B3bi .</text:p>
          </table:table-cell>
          <table:table-cell/>
        </table:table-row>
        <table:table-row table:style-name="ro2">
          <table:table-cell office:value-type="string" calcext:value-type="string">
            <text:p>anat:R-bronchioles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sup-ant_ant-B3bii .</text:p>
          </table:table-cell>
          <table:table-cell/>
        </table:table-row>
        <table:table-row table:style-name="ro2">
          <table:table-cell office:value-type="string" calcext:value-type="string">
            <text:p>anat:R-bronchioles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lat_post-B4ai .</text:p>
          </table:table-cell>
          <table:table-cell/>
        </table:table-row>
        <table:table-row table:style-name="ro2">
          <table:table-cell office:value-type="string" calcext:value-type="string">
            <text:p>anat:R-bronchioles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lat_post-B4aii .</text:p>
          </table:table-cell>
          <table:table-cell/>
        </table:table-row>
        <table:table-row table:style-name="ro2">
          <table:table-cell office:value-type="string" calcext:value-type="string">
            <text:p>anat:R-bronchioles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lat_ant-B4bi .</text:p>
          </table:table-cell>
          <table:table-cell/>
        </table:table-row>
        <table:table-row table:style-name="ro2">
          <table:table-cell office:value-type="string" calcext:value-type="string">
            <text:p>anat:R-bronchioles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lat_ant-B4bii .</text:p>
          </table:table-cell>
          <table:table-cell/>
        </table:table-row>
        <table:table-row table:style-name="ro2">
          <table:table-cell office:value-type="string" calcext:value-type="string">
            <text:p>anat:R-bronchioles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medial_sup-B5ai .</text:p>
          </table:table-cell>
          <table:table-cell/>
        </table:table-row>
        <table:table-row table:style-name="ro2">
          <table:table-cell office:value-type="string" calcext:value-type="string">
            <text:p>anat:R-bronchioles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medial_sup-B5aii .</text:p>
          </table:table-cell>
          <table:table-cell/>
        </table:table-row>
        <table:table-row table:style-name="ro2">
          <table:table-cell office:value-type="string" calcext:value-type="string">
            <text:p>anat:R-bronchioles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medial_inf-B5bi .</text:p>
          </table:table-cell>
          <table:table-cell/>
        </table:table-row>
        <table:table-row table:style-name="ro2">
          <table:table-cell office:value-type="string" calcext:value-type="string">
            <text:p>anat:R-bronchioles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moy-medial_inf-B5bii .</text:p>
          </table:table-cell>
          <table:table-cell/>
        </table:table-row>
        <table:table-row table:style-name="ro2">
          <table:table-cell office:value-type="string" calcext:value-type="string">
            <text:p>anat:R-bronchioles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medial-B6ai .</text:p>
          </table:table-cell>
          <table:table-cell/>
        </table:table-row>
        <table:table-row table:style-name="ro2">
          <table:table-cell office:value-type="string" calcext:value-type="string">
            <text:p>anat:R-bronchioles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medial-B6aii .</text:p>
          </table:table-cell>
          <table:table-cell/>
        </table:table-row>
        <table:table-row table:style-name="ro2">
          <table:table-cell office:value-type="string" calcext:value-type="string">
            <text:p>anat:R-bronchioles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sup-B6bi .</text:p>
          </table:table-cell>
          <table:table-cell/>
        </table:table-row>
        <table:table-row table:style-name="ro2">
          <table:table-cell office:value-type="string" calcext:value-type="string">
            <text:p>anat:R-bronchioles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sup-B6bii .</text:p>
          </table:table-cell>
          <table:table-cell/>
        </table:table-row>
        <table:table-row table:style-name="ro2">
          <table:table-cell office:value-type="string" calcext:value-type="string">
            <text:p>anat:R-bronchioles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lat-B6ci .</text:p>
          </table:table-cell>
          <table:table-cell/>
        </table:table-row>
        <table:table-row table:style-name="ro2">
          <table:table-cell office:value-type="string" calcext:value-type="string">
            <text:p>anat:R-bronchioles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sup_lat-B6cii .</text:p>
          </table:table-cell>
          <table:table-cell/>
        </table:table-row>
        <table:table-row table:style-name="ro2">
          <table:table-cell office:value-type="string" calcext:value-type="string">
            <text:p>anat:R-bronchioles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mediobasal_ant-B7ai .</text:p>
          </table:table-cell>
          <table:table-cell/>
        </table:table-row>
        <table:table-row table:style-name="ro2">
          <table:table-cell office:value-type="string" calcext:value-type="string">
            <text:p>anat:R-bronchioles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mediobasal_ant-B7aii .</text:p>
          </table:table-cell>
          <table:table-cell/>
        </table:table-row>
        <table:table-row table:style-name="ro2">
          <table:table-cell office:value-type="string" calcext:value-type="string">
            <text:p>anat:R-bronchioles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mediobasal_median-B7bi .</text:p>
          </table:table-cell>
          <table:table-cell/>
        </table:table-row>
        <table:table-row table:style-name="ro2">
          <table:table-cell office:value-type="string" calcext:value-type="string">
            <text:p>anat:R-bronchioles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mediobasal_median-B7bii .</text:p>
          </table:table-cell>
          <table:table-cell/>
        </table:table-row>
        <table:table-row table:style-name="ro2">
          <table:table-cell office:value-type="string" calcext:value-type="string">
            <text:p>anat:R-bronchioles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anterobasal_lat-B8ai .</text:p>
          </table:table-cell>
          <table:table-cell/>
        </table:table-row>
        <table:table-row table:style-name="ro2">
          <table:table-cell office:value-type="string" calcext:value-type="string">
            <text:p>anat:R-bronchioles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anterobasal_lat-B8aii .</text:p>
          </table:table-cell>
          <table:table-cell/>
        </table:table-row>
        <table:table-row table:style-name="ro2">
          <table:table-cell office:value-type="string" calcext:value-type="string">
            <text:p>anat:R-bronchioles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R-bronchioles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R-bronchioles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laterobasal_lat-B9ai .</text:p>
          </table:table-cell>
          <table:table-cell/>
        </table:table-row>
        <table:table-row table:style-name="ro2">
          <table:table-cell office:value-type="string" calcext:value-type="string">
            <text:p>anat:R-bronchioles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laterobasal_lat-B9aii .</text:p>
          </table:table-cell>
          <table:table-cell/>
        </table:table-row>
        <table:table-row table:style-name="ro2">
          <table:table-cell office:value-type="string" calcext:value-type="string">
            <text:p>anat:R-bronchioles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R-bronchioles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R-bronchioles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R-bronchioles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R-bronchioles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R-bronchioles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petite-bronche-intrasegmentaire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L-arbre-bronchiqu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L-bronche-souch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L-bronches-lob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ouche .</text:p>
          </table:table-cell>
          <table:table-cell/>
        </table:table-row>
        <table:table-row table:style-name="ro2">
          <table:table-cell office:value-type="string" calcext:value-type="string">
            <text:p>anat:L-bronche-lobaire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ouche .</text:p>
          </table:table-cell>
          <table:table-cell/>
        </table:table-row>
        <table:table-row table:style-name="ro2">
          <table:table-cell office:value-type="string" calcext:value-type="string">
            <text:p>anat:L-bronche-lobaire-inf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ouche .</text:p>
          </table:table-cell>
          <table:table-cell/>
        </table:table-row>
        <table:table-row table:style-name="ro2">
          <table:table-cell office:value-type="string" calcext:value-type="string">
            <text:p>anat:L-bronches-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s-lobaire .</text:p>
          </table:table-cell>
          <table:table-cell/>
        </table:table-row>
        <table:table-row table:style-name="ro2">
          <table:table-cell office:value-type="string" calcext:value-type="string">
            <text:p>anat:L-grandes-bronches-intra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s-segmentaire .</text:p>
          </table:table-cell>
          <table:table-cell/>
        </table:table-row>
        <table:table-row table:style-name="ro2">
          <table:table-cell office:value-type="string" calcext:value-type="string">
            <text:p>anat:L-petites-bronches-intrasegmentaire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and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L-bronchioles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s-bronches-intrasegmentaire .</text:p>
          </table:table-cell>
          <table:table-cell/>
        </table:table-row>
        <table:table-row table:style-name="ro2">
          <table:table-cell office:value-type="string" calcext:value-type="string">
            <text:p>anat:L-bronche-segmentaire-sup-d-sup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sup .</text:p>
          </table:table-cell>
          <table:table-cell/>
        </table:table-row>
        <table:table-row table:style-name="ro2">
          <table:table-cell office:value-type="string" calcext:value-type="string">
            <text:p>anat:L-bronche-segmentaire-lingulr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sup .</text:p>
          </table:table-cell>
          <table:table-cell/>
        </table:table-row>
        <table:table-row table:style-name="ro2">
          <table:table-cell office:value-type="string" calcext:value-type="string">
            <text:p>anat:L-bronche-segmentaire_sup_apico-post-B1-2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-sup-d-sup .</text:p>
          </table:table-cell>
          <table:table-cell/>
        </table:table-row>
        <table:table-row table:style-name="ro2">
          <table:table-cell office:value-type="string" calcext:value-type="string">
            <text:p>anat:L-bronche-segmentaire_sup_ant-B3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-sup-d-sup .</text:p>
          </table:table-cell>
          <table:table-cell/>
        </table:table-row>
        <table:table-row table:style-name="ro2">
          <table:table-cell office:value-type="string" calcext:value-type="string">
            <text:p>anat:L-bronche-segmentaire_lingulr_sup-B4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-lingulr .</text:p>
          </table:table-cell>
          <table:table-cell/>
        </table:table-row>
        <table:table-row table:style-name="ro2">
          <table:table-cell office:value-type="string" calcext:value-type="string">
            <text:p>anat:L-bronche-segmentaire_lingulr_inf-B5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-lingulr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apical-B6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inf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tronc-basal-anteromedial-B7-8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inf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-anteromedial_mediobasal-B7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tronc-basal-anteromedial-B7-8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-anteromedial_anterobasal-B8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tronc-basal-anteromedial-B7-8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laterobasal-B9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inf .</text:p>
          </table:table-cell>
          <table:table-cell/>
        </table:table-row>
        <table:table-row table:style-name="ro2">
          <table:table-cell office:value-type="string" calcext:value-type="string">
            <text:p>anat:L-bronche-segmentaire_inf_posterobasal-B10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lobaire-inf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apical-B1-2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pico-post-B1-2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ant-B1-2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pico-post-B1-2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pico-post_lat-B1-2c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pico-post-B1-2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lat-B3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ant-B3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sup-ant_post-B3c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sup_ant-B3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sup_post-B4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lingulr_sup-B4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sup_ant-B4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lingulr_sup-B4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inf_sup-B5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lingulr_inf-B5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lingulr-inf_inf-B5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lingulr_inf-B5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commune-B6a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apical-B6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medial-B6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commune-B6ab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sup-B6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commune-B6ab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pical_lat-B6c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apical-B6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mediobasal_anterolateral-B7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-anteromedial_mediobasal-B7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mediobasal_anteromedial-B7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-anteromedial_mediobasal-B7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anterobasal_lat-B8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-anteromedial_anterobasal-B8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anteromedial-anterobasal_basal-B8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-anteromedial_anterobasal-B8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laterobasal_lateral-B9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laterobasal_basal-B9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laterobasal-B9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posterobasal_laterobasal-B10a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L-grde-bronche-intrasegmentaire_inf-posterobasal_mediobasal-B10b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e-segmentaire_inf_posterobasal-B10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pical-B1-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apical-B1-2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pical-B1-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apical-B1-2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nt-B1-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ant-B1-2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ant-B1-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ant-B1-2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lat-B1-2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lat-B1-2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pico-post_lat-B1-2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pico-post_lat-B1-2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lat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lat-B3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lat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lat-B3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ant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ant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ant-B3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post-B3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post-B3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sup-ant_post-B3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sup-ant_post-B3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post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sup_post-B4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post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sup_post-B4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ant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sup_ant-B4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sup_ant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sup_ant-B4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sup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inf_sup-B5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sup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inf_sup-B5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inf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inf_inf-B5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lingulr-inf_inf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lingulr-inf_inf-B5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medial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medial-B6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medial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medial-B6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sup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sup-B6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sup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sup-B6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lat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lat-B6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pical_lat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pical_lat-B6c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lateral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mediobasal_anterolateral-B7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lateral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mediobasal_anterolateral-B7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medial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mediobasal_anteromedial-B7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mediobasal_anteromedial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mediobasal_anteromedial-B7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lat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anterobasal_lat-B8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lat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anterobasal_lat-B8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basal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anterobasal_basal-B8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anteromedial-anterobasal_basal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anteromedial-anterobasal_basal-B8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lateral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laterobasal_lateral-B9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lateral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laterobasal_lateral-B9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basal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laterobasal_basal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laterobasal_basal-B9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laterobasal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laterobasal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posterobasal_laterobasal-B10a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mediobasal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L-petite-bronche-intrasegmentaire_inf-posterobasal_mediobasal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grde-bronche-intrasegmentaire_inf-posterobasal_mediobasal-B10b .</text:p>
          </table:table-cell>
          <table:table-cell/>
        </table:table-row>
        <table:table-row table:style-name="ro2">
          <table:table-cell office:value-type="string" calcext:value-type="string">
            <text:p>anat:L-bronchioles-B1-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apical-B1-2ai .</text:p>
          </table:table-cell>
          <table:table-cell/>
        </table:table-row>
        <table:table-row table:style-name="ro2">
          <table:table-cell office:value-type="string" calcext:value-type="string">
            <text:p>anat:L-bronchioles-B1-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apical-B1-2aii .</text:p>
          </table:table-cell>
          <table:table-cell/>
        </table:table-row>
        <table:table-row table:style-name="ro2">
          <table:table-cell office:value-type="string" calcext:value-type="string">
            <text:p>anat:L-bronchioles-B1-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ant-B1-2bi .</text:p>
          </table:table-cell>
          <table:table-cell/>
        </table:table-row>
        <table:table-row table:style-name="ro2">
          <table:table-cell office:value-type="string" calcext:value-type="string">
            <text:p>anat:L-bronchioles-B1-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ant-B1-2bii .</text:p>
          </table:table-cell>
          <table:table-cell/>
        </table:table-row>
        <table:table-row table:style-name="ro2">
          <table:table-cell office:value-type="string" calcext:value-type="string">
            <text:p>anat:L-bronchioles-B1-2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lat-B1-2ci .</text:p>
          </table:table-cell>
          <table:table-cell/>
        </table:table-row>
        <table:table-row table:style-name="ro2">
          <table:table-cell office:value-type="string" calcext:value-type="string">
            <text:p>anat:L-bronchioles-B1-2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pico-post_lat-B1-2cii .</text:p>
          </table:table-cell>
          <table:table-cell/>
        </table:table-row>
        <table:table-row table:style-name="ro2">
          <table:table-cell office:value-type="string" calcext:value-type="string">
            <text:p>anat:L-bronchioles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lat-B3ai .</text:p>
          </table:table-cell>
          <table:table-cell/>
        </table:table-row>
        <table:table-row table:style-name="ro2">
          <table:table-cell office:value-type="string" calcext:value-type="string">
            <text:p>anat:L-bronchioles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lat-B3aii .</text:p>
          </table:table-cell>
          <table:table-cell/>
        </table:table-row>
        <table:table-row table:style-name="ro2">
          <table:table-cell office:value-type="string" calcext:value-type="string">
            <text:p>anat:L-bronchioles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ant-B3bi .</text:p>
          </table:table-cell>
          <table:table-cell/>
        </table:table-row>
        <table:table-row table:style-name="ro2">
          <table:table-cell office:value-type="string" calcext:value-type="string">
            <text:p>anat:L-bronchioles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ant-B3bii .</text:p>
          </table:table-cell>
          <table:table-cell/>
        </table:table-row>
        <table:table-row table:style-name="ro2">
          <table:table-cell office:value-type="string" calcext:value-type="string">
            <text:p>anat:L-bronchioles-B3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post-B3ci .</text:p>
          </table:table-cell>
          <table:table-cell/>
        </table:table-row>
        <table:table-row table:style-name="ro2">
          <table:table-cell office:value-type="string" calcext:value-type="string">
            <text:p>anat:L-bronchioles-B3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sup-ant_post-B3cii .</text:p>
          </table:table-cell>
          <table:table-cell/>
        </table:table-row>
        <table:table-row table:style-name="ro2">
          <table:table-cell office:value-type="string" calcext:value-type="string">
            <text:p>anat:L-bronchioles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sup_post-B4ai .</text:p>
          </table:table-cell>
          <table:table-cell/>
        </table:table-row>
        <table:table-row table:style-name="ro2">
          <table:table-cell office:value-type="string" calcext:value-type="string">
            <text:p>anat:L-bronchioles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sup_post-B4aii .</text:p>
          </table:table-cell>
          <table:table-cell/>
        </table:table-row>
        <table:table-row table:style-name="ro2">
          <table:table-cell office:value-type="string" calcext:value-type="string">
            <text:p>anat:L-bronchioles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sup_ant-B4bi .</text:p>
          </table:table-cell>
          <table:table-cell/>
        </table:table-row>
        <table:table-row table:style-name="ro2">
          <table:table-cell office:value-type="string" calcext:value-type="string">
            <text:p>anat:L-bronchioles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sup_ant-B4bii .</text:p>
          </table:table-cell>
          <table:table-cell/>
        </table:table-row>
        <table:table-row table:style-name="ro2">
          <table:table-cell office:value-type="string" calcext:value-type="string">
            <text:p>anat:L-bronchioles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inf_sup-B5ai .</text:p>
          </table:table-cell>
          <table:table-cell/>
        </table:table-row>
        <table:table-row table:style-name="ro2">
          <table:table-cell office:value-type="string" calcext:value-type="string">
            <text:p>anat:L-bronchioles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inf_sup-B5aii .</text:p>
          </table:table-cell>
          <table:table-cell/>
        </table:table-row>
        <table:table-row table:style-name="ro2">
          <table:table-cell office:value-type="string" calcext:value-type="string">
            <text:p>anat:L-bronchioles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inf_inf-B5bi .</text:p>
          </table:table-cell>
          <table:table-cell/>
        </table:table-row>
        <table:table-row table:style-name="ro2">
          <table:table-cell office:value-type="string" calcext:value-type="string">
            <text:p>anat:L-bronchioles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lingulr-inf_inf-B5bii .</text:p>
          </table:table-cell>
          <table:table-cell/>
        </table:table-row>
        <table:table-row table:style-name="ro2">
          <table:table-cell office:value-type="string" calcext:value-type="string">
            <text:p>anat:L-bronchioles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medial-B6ai .</text:p>
          </table:table-cell>
          <table:table-cell/>
        </table:table-row>
        <table:table-row table:style-name="ro2">
          <table:table-cell office:value-type="string" calcext:value-type="string">
            <text:p>anat:L-bronchioles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medial-B6aii .</text:p>
          </table:table-cell>
          <table:table-cell/>
        </table:table-row>
        <table:table-row table:style-name="ro2">
          <table:table-cell office:value-type="string" calcext:value-type="string">
            <text:p>anat:L-bronchioles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sup-B6bi .</text:p>
          </table:table-cell>
          <table:table-cell/>
        </table:table-row>
        <table:table-row table:style-name="ro2">
          <table:table-cell office:value-type="string" calcext:value-type="string">
            <text:p>anat:L-bronchioles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sup-B6bii .</text:p>
          </table:table-cell>
          <table:table-cell/>
        </table:table-row>
        <table:table-row table:style-name="ro2">
          <table:table-cell office:value-type="string" calcext:value-type="string">
            <text:p>anat:L-bronchioles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lat-B6ci .</text:p>
          </table:table-cell>
          <table:table-cell/>
        </table:table-row>
        <table:table-row table:style-name="ro2">
          <table:table-cell office:value-type="string" calcext:value-type="string">
            <text:p>anat:L-bronchioles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pical_lat-B6cii .</text:p>
          </table:table-cell>
          <table:table-cell/>
        </table:table-row>
        <table:table-row table:style-name="ro2">
          <table:table-cell office:value-type="string" calcext:value-type="string">
            <text:p>anat:L-bronchioles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mediobasal_anterolateral-B7ai .</text:p>
          </table:table-cell>
          <table:table-cell/>
        </table:table-row>
        <table:table-row table:style-name="ro2">
          <table:table-cell office:value-type="string" calcext:value-type="string">
            <text:p>anat:L-bronchioles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mediobasal_anterolateral-B7aii .</text:p>
          </table:table-cell>
          <table:table-cell/>
        </table:table-row>
        <table:table-row table:style-name="ro2">
          <table:table-cell office:value-type="string" calcext:value-type="string">
            <text:p>anat:L-bronchioles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mediobasal_anteromedial-B7bi .</text:p>
          </table:table-cell>
          <table:table-cell/>
        </table:table-row>
        <table:table-row table:style-name="ro2">
          <table:table-cell office:value-type="string" calcext:value-type="string">
            <text:p>anat:L-bronchioles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mediobasal_anteromedial-B7bii .</text:p>
          </table:table-cell>
          <table:table-cell/>
        </table:table-row>
        <table:table-row table:style-name="ro2">
          <table:table-cell office:value-type="string" calcext:value-type="string">
            <text:p>anat:L-bronchioles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anterobasal_lat-B8ai .</text:p>
          </table:table-cell>
          <table:table-cell/>
        </table:table-row>
        <table:table-row table:style-name="ro2">
          <table:table-cell office:value-type="string" calcext:value-type="string">
            <text:p>anat:L-bronchioles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anterobasal_lat-B8aii .</text:p>
          </table:table-cell>
          <table:table-cell/>
        </table:table-row>
        <table:table-row table:style-name="ro2">
          <table:table-cell office:value-type="string" calcext:value-type="string">
            <text:p>anat:L-bronchioles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anterobasal_basal-B8bi .</text:p>
          </table:table-cell>
          <table:table-cell/>
        </table:table-row>
        <table:table-row table:style-name="ro2">
          <table:table-cell office:value-type="string" calcext:value-type="string">
            <text:p>anat:L-bronchioles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anteromedial-anterobasal_basal-B8bii .</text:p>
          </table:table-cell>
          <table:table-cell/>
        </table:table-row>
        <table:table-row table:style-name="ro2">
          <table:table-cell office:value-type="string" calcext:value-type="string">
            <text:p>anat:L-bronchioles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laterobasal_lateral-B9ai .</text:p>
          </table:table-cell>
          <table:table-cell/>
        </table:table-row>
        <table:table-row table:style-name="ro2">
          <table:table-cell office:value-type="string" calcext:value-type="string">
            <text:p>anat:L-bronchioles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laterobasal_lateral-B9aii .</text:p>
          </table:table-cell>
          <table:table-cell/>
        </table:table-row>
        <table:table-row table:style-name="ro2">
          <table:table-cell office:value-type="string" calcext:value-type="string">
            <text:p>anat:L-bronchioles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laterobasal_basal-B9bi .</text:p>
          </table:table-cell>
          <table:table-cell/>
        </table:table-row>
        <table:table-row table:style-name="ro2">
          <table:table-cell office:value-type="string" calcext:value-type="string">
            <text:p>anat:L-bronchioles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laterobasal_basal-B9bii .</text:p>
          </table:table-cell>
          <table:table-cell/>
        </table:table-row>
        <table:table-row table:style-name="ro2">
          <table:table-cell office:value-type="string" calcext:value-type="string">
            <text:p>anat:L-bronchioles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posterobasal_laterobasal-B10ai .</text:p>
          </table:table-cell>
          <table:table-cell/>
        </table:table-row>
        <table:table-row table:style-name="ro2">
          <table:table-cell office:value-type="string" calcext:value-type="string">
            <text:p>anat:L-bronchioles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posterobasal_laterobasal-B10aii .</text:p>
          </table:table-cell>
          <table:table-cell/>
        </table:table-row>
        <table:table-row table:style-name="ro2">
          <table:table-cell office:value-type="string" calcext:value-type="string">
            <text:p>anat:L-bronchioles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posterobasal_mediobasal-B10bi .</text:p>
          </table:table-cell>
          <table:table-cell/>
        </table:table-row>
        <table:table-row table:style-name="ro2">
          <table:table-cell office:value-type="string" calcext:value-type="string">
            <text:p>anat:L-bronchioles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petite-bronche-intrasegmentaire_inf-posterobasal_mediobasal-B10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pical_apical-B1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pical_apical-B1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pical_ant-B1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pical_ant-B1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post_apical-B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2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post_apical-B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2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post_post-B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2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post_post-B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2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nt_post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3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nt_post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3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nt_ant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3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sup-ant_ant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3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lat_post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4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lat_post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4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lat_ant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4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lat_ant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4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medial_sup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5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medial_sup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5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medial_inf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5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moy-medial_inf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5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medial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medial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sup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sup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lat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c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sup_lat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6c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mediobasal_ant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7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mediobasal_ant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7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mediobasal_median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7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mediobasal_median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7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anterobasal_lat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8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anterobasal_lat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8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anterobasal_basal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8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anterobasal_basal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8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laterobasal_lat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9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laterobasal_lat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9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laterobasal_basal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9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laterobasal_basal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9b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posterobasal_laterobasal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0a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posterobasal_laterobasal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0ai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posterobasal_mediobasal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0bi .</text:p>
          </table:table-cell>
          <table:table-cell/>
        </table:table-row>
        <table:table-row table:style-name="ro2">
          <table:table-cell office:value-type="string" calcext:value-type="string">
            <text:p>anat:R-poumon-petit-sous-sgmt_inf-posterobasal_mediobasal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R-bronchioles-B10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apical-B1-2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apical-B1-2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ant-B1-2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ant-B1-2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lat-B1-2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c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pico-post_lat-B1-2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-2c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lat-B3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lat-B3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ant-B3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ant-B3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post-B3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c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sup-ant_post-B3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3c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sup_post-B4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4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sup_post-B4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4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sup_ant-B4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4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sup_ant-B4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4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inf_sup-B5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5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inf_sup-B5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5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inf_inf-B5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5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lingulr-inf_inf-B5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5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medial-B6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medial-B6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sup-B6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sup-B6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lat-B6c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c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pical_lat-B6c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6c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mediobasal_anterolateral-B7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7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mediobasal_anterolateral-B7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7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mediobasal_anteromedial-B7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7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mediobasal_anteromedial-B7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7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anterobasal_lat-B8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8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anterobasal_lat-B8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8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anterobasal_basal-B8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8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anteromedial-anterobasal_basal-B8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8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laterobasal_lateral-B9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9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laterobasal_lateral-B9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9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laterobasal_basal-B9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9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laterobasal_basal-B9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9b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posterobasal_laterobasal-B10a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0a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posterobasal_laterobasal-B10a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0ai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posterobasal_mediobasal-B10b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0bi .</text:p>
          </table:table-cell>
          <table:table-cell/>
        </table:table-row>
        <table:table-row table:style-name="ro2">
          <table:table-cell office:value-type="string" calcext:value-type="string">
            <text:p>anat:L-poumon-petit-sous-sgmt_inf-posterobasal_mediobasal-B10bii</text:p>
          </table:table-cell>
          <table:table-cell table:style-name="Default" office:value-type="string" calcext:value-type="string">
            <text:p>anat:prolonge</text:p>
          </table:table-cell>
          <table:table-cell office:value-type="string" calcext:value-type="string">
            <text:p>anat:L-bronchioles-B10bii .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nat:R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6 .</text:p>
          </table:table-cell>
          <table:table-cell/>
        </table:table-row>
        <table:table-row table:style-name="ro2">
          <table:table-cell office:value-type="string" calcext:value-type="string">
            <text:p>anat:R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7 .</text:p>
          </table:table-cell>
          <table:table-cell/>
        </table:table-row>
        <table:table-row table:style-name="ro2">
          <table:table-cell office:value-type="string" calcext:value-type="string">
            <text:p>anat:R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R-dome-pleural .</text:p>
          </table:table-cell>
          <table:table-cell/>
        </table:table-row>
        <table:table-row table:style-name="ro2">
          <table:table-cell office:value-type="string" calcext:value-type="string">
            <text:p>anat:L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6 .</text:p>
          </table:table-cell>
          <table:table-cell/>
        </table:table-row>
        <table:table-row table:style-name="ro2">
          <table:table-cell office:value-type="string" calcext:value-type="string">
            <text:p>anat:L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7 .</text:p>
          </table:table-cell>
          <table:table-cell/>
        </table:table-row>
        <table:table-row table:style-name="ro3">
          <table:table-cell office:value-type="string" calcext:value-type="string">
            <text:p>anat:L-lgmt-vertebr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<text:span text:style-name="T1">anat:L-dome-pleural</text:span> .</text:p>
          </table:table-cell>
          <table:table-cell/>
        </table:table-row>
        <table:table-row table:style-name="ro2">
          <table:table-cell office:value-type="string" calcext:value-type="string">
            <text:p>anat:R-lgmt-transvers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6 .</text:p>
          </table:table-cell>
          <table:table-cell/>
        </table:table-row>
        <table:table-row table:style-name="ro3">
          <table:table-cell office:value-type="string" calcext:value-type="string">
            <text:p>anat:R-lgmt-transvers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<text:span text:style-name="T1">anat:R-dome-pleural</text:span> .</text:p>
          </table:table-cell>
          <table:table-cell/>
        </table:table-row>
        <table:table-row table:style-name="ro2">
          <table:table-cell office:value-type="string" calcext:value-type="string">
            <text:p>anat:L-lgmt-transvers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v-C6 .</text:p>
          </table:table-cell>
          <table:table-cell/>
        </table:table-row>
        <table:table-row table:style-name="ro3">
          <table:table-cell office:value-type="string" calcext:value-type="string">
            <text:p>anat:L-lgmt-transvers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<text:span text:style-name="T1">anat:L-dome-pleural</text:span> .</text:p>
          </table:table-cell>
          <table:table-cell/>
        </table:table-row>
        <table:table-row table:style-name="ro2">
          <table:table-cell office:value-type="string" calcext:value-type="string">
            <text:p>anat:R-lgmt-cost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R-cote-1 .</text:p>
          </table:table-cell>
          <table:table-cell/>
        </table:table-row>
        <table:table-row table:style-name="ro3">
          <table:table-cell office:value-type="string" calcext:value-type="string">
            <text:p>anat:R-lgmt-cost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<text:span text:style-name="T1">anat:R-dome-pleural</text:span> .</text:p>
          </table:table-cell>
          <table:table-cell/>
        </table:table-row>
        <table:table-row table:style-name="ro2">
          <table:table-cell office:value-type="string" calcext:value-type="string">
            <text:p>anat:L-lgmt-cost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anat:L-cote-1 .</text:p>
          </table:table-cell>
          <table:table-cell/>
        </table:table-row>
        <table:table-row table:style-name="ro3">
          <table:table-cell office:value-type="string" calcext:value-type="string">
            <text:p>anat:L-lgmt-costo-pleural</text:p>
          </table:table-cell>
          <table:table-cell table:style-name="ce136" office:value-type="string" calcext:value-type="string">
            <text:p>anat:s-insere-sur</text:p>
          </table:table-cell>
          <table:table-cell office:value-type="string" calcext:value-type="string">
            <text:p><text:span text:style-name="T1">anat:L-dome-pleural</text:span> .</text:p>
          </table:table-cell>
          <table:table-cell/>
        </table:table-row>
      </table:table>
      <table:table table:name="respi c" table:style-name="ta1">
        <table:table-column table:style-name="co16" table:default-cell-style-name="ce13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134" office:value-type="string" calcext:value-type="string">
            <text:p>anat:Sys-Resp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LL1v8nn8zmOTXf89DOaeGHTD" xlink:type="simple">http://lifesciencedb.jp/bp3d/API/animation?shorten=LL1v8nn8zmOTXf89DOaeGHTD</text:a>&gt; .</text:p>
          </table:table-cell>
          <table:table-cell office:value-type="string" calcext:value-type="string">
            <text:p>&lt;<text:a xlink:href="http://lifesciencedb.jp/bp3d/API/animation?shorten=H1vSneu0D4ru1TTLDqPje4fm" xlink:type="simple">http://lifesciencedb.jp/bp3d/API/animation?shorten=H1vSneu0D4ru1TTLDqPje4fm</text:a>&gt; .</text:p>
          </table:table-cell>
        </table:table-row>
        <table:table-row table:style-name="ro2">
          <table:table-cell table:style-name="ce134" office:value-type="string" calcext:value-type="string">
            <text:p>anat:Sys-Respi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muGLT9WbWX1T05DCCyPjaqWb" xlink:type="simple">http://lifesciencedb.jp/bp3d/API/animation?shorten=muGLT9WbWX1T05DCCyPjaqWb</text:a>&gt; .</text:p>
          </table:table-cell>
          <table:table-cell office:value-type="string" calcext:value-type="string">
            <text:p>&lt;<text:a xlink:href="http://lifesciencedb.jp/bp3d/API/animation?shorten=y095PnzG1DSTDyamuivGbumK" xlink:type="simple">http://lifesciencedb.jp/bp3d/API/animation?shorten=y095PnzG1DSTDyamuivGbumK</text:a>&gt; .</text:p>
          </table:table-cell>
        </table:table-row>
        <table:table-row table:style-name="ro2">
          <table:table-cell table:style-name="ce134" office:value-type="string" calcext:value-type="string">
            <text:p>anat:Sys-Respi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S91bm0DuWP9f9jSnGX9fODmO" xlink:type="simple">http://lifesciencedb.jp/bp3d/API/animation?shorten=S91bm0DuWP9f9jSnGX9fODmO</text:a>&gt; .</text:p>
          </table:table-cell>
          <table:table-cell office:value-type="string" calcext:value-type="string">
            <text:p>&lt;<text:a xlink:href="http://lifesciencedb.jp/bp3d/API/animation?shorten=9bOnGH9jCCOb1PH1DG0P5TLP" xlink:type="simple">http://lifesciencedb.jp/bp3d/API/animation?shorten=9bOnGH9jCCOb1PH1DG0P5TLP</text:a>&gt; .</text:p>
          </table:table-cell>
        </table:table-row>
        <table:table-row table:style-name="ro2">
          <table:table-cell table:style-name="ce134" office:value-type="string" calcext:value-type="string">
            <text:p>#anat:muqueuse-sinus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muqueuse-s-F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muqueuse-s-S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R-muqueuse-s-E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L-muqueuse-s-E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R-muqueuse-s-M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L-muqueuse-s-M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#anat:muqueuse-cavt-nasale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anat:pharynx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anat:naso-pharynx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anat:oro-pharynx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4" office:value-type="string" calcext:value-type="string">
            <text:p>anat:laryng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KjWHPXzeK95zyKjieeSH9Pri" xlink:type="simple">http://lifesciencedb.jp/bp3d/API/animation?shorten=KjWHPXzeK95zyKjieeSH9Pri</text:a>&gt; .</text:p>
          </table:table-cell>
        </table:table-row>
        <table:table-row table:style-name="ro2">
          <table:table-cell table:style-name="ce134" office:value-type="string" calcext:value-type="string">
            <text:p>anat:arbre-bronchiq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fee0PvPTPPHTiGvG1fCqmimC&gt; .</text:p>
          </table:table-cell>
        </table:table-row>
        <table:table-row table:style-name="ro2">
          <table:table-cell table:style-name="ce134" office:value-type="string" calcext:value-type="string">
            <text:p>anat:trache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qm01LTGXPTXjqy4ji8m4v8nC&gt; .</text:p>
          </table:table-cell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ySPLDiyS919PreWbSbaG5595" xlink:type="simple">http://lifesciencedb.jp/bp3d/API/animation?shorten=ySPLDiyS919PreWbSbaG5595</text:a>&gt; .</text:p>
          </table:table-cell>
        </table:table-row>
        <table:table-row table:style-name="ro2">
          <table:table-cell office:value-type="string" calcext:value-type="string">
            <text:p>anat:R-brche-pp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DKzWb0CKLny4zeWj0nLTD89f" xlink:type="simple">http://lifesciencedb.jp/bp3d/API/animation?shorten=DKzWb0CKLny4zeWj0nLTD89f</text:a>&gt; .</text:p>
          </table:table-cell>
        </table:table-row>
        <table:table-row table:style-name="ro2">
          <table:table-cell office:value-type="string" calcext:value-type="string">
            <text:p>#anat:R-brche-lobe-sup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brche-inter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brche-lobe-moy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brche-lobe-inf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WPHTDimGPnKLqee4rySnmaG5" xlink:type="simple">http://lifesciencedb.jp/bp3d/API/animation?shorten=WPHTDimGPnKLqee4rySnmaG5</text:a>&gt; .</text:p>
          </table:table-cell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0v45HLK5z0r09HvGbW0zW9rK" xlink:type="simple">http://lifesciencedb.jp/bp3d/API/animation?shorten=0v45HLK5z0r09HvGbW0zW9rK</text:a>&gt; .</text:p>
          </table:table-cell>
        </table:table-row>
        <table:table-row table:style-name="ro2">
          <table:table-cell office:value-type="string" calcext:value-type="string">
            <text:p>anat:R-B1-brche-sup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XjmGDKTvG9riDGLPTHmST5zK" xlink:type="simple">http://lifesciencedb.jp/bp3d/API/animation?shorten=XjmGDKTvG9riDGLPTHmST5zK</text:a>&gt; .</text:p>
          </table:table-cell>
        </table:table-row>
        <table:table-row table:style-name="ro2">
          <table:table-cell office:value-type="string" calcext:value-type="string">
            <text:p>anat:R-B2-brche-sup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reGfeWqGHnuy5n4vmmaGfeOv" xlink:type="simple">http://lifesciencedb.jp/bp3d/API/animation?shorten=reGfeWqGHnuy5n4vmmaGfeOv</text:a>&gt; .</text:p>
          </table:table-cell>
        </table:table-row>
        <table:table-row table:style-name="ro2">
          <table:table-cell office:value-type="string" calcext:value-type="string">
            <text:p>anat:R-B3-brche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4vWH1Hqu8ryCeKrmy809zySr" xlink:type="simple">http://lifesciencedb.jp/bp3d/API/animation?shorten=4vWH1Hqu8ryCeKrmy809zySr</text:a>&gt; .</text:p>
          </table:table-cell>
        </table:table-row>
        <table:table-row table:style-name="ro2">
          <table:table-cell office:value-type="string" calcext:value-type="string">
            <text:p>anat:R-brche-t-lobe-moy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v4bGD4955XPzWr0vG9f4bCuC" xlink:type="simple">http://lifesciencedb.jp/bp3d/API/animation?shorten=v4bGD4955XPzWr0vG9f4bCuC</text:a>&gt; .</text:p>
          </table:table-cell>
        </table:table-row>
        <table:table-row table:style-name="ro2">
          <table:table-cell office:value-type="string" calcext:value-type="string">
            <text:p>anat:R-B4-brche-moy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1XDqqSmeeeiSuaGnaSeG5Tv4" xlink:type="simple">http://lifesciencedb.jp/bp3d/API/animation?shorten=1XDqqSmeeeiSuaGnaSeG5Tv4</text:a>&gt; .</text:p>
          </table:table-cell>
        </table:table-row>
        <table:table-row table:style-name="ro2">
          <table:table-cell office:value-type="string" calcext:value-type="string">
            <text:p>anat:R-B5-brche-moy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8PHfG5TDy8LvHbCe85naOXvK" xlink:type="simple">http://lifesciencedb.jp/bp3d/API/animation?shorten=8PHfG5TDy8LvHbCe85naOXvK</text:a>&gt; .</text:p>
          </table:table-cell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eiqaCS4TjyS9jSz4510zuqOD" xlink:type="simple">http://lifesciencedb.jp/bp3d/API/animation?shorten=eiqaCS4TjyS9jSz4510zuqOD</text:a>&gt; .</text:p>
          </table:table-cell>
        </table:table-row>
        <table:table-row table:style-name="ro2">
          <table:table-cell office:value-type="string" calcext:value-type="string">
            <text:p>anat:R-B6-brche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GT1P99D4DiS99Dq85zv8DGPn" xlink:type="simple">http://lifesciencedb.jp/bp3d/API/animation?shorten=GT1P99D4DiS99Dq85zv8DGPn</text:a>&gt; .</text:p>
          </table:table-cell>
        </table:table-row>
        <table:table-row table:style-name="ro2">
          <table:table-cell office:value-type="string" calcext:value-type="string">
            <text:p>anat:R-B7-brche-inf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G55XXj1T5T1jjqyWPPS1n0Xf" xlink:type="simple">http://lifesciencedb.jp/bp3d/API/animation?shorten=G55XXj1T5T1jjqyWPPS1n0Xf</text:a>&gt; .</text:p>
          </table:table-cell>
        </table:table-row>
        <table:table-row table:style-name="ro2">
          <table:table-cell office:value-type="string" calcext:value-type="string">
            <text:p>anat:R-B8-brche-inf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0TvimmCWr0DOumyCiG99jK1X" xlink:type="simple">http://lifesciencedb.jp/bp3d/API/animation?shorten=0TvimmCWr0DOumyCiG99jK1X</text:a>&gt; .</text:p>
          </table:table-cell>
        </table:table-row>
        <table:table-row table:style-name="ro2">
          <table:table-cell office:value-type="string" calcext:value-type="string">
            <text:p>anat:R-B9-brche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bm0DSXXPb8XrOLnaa0fO9DSP" xlink:type="simple">http://lifesciencedb.jp/bp3d/API/animation?shorten=bm0DSXXPb8XrOLnaa0fO9DSP</text:a>&gt; .</text:p>
          </table:table-cell>
        </table:table-row>
        <table:table-row table:style-name="ro2">
          <table:table-cell office:value-type="string" calcext:value-type="string">
            <text:p>anat:R-B10-brche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muqCmeq8fWbGHX5XvKnOXb4T" xlink:type="simple">http://lifesciencedb.jp/bp3d/API/animation?shorten=muqCmeq8fWbGHX5XvKnOXb4T</text:a>&gt; .</text:p>
          </table:table-cell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WPHTDimGPnKLqee4rySnmaG5" xlink:type="simple">http://lifesciencedb.jp/bp3d/API/animation?shorten=WPHTDimGPnKLqee4rySnmaG5</text:a>&gt; .</text:p>
          </table:table-cell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0v45HLK5z0r09HvGbW0zW9rK" xlink:type="simple">http://lifesciencedb.jp/bp3d/API/animation?shorten=0v45HLK5z0r09HvGbW0zW9rK</text:a>&gt; .</text:p>
          </table:table-cell>
        </table:table-row>
        <table:table-row table:style-name="ro2">
          <table:table-cell office:value-type="string" calcext:value-type="string">
            <text:p>anat:R-abt-sup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XjmGDKTvG9riDGLPTHmST5zK&gt; .</text:p>
          </table:table-cell>
        </table:table-row>
        <table:table-row table:style-name="ro2">
          <table:table-cell office:value-type="string" calcext:value-type="string">
            <text:p>anat:R-abt-sup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reGfeWqGHnuy5n4vmmaGfeOv&gt; .</text:p>
          </table:table-cell>
        </table:table-row>
        <table:table-row table:style-name="ro2">
          <table:table-cell office:value-type="string" calcext:value-type="string">
            <text:p>anat:R-abt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4vWH1Hqu8ryCeKrmy809zySr&gt; .</text:p>
          </table:table-cell>
        </table:table-row>
        <table:table-row table:style-name="ro2">
          <table:table-cell office:value-type="string" calcext:value-type="string">
            <text:p>anat:R-abt-lobe-moy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v4bGD4955XPzWr0vG9f4bCuC&gt; .</text:p>
          </table:table-cell>
        </table:table-row>
        <table:table-row table:style-name="ro2">
          <table:table-cell office:value-type="string" calcext:value-type="string">
            <text:p>anat:R-abt-moy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1XDqqSmeeeiSuaGnaSeG5Tv4&gt; .</text:p>
          </table:table-cell>
        </table:table-row>
        <table:table-row table:style-name="ro2">
          <table:table-cell office:value-type="string" calcext:value-type="string">
            <text:p>anat:R-abt-moy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8PHfG5TDy8LvHbCe85naOXvK&gt; .</text:p>
          </table:table-cell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eiqaCS4TjyS9jSz4510zuqOD&gt; .</text:p>
          </table:table-cell>
        </table:table-row>
        <table:table-row table:style-name="ro2">
          <table:table-cell office:value-type="string" calcext:value-type="string">
            <text:p>anat:R-abt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GT1P99D4DiS99Dq85zv8DGPn&gt; .</text:p>
          </table:table-cell>
        </table:table-row>
        <table:table-row table:style-name="ro2">
          <table:table-cell office:value-type="string" calcext:value-type="string">
            <text:p>anat:R-abt-inf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G55XXj1T5T1jjqyWPPS1n0Xf&gt; .</text:p>
          </table:table-cell>
        </table:table-row>
        <table:table-row table:style-name="ro2">
          <table:table-cell office:value-type="string" calcext:value-type="string">
            <text:p>anat:R-abt-inf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0TvimmCWr0DOumyCiG99jK1X&gt; .</text:p>
          </table:table-cell>
        </table:table-row>
        <table:table-row table:style-name="ro2">
          <table:table-cell office:value-type="string" calcext:value-type="string">
            <text:p>anat:R-abt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bm0DSXXPb8XrOLnaa0fO9DSP&gt; .</text:p>
          </table:table-cell>
        </table:table-row>
        <table:table-row table:style-name="ro2">
          <table:table-cell office:value-type="string" calcext:value-type="string">
            <text:p>anat:R-abt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muqCmeq8fWbGHX5XvKnOXb4T&gt; .</text:p>
          </table:table-cell>
        </table:table-row>
        <table:table-row table:style-name="ro2">
          <table:table-cell office:value-type="string" calcext:value-type="string">
            <text:p>anat:L-arbre-bronchiq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OryyqGK19rST891faO9XzqqO&gt; .</text:p>
          </table:table-cell>
        </table:table-row>
        <table:table-row table:style-name="ro2">
          <table:table-cell office:value-type="string" calcext:value-type="string">
            <text:p>anat:L-brche-pp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DeC4XLK9XzySnaSXzKG95nyy&gt; .</text:p>
          </table:table-cell>
        </table:table-row>
        <table:table-row table:style-name="ro2">
          <table:table-cell table:style-name="ce136" office:value-type="string" calcext:value-type="string">
            <text:p>#anat:L-brche-lobe-sup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6" office:value-type="string" calcext:value-type="string">
            <text:p>#anat:L-brche-lobe-sup-d-sup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6" office:value-type="string" calcext:value-type="string">
            <text:p>#anat:L-brche-lingulr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table:style-name="ce136" office:value-type="string" calcext:value-type="string">
            <text:p>#anat:L-brche-lobe-inf</text:p>
          </table:table-cell>
          <table:table-cell office:value-type="string" calcext:value-type="string">
            <text:p>anat:hasImage3D</text:p>
          </table:table-cell>
          <table:table-cell table:number-columns-repeated="2"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anat:L-brche-t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S1r05rn8jCyK0zuiWfDOnWLP&gt; .</text:p>
          </table:table-cell>
        </table:table-row>
        <table:table-row table:style-name="ro2">
          <table:table-cell table:style-name="ce136" office:value-type="string" calcext:value-type="string">
            <text:p>anat:L-brche-t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1bKXTv5Hb0XzD45Pv8OruCim&gt; .</text:p>
          </table:table-cell>
        </table:table-row>
        <table:table-row table:style-name="ro2">
          <table:table-cell table:style-name="ce136" office:value-type="string" calcext:value-type="string">
            <text:p>anat:L-brche-t-lobe-sup-d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y0TPDaiWPPT54Lf4XnSj0rKD&gt; .</text:p>
          </table:table-cell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D011bqm8vKraiOHL9Tv0rmWD&gt; .</text:p>
          </table:table-cell>
        </table:table-row>
        <table:table-row table:style-name="ro2">
          <table:table-cell office:value-type="string" calcext:value-type="string">
            <text:p>anat:L-B3-brche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0riOPzTfKzy04Hr4zijODyWX&gt; .</text:p>
          </table:table-cell>
        </table:table-row>
        <table:table-row table:style-name="ro2">
          <table:table-cell table:style-name="ce136" office:value-type="string" calcext:value-type="string">
            <text:p>anat:L-brche-t-lingulr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05XPbqHXr89vSri4Lvq8TDuK&gt; .</text:p>
          </table:table-cell>
        </table:table-row>
        <table:table-row table:style-name="ro2">
          <table:table-cell office:value-type="string" calcext:value-type="string">
            <text:p>anat:L-B4-brche-lingulr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1DSLDWT1TzemTXTvKHnSvC0H&gt; .</text:p>
          </table:table-cell>
        </table:table-row>
        <table:table-row table:style-name="ro2">
          <table:table-cell office:value-type="string" calcext:value-type="string">
            <text:p>anat:L-B5-brche-lingulr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TzSnO5fG1PnazqqCuC99f0Dy&gt; .</text:p>
          </table:table-cell>
        </table:table-row>
        <table:table-row table:style-name="ro2">
          <table:table-cell table:style-name="ce136" office:value-type="string" calcext:value-type="string">
            <text:p>anat:L-brche-t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5X9nyy8vqO5D091H9vP1LvmO&gt; .</text:p>
          </table:table-cell>
        </table:table-row>
        <table:table-row table:style-name="ro2">
          <table:table-cell office:value-type="string" calcext:value-type="string">
            <text:p>anat:L-B6-brche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KX19n0jWj0Xb0HvyKnPP9v85&gt; .</text:p>
          </table:table-cell>
        </table:table-row>
        <table:table-row table:style-name="ro2">
          <table:table-cell office:value-type="string" calcext:value-type="string">
            <text:p>anat:L-B7-8-brche-inf-ant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uKjC0f5vSbmum015PHf0nuu0&gt; .</text:p>
          </table:table-cell>
        </table:table-row>
        <table:table-row table:style-name="ro2">
          <table:table-cell office:value-type="string" calcext:value-type="string">
            <text:p>anat:L-B9-brche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aO11be8H1TvCyme455LLDmqa&gt; .</text:p>
          </table:table-cell>
        </table:table-row>
        <table:table-row table:style-name="ro2">
          <table:table-cell office:value-type="string" calcext:value-type="string">
            <text:p>anat:L-B10-brche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51bmauGT5HHvDOX5jibm0T9L&gt; .</text:p>
          </table:table-cell>
        </table:table-row>
        <table:table-row table:style-name="ro2">
          <table:table-cell table:style-name="ce136" office:value-type="string" calcext:value-type="string">
            <text:p>anat:L-abt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S1r05rn8jCyK0zuiWfDOnWLP&gt; .</text:p>
          </table:table-cell>
        </table:table-row>
        <table:table-row table:style-name="ro2">
          <table:table-cell table:style-name="ce136" office:value-type="string" calcext:value-type="string">
            <text:p>anat:L-abt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1bKXTv5Hb0XzD45Pv8OruCim&gt; .</text:p>
          </table:table-cell>
        </table:table-row>
        <table:table-row table:style-name="ro2">
          <table:table-cell table:style-name="ce136" office:value-type="string" calcext:value-type="string">
            <text:p>anat:L-abt-lobe-sup-d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y0TPDaiWPPT54Lf4XnSj0rKD&gt; .</text:p>
          </table:table-cell>
        </table:table-row>
        <table:table-row table:style-name="ro2">
          <table:table-cell office:value-type="string" calcext:value-type="string">
            <text:p>anat:L-abt-sup-apico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D011bqm8vKraiOHL9Tv0rmWD&gt; .</text:p>
          </table:table-cell>
        </table:table-row>
        <table:table-row table:style-name="ro2">
          <table:table-cell office:value-type="string" calcext:value-type="string">
            <text:p>anat:L-abt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0riOPzTfKzy04Hr4zijODyWX&gt; .</text:p>
          </table:table-cell>
        </table:table-row>
        <table:table-row table:style-name="ro2">
          <table:table-cell table:style-name="ce136" office:value-type="string" calcext:value-type="string">
            <text:p>anat:L-abt-lingulr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05XPbqHXr89vSri4Lvq8TDuK&gt; .</text:p>
          </table:table-cell>
        </table:table-row>
        <table:table-row table:style-name="ro2">
          <table:table-cell office:value-type="string" calcext:value-type="string">
            <text:p>anat:L-abt-lingulr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1DSLDWT1TzemTXTvKHnSvC0H&gt; .</text:p>
          </table:table-cell>
        </table:table-row>
        <table:table-row table:style-name="ro2">
          <table:table-cell office:value-type="string" calcext:value-type="string">
            <text:p>anat:L-abt-lingulr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TzSnO5fG1PnazqqCuC99f0Dy&gt; .</text:p>
          </table:table-cell>
        </table:table-row>
        <table:table-row table:style-name="ro2">
          <table:table-cell table:style-name="ce136" office:value-type="string" calcext:value-type="string">
            <text:p>anat:L-abt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5X9nyy8vqO5D091H9vP1LvmO&gt; .</text:p>
          </table:table-cell>
        </table:table-row>
        <table:table-row table:style-name="ro2">
          <table:table-cell office:value-type="string" calcext:value-type="string">
            <text:p>anat:L-abt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KX19n0jWj0Xb0HvyKnPP9v85&gt; .</text:p>
          </table:table-cell>
        </table:table-row>
        <table:table-row table:style-name="ro2">
          <table:table-cell office:value-type="string" calcext:value-type="string">
            <text:p>anat:L-abt-inf-ant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uKjC0f5vSbmum015PHf0nuu0&gt; .</text:p>
          </table:table-cell>
        </table:table-row>
        <table:table-row table:style-name="ro2">
          <table:table-cell office:value-type="string" calcext:value-type="string">
            <text:p>anat:L-abt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aO11be8H1TvCyme455LLDmqa&gt; .</text:p>
          </table:table-cell>
        </table:table-row>
        <table:table-row table:style-name="ro2">
          <table:table-cell office:value-type="string" calcext:value-type="string">
            <text:p>anat:L-abt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http://lifesciencedb.jp/bp3d/API/animation?shorten=51bmauGT5HHvDOX5jibm0T9L&gt; .</text:p>
          </table:table-cell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imKbuCKzimqub49z0bji8HjS" xlink:type="simple">http://lifesciencedb.jp/bp3d/API/animation?shorten=imKbuCKzimqub49z0bji8HjS</text:a>&gt; .</text:p>
          </table:table-cell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H5buimm41HrWLj8feOXDaqG9" xlink:type="simple">http://lifesciencedb.jp/bp3d/API/animation?shorten=H5buimm41HrWLj8feOXDaqG9</text:a>&gt; .</text:p>
          </table:table-cell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5fK1b8eqGvObSH51fe1LHLT5" xlink:type="simple">http://lifesciencedb.jp/bp3d/API/animation?shorten=5fK1b8eqGvObSH51fe1LHLT5</text:a>&gt; .</text:p>
          </table:table-cell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81jaay41XTPvT1HPvK5H5HXn" xlink:type="simple">http://lifesciencedb.jp/bp3d/API/animation?shorten=81jaay41XTPvT1HPvK5H5HXn</text:a>&gt; .</text:p>
          </table:table-cell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S5bCmye8TDOL9zOTHXbmCOrO" xlink:type="simple">http://lifesciencedb.jp/bp3d/API/animation?shorten=S5bCmye8TDOL9zOTHXbmCOrO</text:a>&gt; .</text:p>
          </table:table-cell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jWz0HfSHDyW9i01ja0zCOrOb" xlink:type="simple">http://lifesciencedb.jp/bp3d/API/animation?shorten=jWz0HfSHDyW9i01ja0zCOrOb</text:a>&gt; .</text:p>
          </table:table-cell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S1nmKDLXz45zLPf41bCeOzGL" xlink:type="simple">http://lifesciencedb.jp/bp3d/API/animation?shorten=S1nmKDLXz45zLPf41bCeOzGL</text:a>&gt; .</text:p>
          </table:table-cell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05LT9jTryiumKjKbqCv0Lnmy" xlink:type="simple">http://lifesciencedb.jp/bp3d/API/animation?shorten=05LT9jTryiumKjKbqCv0Lnmy</text:a>&gt; .</text:p>
          </table:table-cell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5LTnG5C4vi8Hq4zOzWW9XDSr" xlink:type="simple">http://lifesciencedb.jp/bp3d/API/animation?shorten=5LTnG5C4vi8Hq4zOzWW9XDSr</text:a>&gt; .</text:p>
          </table:table-cell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T1nO9jq4HPzmKPveaum499H1" xlink:type="simple">http://lifesciencedb.jp/bp3d/API/animation?shorten=T1nO9jq4HPzmKPveaum499H1</text:a>&gt; .</text:p>
          </table:table-cell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rCKDWPGfWfOrfuOPfC0ziuCq" xlink:type="simple">http://lifesciencedb.jp/bp3d/API/animation?shorten=rCKDWPGfWfOrfuOPfC0ziuCq</text:a>&gt; .</text:p>
          </table:table-cell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5vq0zq4zeu4bGzOLDiuuW151" xlink:type="simple">http://lifesciencedb.jp/bp3d/API/animation?shorten=5vq0zq4zeu4bGzOLDiuuW151</text:a>&gt; .</text:p>
          </table:table-cell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raeOjKeym0XnDqGfyqyK1Hba" xlink:type="simple">http://lifesciencedb.jp/bp3d/API/animation?shorten=raeOjKeym0XnDqGfyqyK1Hba</text:a>&gt; .</text:p>
          </table:table-cell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S5z8fWHruqCSnqO11ryWvy8X" xlink:type="simple">http://lifesciencedb.jp/bp3d/API/animation?shorten=S5z8fWHruqCSnqO11ryWvy8X</text:a>&gt; .</text:p>
          </table:table-cell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9TneaGiCya81KbSP1HKL9bCO" xlink:type="simple">http://lifesciencedb.jp/bp3d/API/animation?shorten=9TneaGiCya81KbSP1HKL9bCO</text:a>&gt; .</text:p>
          </table:table-cell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8PH5n0P9v0jG4j4PrKbC0zmi" xlink:type="simple">http://lifesciencedb.jp/bp3d/API/animation?shorten=8PH5n0P9v0jG4j4PrKbC0zmi</text:a>&gt; .</text:p>
          </table:table-cell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KHjmW9DuGfqi0nK1DW4j4TXb" xlink:type="simple">http://lifesciencedb.jp/bp3d/API/animation?shorten=KHjmW9DuGfqi0nK1DW4j4TXb</text:a>&gt; .</text:p>
          </table:table-cell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L5jiCuOzaSre5PLjKv4r8XrO" xlink:type="simple">http://lifesciencedb.jp/bp3d/API/animation?shorten=L5jiCuOzaSre5PLjKv4r8XrO</text:a>&gt; .</text:p>
          </table:table-cell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K9TLbmPTvGvmDWzObWzyuum0" xlink:type="simple">http://lifesciencedb.jp/bp3d/API/animation?shorten=K9TLbmPTvGvmDWzObWzyuum0</text:a>&gt; .</text:p>
          </table:table-cell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nyKjOrnWrCyOOzi4raTjuaW1" xlink:type="simple">http://lifesciencedb.jp/bp3d/API/animation?shorten=nyKjOrnWrCyOOzi4raTjuaW1</text:a>&gt; .</text:p>
          </table:table-cell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yGDeqy4LrKryyuSHXTeeqmue" xlink:type="simple">http://lifesciencedb.jp/bp3d/API/animation?shorten=yGDeqy4LrKryyuSHXTeeqmue</text:a>&gt; .</text:p>
          </table:table-cell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Xzea8PjmeeuijS1fuaLTHDmi" xlink:type="simple">http://lifesciencedb.jp/bp3d/API/animation?shorten=Xzea8PjmeeuijS1fuaLTHDmi</text:a>&gt; .</text:p>
          </table:table-cell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9j49LTD0Pra0Cqi0vem4HHPT" xlink:type="simple">http://lifesciencedb.jp/bp3d/API/animation?shorten=9j49LTD0Pra0Cqi0vem4HHPT</text:a>&gt; .</text:p>
          </table:table-cell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ueKvCeWLPDS9zyuaiqyOXDWv" xlink:type="simple">http://lifesciencedb.jp/bp3d/API/animation?shorten=ueKvCeWLPDS9zyuaiqyOXDWv</text:a>&gt; .</text:p>
          </table:table-cell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iWbm89WfWL5vHDiW9TGr4LjS" xlink:type="simple">http://lifesciencedb.jp/bp3d/API/animation?shorten=iWbm89WfWL5vHDiW9TGr4LjS</text:a>&gt; .</text:p>
          </table:table-cell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mWXz09GLz0zi1jO19f81fWDG" xlink:type="simple">http://lifesciencedb.jp/bp3d/API/animation?shorten=mWXz09GLz0zi1jO19f81fWDG</text:a>&gt; .</text:p>
          </table:table-cell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office:value-type="string" calcext:value-type="string">
            <text:p>&lt;<text:a xlink:href="http://lifesciencedb.jp/bp3d/API/animation?shorten=5neuy85nCCiOz0D8PzDyqSzC" xlink:type="simple">http://lifesciencedb.jp/bp3d/API/animation?shorten=5neuy85nCCiOz0D8PzDyqSzC</text:a>&gt; .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34" office:value-type="string" calcext:value-type="string">
            <text:p>anat:Sys-Resp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uyeiCenaGTDC0biiaGHvKrqu" xlink:type="simple">http://lifesciencedb.jp/bp3d/?shorten=uyeiCenaGTDC0biiaGHvKrqu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Sys-Respi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b0zeKrGnmu0XKvyu8TaKveem" xlink:type="simple">http://lifesciencedb.jp/bp3d/?shorten=b0zeKrGnmu0XKvyu8TaKveem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Sys-Respi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XrmiqqDOLHbCemCqeueCyCC0" xlink:type="simple">http://lifesciencedb.jp/bp3d/?shorten=XrmiqqDOLHbCemCqeueCyCC0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muqueuse-sinu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muqueuse-s-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muqueuse-s-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R-muqueuse-s-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L-muqueuse-s-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R-muqueuse-s-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L-muqueuse-s-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#anat:muqueuse-cavt-nas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fK1zS5T5XPfqWDCqK9iCWDGD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nas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4j8zm0T1XTvW45juGHvqmi85" xlink:type="simple">http://lifesciencedb.jp/bp3d/?shorten=4j8zm0T1XTvW45juGHvqmi85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or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GTb4feXvymOP0fq0L1S9fmq4" xlink:type="simple">http://lifesciencedb.jp/bp3d/?shorten=GTb4feXvymOP0fq0L1S9fmq4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laryng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91D0TrSbK5jmj0zOPrDe0TXL" xlink:type="simple">http://lifesciencedb.jp/bp3d/?shorten=91D0TrSbK5jmj0zOPrDe0TXL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ma4vCSbi0LjCOXvmiGmyeqOL" xlink:type="simple">http://lifesciencedb.jp/bp3d/?shorten=ma4vCSbi0LjCOXvmiGmyeqOL</text:a>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arbre-bronchiq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vSLraS8jO9LHqCWvie8XD4jq&gt; .</text:p>
          </table:table-cell>
          <table:table-cell/>
        </table:table-row>
        <table:table-row table:style-name="ro2">
          <table:table-cell table:style-name="ce134" office:value-type="string" calcext:value-type="string">
            <text:p>anat:trache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vODuuWKrC4P14bCeu05zO5De&gt;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PzSreGzKTLnr0HvOj0rCCS5&gt;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9PveqOT5jCaL1fuO14151ry&gt; .</text:p>
          </table:table-cell>
          <table:table-cell/>
        </table:table-row>
        <table:table-row table:style-name="ro2">
          <table:table-cell office:value-type="string" calcext:value-type="string">
            <text:p>#anat:R-brche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inter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moy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vaKPvmC8jOPjy4vWrOfSf8TH&gt;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1z8bqaTb8byaP5PTPvGDeOne&gt;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eSTvuCbCeKjSbGbaayzuCeaW&gt;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9TTbuT5zKHL8XfaKPCCiqOD&gt;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81PPPCGrKPfL1LT1jea0THj&gt;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yGrKf99THreS1f8Dm4DqCSD&gt;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zSLLbOr49zeG8fKHHX1D8jWf&gt;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aCqySjHrGHnSHv8HXP9Dq0ne&gt;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DOzOPyGX55511X1fyHHLXrS&gt;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O9PP5111TTvG9j4zCmnyKjC4&gt;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y4byu0DO1nWzfOrueCCuq4j8&gt;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01r4XjXbqK1bu0fGX9GfOjm0&gt;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jiieKr0jOHTDCu8XfGLru8Lf&gt;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f85THn5jCGTfSn0jaKWXnKbe&gt;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eG19XjCamKXT8fGvyqaKDWzC&gt;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yKvuOzzCWvu4bySXLf0byWbm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#anat:L-brche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#anat:L-brche-lobe-sup-d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#anat:L-brche-lingulr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#anat:L-brche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4DKHnfeC4LPmSnqua4ryOby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brche-t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5X5jeeOH5zySvKHjyiiGXLPv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brche-t-lobe-sup-d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H51ryy8XPnWHbGr0riCe0De4&gt;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KfC0fSLXHTTz0biWnGGri4TL&gt;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09rW1LyCeqKjbaSDyuyKruem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brche-t-lingulr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01veq89XfmGHn811b8nG5ryG&gt;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5DuuCvSvO5rWHvGn0mCGXT1&gt;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veWXTz1fGr8nm8vW5LHXTTzq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brche-t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15vO5bDK9v09zeqauuOr055D&gt;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Lb0zi5z0TPLOLnGLXSPDCqO&gt;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OnqOPHz8PXjijSb0n8biOTzu&gt;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1PPvKjiemSb08bOnmaiK9r0H&gt;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HDGX1j0Dyy4quq8riXXzWDG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abt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abt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abt-lobe-sup-d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abt-lingulr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136" office:value-type="string" calcext:value-type="string">
            <text:p>anat:L-abt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CeCmqaC8H1T9SzueWTXjKHv8&gt;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aKHvu5jyeCO05PzuuO9Pzya&gt;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8f4PTDqCqu8LDmu4beH1PzCq&gt;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qCqme5jOjWnPH9nq45zi4P9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XjuuWDiCGz45ia8ziy0vyWb4&gt;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4vSrC8j0PXHvWb4XL5ba495D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Obayu4rKrOLP0f09PjuWn4D4&gt;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uy8jqrq4TXjmamOXL0LXLDi&gt;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ray89Hu0ja4zbOHzCyqGHria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Xb859TOvKv8DHnq0nuTb8Hz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Cmqea1n4Tjmm4PjGT1PXTXr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fGbKLv99zq0LuqCSX9WreeS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rG1b8n0b0rCb4b0zGfCiSj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O55rKbuWrGjKLn85nKSHXTrC&gt;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8P1n0qa4nKTLPPHLnKbGLLD&gt;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yWDma95LLj0beSzyuruGvyS&gt;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DSzmaareSfyCOfyqOfOz0DaG&gt;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zOT9rLXzqWn4PL1rCj8Hf01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viqyW905f0zyauK9THXLjCC0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XPTfWPuKfOXfryyyOLueeu0b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jO1rCq0n8z0ja8HHjP1Xf0L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OHX9LzaumSHSDWramz8vCue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PTHD4HD4jSXve0DSLGjaiWz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OTnOraKDW59nW5niKbPbCOrq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5naCmS4r0raOjObSH10fSPzK&gt;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Hve4TXeOPPT1HT5HfCGvq8zW&gt;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j0T511eeCuK99f4DSDreWjCy&gt; .</text:p>
          </table:table-cell>
          <table:table-cell/>
        </table:table-row>
      </table:table>
      <table:table table:name="dig" table:style-name="ta1"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9" table:number-columns-repeated="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6" table:default-cell-style-name="Default"/>
        <table:table-row table:style-name="ro2">
          <table:table-cell table:style-name="ce110" office:value-type="string" calcext:value-type="string">
            <text:p>anat:pharynx</text:p>
          </table:table-cell>
          <table:table-cell table:style-name="ce126" office:value-type="string" calcext:value-type="string">
            <text:p>anat:comprend</text:p>
          </table:table-cell>
          <table:table-cell table:style-name="ce129" office:value-type="string" calcext:value-type="string">
            <text:p>anat:naso-pharynx .</text:p>
          </table:table-cell>
          <table:table-cell table:number-columns-repeated="6"/>
        </table:table-row>
        <table:table-row table:style-name="ro2">
          <table:table-cell table:style-name="ce116" office:value-type="string" calcext:value-type="string">
            <text:p>anat:pharynx</text:p>
          </table:table-cell>
          <table:table-cell table:style-name="ce123" office:value-type="string" calcext:value-type="string">
            <text:p>anat:comprend</text:p>
          </table:table-cell>
          <table:table-cell table:style-name="ce130" office:value-type="string" calcext:value-type="string">
            <text:p>anat:oro-pharynx .</text:p>
          </table:table-cell>
          <table:table-cell table:number-columns-repeated="6"/>
        </table:table-row>
        <table:table-row table:style-name="ro2">
          <table:table-cell table:style-name="ce116" office:value-type="string" calcext:value-type="string">
            <text:p>anat:pharynx</text:p>
          </table:table-cell>
          <table:table-cell table:style-name="ce123" office:value-type="string" calcext:value-type="string">
            <text:p>anat:comprend</text:p>
          </table:table-cell>
          <table:table-cell table:style-name="ce130" office:value-type="string" calcext:value-type="string">
            <text:p>anat:laryngo-pharynx .</text:p>
          </table:table-cell>
          <table:table-cell table:number-columns-repeated="6"/>
        </table:table-row>
        <table:table-row table:style-name="ro2">
          <table:table-cell table:style-name="ce116" office:value-type="string" calcext:value-type="string">
            <text:p>anat:laryngo-pharynx</text:p>
          </table:table-cell>
          <table:table-cell office:value-type="string" calcext:value-type="string">
            <text:p>anat:organ-prolonge</text:p>
          </table:table-cell>
          <table:table-cell table:style-name="ce130" office:value-type="string" calcext:value-type="string">
            <text:p>anat:oro-pharynx .</text:p>
          </table:table-cell>
          <table:table-cell table:number-columns-repeated="6"/>
        </table:table-row>
        <table:table-row table:style-name="ro2">
          <table:table-cell table:style-name="ce116" office:value-type="string" calcext:value-type="string">
            <text:p>anat:oro-pharynx</text:p>
          </table:table-cell>
          <table:table-cell table:style-name="ce157" office:value-type="string" calcext:value-type="string">
            <text:p>anat:organ-prolonge</text:p>
          </table:table-cell>
          <table:table-cell table:style-name="ce130" office:value-type="string" calcext:value-type="string">
            <text:p>anat:naso-pharynx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pharynx</text:p>
          </table:table-cell>
          <table:table-cell office:value-type="string" calcext:value-type="string">
            <text:p>anat:hasImage3D</text:p>
          </table:table-cell>
          <table:table-cell table:style-name="ce159" office:value-type="string" calcext:value-type="string">
            <text:p>&lt;http://lifesciencedb.jp/bp3d/API/animation?shorten=8XjuK1WXLPXjfi0XDKbqaKzi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naso-pharynx</text:p>
          </table:table-cell>
          <table:table-cell office:value-type="string" calcext:value-type="string">
            <text:p>anat:hasImage3D</text:p>
          </table:table-cell>
          <table:table-cell table:style-name="ce159" office:value-type="string" calcext:value-type="string">
            <text:p>&lt;http://lifesciencedb.jp/bp3d/API/animation?shorten=W9Hr8TGDuKTX55TPnK5jy0Xz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oro-pharynx</text:p>
          </table:table-cell>
          <table:table-cell office:value-type="string" calcext:value-type="string">
            <text:p>anat:hasImage3D</text:p>
          </table:table-cell>
          <table:table-cell table:style-name="ce159" office:value-type="string" calcext:value-type="string">
            <text:p>&lt;http://lifesciencedb.jp/bp3d/API/animation?shorten=KnOniOjKT1LjvO5rWX8De0DO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laryngo-pharynx</text:p>
          </table:table-cell>
          <table:table-cell table:style-name="ce157" office:value-type="string" calcext:value-type="string">
            <text:p>anat:hasImage3D</text:p>
          </table:table-cell>
          <table:table-cell table:style-name="ce159" office:value-type="string" calcext:value-type="string">
            <text:p>&lt;http://lifesciencedb.jp/bp3d/API/animation?shorten=4HTnCyeeuCOTvWjayq91b05j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pharynx</text:p>
          </table:table-cell>
          <table:table-cell office:value-type="string" calcext:value-type="string">
            <text:p>anat:has3DmodelURL</text:p>
          </table:table-cell>
          <table:table-cell table:style-name="ce159" office:value-type="string" calcext:value-type="string">
            <text:p>&lt;http://lifesciencedb.jp/bp3d/?shorten=fK1zS5T5XPfqWDCqK9iCWDGD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naso-pharynx</text:p>
          </table:table-cell>
          <table:table-cell office:value-type="string" calcext:value-type="string">
            <text:p>anat:has3DmodelURL</text:p>
          </table:table-cell>
          <table:table-cell table:style-name="ce159" office:value-type="string" calcext:value-type="string">
            <text:p>&lt;http://lifesciencedb.jp/bp3d/?shorten=4j8zm0T1XTvW45juGHvqmi85&gt; .</text:p>
          </table:table-cell>
          <table:table-cell table:number-columns-repeated="6"/>
        </table:table-row>
        <table:table-row table:style-name="ro2">
          <table:table-cell table:style-name="ce164" office:value-type="string" calcext:value-type="string">
            <text:p>anat:oro-pharynx</text:p>
          </table:table-cell>
          <table:table-cell office:value-type="string" calcext:value-type="string">
            <text:p>anat:has3DmodelURL</text:p>
          </table:table-cell>
          <table:table-cell table:style-name="ce159" office:value-type="string" calcext:value-type="string">
            <text:p>&lt;http://lifesciencedb.jp/bp3d/?shorten=GTb4feXvymOP0fq0L1S9fmq4&gt; .</text:p>
          </table:table-cell>
          <table:table-cell table:number-columns-repeated="6"/>
        </table:table-row>
        <table:table-row table:style-name="ro2">
          <table:table-cell table:style-name="ce165" office:value-type="string" calcext:value-type="string">
            <text:p>anat:laryngo-pharynx</text:p>
          </table:table-cell>
          <table:table-cell table:style-name="ce158" office:value-type="string" calcext:value-type="string">
            <text:p>anat:has3DmodelURL</text:p>
          </table:table-cell>
          <table:table-cell table:style-name="ce160" office:value-type="string" calcext:value-type="string">
            <text:p>&lt;http://lifesciencedb.jp/bp3d/?shorten=91D0TrSbK5jmj0zOPrDe0TXL&gt; .</text:p>
          </table:table-cell>
          <table:table-cell table:number-columns-repeated="6"/>
        </table:table-row>
        <table:table-row table:style-name="ro1">
          <table:table-cell table:style-name="ce124" table:number-columns-repeated="3"/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ce124" office:value-type="string" calcext:value-type="string">
            <text:p>rdf:type</text:p>
          </table:table-cell>
          <table:table-cell table:style-name="ce124" office:value-type="string" calcext:value-type="string">
            <text:p>anat:Sys-assimilation .</text:p>
          </table:table-cell>
          <table:table-cell table:number-columns-repeated="2"/>
          <table:table-cell table:style-name="ce124"/>
          <table:table-cell table:style-name="ce123"/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sous-sys-assimilation .</text:p>
          </table:table-cell>
          <table:table-cell table:number-columns-repeated="2"/>
          <table:table-cell table:style-name="ce124"/>
          <table:table-cell table:style-name="ce123"/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sous-sys-assimilation .</text:p>
          </table:table-cell>
          <table:table-cell table:number-columns-repeated="2"/>
          <table:table-cell table:style-name="ce124"/>
          <table:table-cell table:style-name="ce123"/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sous-sys-assimilation .</text:p>
          </table:table-cell>
          <table:table-cell table:number-columns-repeated="2"/>
          <table:table-cell table:style-name="ce124"/>
          <table:table-cell table:style-name="ce123"/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sous-sys-assimilation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alivaires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linguale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linguale-D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linguale-G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mandi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mandi-D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mandi-G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parotide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parotide-D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parotide-G</text:p>
          </table:table-cell>
          <table:table-cell table:style-name="ce123" office:value-type="string" calcext:value-type="string">
            <text:p>rdf:type</text:p>
          </table:table-cell>
          <table:table-cell table:style-name="ce124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139" office:value-type="string" calcext:value-type="string">
            <text:p>anat:muqueuse-cavt-buccale</text:p>
          </table:table-cell>
          <table:table-cell table:style-name="ce123" office:value-type="string" calcext:value-type="string">
            <text:p>rdf:type</text:p>
          </table:table-cell>
          <table:table-cell table:style-name="ce136" office:value-type="string" calcext:value-type="string">
            <text:p>anat:gd-conduit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pharynx</text:p>
          </table:table-cell>
          <table:table-cell table:style-name="ce123" office:value-type="string" calcext:value-type="string">
            <text:p>rdf:type</text:p>
          </table:table-cell>
          <table:table-cell table:style-name="ce136" office:value-type="string" calcext:value-type="string">
            <text:p>anat:gd-conduit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naso-pharynx</text:p>
          </table:table-cell>
          <table:table-cell table:style-name="ce124" office:value-type="string" calcext:value-type="string">
            <text:p>rdf:type</text:p>
          </table:table-cell>
          <table:table-cell table:style-name="ce166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oro-pharynx</text:p>
          </table:table-cell>
          <table:table-cell table:style-name="ce124" office:value-type="string" calcext:value-type="string">
            <text:p>rdf:type</text:p>
          </table:table-cell>
          <table:table-cell table:style-name="ce166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laryngo-pharynx</text:p>
          </table:table-cell>
          <table:table-cell table:style-name="ce124" office:value-type="string" calcext:value-type="string">
            <text:p>rdf:type</text:p>
          </table:table-cell>
          <table:table-cell table:style-name="ce166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thorax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abdo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2"/>
          <table:table-cell table:style-name="ce125"/>
          <table:table-cell table:number-columns-repeated="3"/>
        </table:table-row>
        <table:table-row table:style-name="ro1">
          <table:table-cell office:value-type="string" calcext:value-type="string">
            <text:p>anat:estomac-cardia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fundu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orp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antr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pylor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sup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inf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ileon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asc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ini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termi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sygmoid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rectum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table:style-name="ce124" office:value-type="string" calcext:value-type="string">
            <text:p>rdf:type</text:p>
          </table:table-cell>
          <table:table-cell table:style-name="ce166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ystiqu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rp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fon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la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me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pos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136"/>
          <table:table-cell table:number-columns-repeated="5"/>
        </table:table-row>
        <table:table-row table:style-name="ro1">
          <table:table-cell office:value-type="string" calcext:value-type="string">
            <text:p>anat:canal-hepatiq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136"/>
          <table:table-cell table:number-columns-repeated="5"/>
        </table:table-row>
        <table:table-row table:style-name="ro1">
          <table:table-cell office:value-type="string" calcext:value-type="string">
            <text:p>anat:canal-hepatiq-secteur-la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136"/>
          <table:table-cell table:number-columns-repeated="5"/>
        </table:table-row>
        <table:table-row table:style-name="ro1">
          <table:table-cell office:value-type="string" calcext:value-type="string">
            <text:p>anat:canal-hepatiq-secteur-me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9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136"/>
          <table:table-cell table:number-columns-repeated="5"/>
        </table:table-row>
        <table:table-row table:style-name="ro1">
          <table:table-cell office:value-type="string" calcext:value-type="string">
            <text:p>anat:canal-hepatiq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136"/>
          <table:table-cell table:number-columns-repeated="5"/>
        </table:table-row>
        <table:table-row table:style-name="ro1">
          <table:table-cell office:value-type="string" calcext:value-type="string">
            <text:p>anat:canal-hepatiq-secteur-pos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6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7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an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5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8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9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6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7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5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8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la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9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pos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6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7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an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5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8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caud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carr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la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2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3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me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4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9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pos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6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7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ant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5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8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G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D</text:p>
          </table:table-cell>
          <table:table-cell table:style-name="ce124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Sys-Dig-initial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Sys-Dig-sup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Sys-Dig-inf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Sys-Dig-termi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alivaires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comprend</text:p>
          </table:table-cell>
          <table:table-cell table:style-name="ce139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pancreas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pancreas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vesicule-biliair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part-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l-anal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alivaires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lingual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alivaires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mandi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alivaires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parotid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linguale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linguale-D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linguale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linguale-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mandi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mandi-D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sub-mandi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sub-mandi-G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parotide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parotide-D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glandes-parotide</text:p>
          </table:table-cell>
          <table:table-cell table:style-name="ce123" office:value-type="string" calcext:value-type="string">
            <text:p>anat:comprend</text:p>
          </table:table-cell>
          <table:table-cell table:style-name="ce124" office:value-type="string" calcext:value-type="string">
            <text:p>anat:glandes-parotide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-cardia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-fundu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-ant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pancreas-ac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pancreas-tet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pancreas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pancreas-que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VB-co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VB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VB-fon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la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la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med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med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D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pos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ecteur-pos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G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G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D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hepatiq-sgmt-1-D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2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2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3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3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4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4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9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9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6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6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7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7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5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5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hepatiq-sgmt-8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canal-t-hepatiq-sgmt-8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G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foie-D .</text:p>
          </table:table-cell>
          <table:table-cell/>
          <table:table-cell table:style-name="ce136"/>
          <table:table-cell table:number-columns-repeated="4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foie-lobe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foie-lobe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part-comprend</text:p>
          </table:table-cell>
          <table:table-cell table:style-name="ce136" office:value-type="string" calcext:value-type="string">
            <text:p>anat:foie-lobe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la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la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pos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pos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an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an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caud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4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gmt-1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caud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part-comprend</text:p>
          </table:table-cell>
          <table:table-cell table:style-name="ce136" office:value-type="string" calcext:value-type="string">
            <text:p>anat:foie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foie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foie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foie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la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2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3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4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9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pos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6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7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an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5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8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foie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foie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G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la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la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med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pos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pos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an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ant</text:p>
          </table:table-cell>
          <table:table-cell table:style-name="ce123" office:value-type="string" calcext:value-type="string">
            <text:p>anat:comprend</text:p>
          </table:table-cell>
          <table:table-cell table:style-name="ce136" office:value-type="string" calcext:value-type="string">
            <text:p>anat:foie-lobules-sgmt-8 .</text:p>
          </table:table-cell>
          <table:table-cell table:number-columns-repeated="6"/>
        </table:table-row>
        <table:table-row table:style-name="ro1">
          <table:table-cell table:style-name="ce136"/>
          <table:table-cell table:style-name="ce123"/>
          <table:table-cell table:style-name="ce136"/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itial</text:p>
          </table:table-cell>
          <table:table-cell table:style-name="ce123" office:value-type="string" calcext:value-type="string">
            <text:p>anat:organ-prolonge</text:p>
          </table:table-cell>
          <table:table-cell table:style-name="ce133" office:value-type="string" calcext:value-type="string">
            <text:p>anat:monde-ext-2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organ-prolonge</text:p>
          </table:table-cell>
          <table:table-cell table:style-name="ce124" office:value-type="string" calcext:value-type="string">
            <text:p>anat:Sys-Dig-initial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inf</text:p>
          </table:table-cell>
          <table:table-cell table:style-name="ce123" office:value-type="string" calcext:value-type="string">
            <text:p>anat:organ-prolonge</text:p>
          </table:table-cell>
          <table:table-cell table:style-name="ce124" office:value-type="string" calcext:value-type="string">
            <text:p>anat:Sys-Dig-sup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Sys-Dig-termi</text:p>
          </table:table-cell>
          <table:table-cell table:style-name="ce123" office:value-type="string" calcext:value-type="string">
            <text:p>anat:organ-prolonge</text:p>
          </table:table-cell>
          <table:table-cell table:style-name="ce124" office:value-type="string" calcext:value-type="string">
            <text:p>anat:Sys-Dig-inf .</text:p>
          </table:table-cell>
          <table:table-cell table:number-columns-repeated="6"/>
        </table:table-row>
        <table:table-row table:style-name="ro1">
          <table:table-cell table:style-name="ce122" office:value-type="string" calcext:value-type="string">
            <text:p>anat:monde-ext-4</text:p>
          </table:table-cell>
          <table:table-cell table:style-name="ce124" office:value-type="string" calcext:value-type="string">
            <text:p>anat:organ-prolonge</text:p>
          </table:table-cell>
          <table:table-cell table:style-name="ce133" office:value-type="string" calcext:value-type="string">
            <text:p>anat:Sys-Dig-termi .</text:p>
          </table:table-cell>
          <table:table-cell table:number-columns-repeated="6"/>
        </table:table-row>
        <table:table-row table:style-name="ro1">
          <table:table-cell table:style-name="ce139" office:value-type="string" calcext:value-type="string">
            <text:p>anat:muqueuse-cavt-buccale</text:p>
          </table:table-cell>
          <table:table-cell office:value-type="string" calcext:value-type="string">
            <text:p>anat:organ-prolonge</text:p>
          </table:table-cell>
          <table:table-cell table:style-name="ce133" office:value-type="string" calcext:value-type="string">
            <text:p>anat:monde-ext-2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pharynx</text:p>
          </table:table-cell>
          <table:table-cell office:value-type="string" calcext:value-type="string">
            <text:p>anat:organ-prolonge</text:p>
          </table:table-cell>
          <table:table-cell table:style-name="ce135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table:style-name="ce124" office:value-type="string" calcext:value-type="string">
            <text:p>anat:oro-pharynx</text:p>
          </table:table-cell>
          <table:table-cell office:value-type="string" calcext:value-type="string">
            <text:p>anat:organ-prolonge</text:p>
          </table:table-cell>
          <table:table-cell table:style-name="ce135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laryngo-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laryngo-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thorax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abdo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ardia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ardia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fundu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cardia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fundu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ant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pylo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ant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ile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ntestin-gre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ntestin-gre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a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ini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termi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sygmoid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rect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table:style-name="ce133" office:value-type="string" calcext:value-type="string">
            <text:p>anat:monde-ex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ana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-ac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pancreas-tet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pancreas-corps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ystiq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B-co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fon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B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la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la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me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me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po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po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an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l-hepatiq-secteur-an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1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9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6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7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5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G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foie-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1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la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me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ecteur-an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G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lobules-sgmt-1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1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G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1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la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me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ecteur-an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G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136" office:value-type="string" calcext:value-type="string">
            <text:p>anat:foie-sgmt-1-D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24" office:value-type="string" calcext:value-type="string">
            <text:p>anat:Sys-Di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DO1fmCeyaCm80L5P1TCeumOH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initi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f0zm4jXHv4zKvC8HfKrObW5D" xlink:type="simple">http://lifesciencedb.jp/bp3d/API/animation?shorten=f0zm4jXHv4zKvC8HfKrObW5D</text:a>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XzCqGLu0D8b4n4DSTjD0rG5T" xlink:type="simple">http://lifesciencedb.jp/bp3d/API/animation?shorten=XzCqGLu0D8b4n4DSTjD0rG5T</text:a>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ruy4HTfm0niefaiGvObuW51H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term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i4fCmmumSnyS8vC8zy0vyaua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alivair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4naSrn41LzWKD411XqeqmmK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TbiiW9XjaeqG1XPveqSP5vCG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u8nKrWWXDOnu8jOTjCSbCmOb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919DOz8fmiiKauuueKv0jCCm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THPLPbqyqu0P9LjuWvu0H19n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nSfGHTmGLLb0THH5P9yGv0Pr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bm8z818XPnK5SfGXjaGzau81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zWrKHf95XfW11zmCKPWXny0v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uWTrKH49TDCyPneaWvPjKTjC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PLTnuSW9nG1Tm8111n1f0bmi&gt; .</text:p>
          </table:table-cell>
          <table:table-cell table:number-columns-repeated="6"/>
        </table:table-row>
        <table:table-row table:style-name="ro2">
          <table:table-cell table:style-name="ce139" office:value-type="string" calcext:value-type="string">
            <text:p>anat:muqueuse-cavt-bucc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1511jKmi85DS9jC8zq0rC45P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8XjuK1WXLPXjfi0XDKbqaKzi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nas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W9Hr8TGDuKTX55TPnK5jy0Xz" xlink:type="simple">http://lifesciencedb.jp/bp3d/API/animation?shorten=W9Hr8TGDuKTX55TPnK5jy0Xz</text:a>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or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KnOniOjKT1LjvO5rWX8De0DO" xlink:type="simple">http://lifesciencedb.jp/bp3d/API/animation?shorten=KnOniOjKT1LjvO5rWX8De0DO</text:a>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laryng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4HTnCyeeuCOTvWjayq91b05j" xlink:type="simple">http://lifesciencedb.jp/bp3d/API/animation?shorten=4HTnCyeeuCOTvWjayq91b05j</text:a>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cerv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thora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abdo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ardia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fundu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ant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pylo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jejun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ile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coec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as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in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term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des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sygm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rect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an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-ac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tet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que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oledoq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ystiq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fon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cau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car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24" office:value-type="string" calcext:value-type="string">
            <text:p>anat:Sys-Di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eyemCnKvaquWLvi8bbmG9zu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initi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5Hv0DiniaOXP4vSzqGiGDayS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PrCSPTz0LbSrqmWjyaKT1b4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89LHHHCSTbeOqCK9rCvy0v4f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Dig-term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HTbuivyqeWfLLH9Xjz0XvWv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alivair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XfeuuWWfCaaO8r4b8j4r8919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OrCWfjeWz8bveSre4Wbq4Xj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qW9DWb05Lfy0vuqK9rGf0fa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lingual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LzqGLTbK9rCfuODWDbemeWv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HLT5jaWL9zCmLXbKHz5X9H5j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TrSf8q8zGbyPDmWjmeOnSLz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sub-mandi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m4bG5OzWHzee0Lv45bO1nSD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D8TDCKbWDSHWbO9XHvauWTb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aGXPXXjmyyObayyGH1b8vWv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glandes-parotid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GPzS5z8Lv0fmDauO1jeuK1vm&gt; .</text:p>
          </table:table-cell>
          <table:table-cell table:number-columns-repeated="6"/>
        </table:table-row>
        <table:table-row table:style-name="ro2">
          <table:table-cell table:style-name="ce139" office:value-type="string" calcext:value-type="string">
            <text:p>anat:muqueuse-cavt-bucc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zaW9v8zOfGLXKv8jKTCyuGny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fK1zS5T5XPfqWDCqK9iCWDGD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nas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4j8zm0T1XTvW45juGHvqmi85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or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GTb4feXvymOP0fq0L1S9fmq4&gt; .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anat:laryng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1D0TrSbK5jmj0zOPrDe0TXL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cerv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thora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abdo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ardia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fundu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ant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pylo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jejun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ile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coec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as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in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term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des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sygm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rect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an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-ac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tet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que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oledoq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ystiq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fon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canaux-hepatiq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cau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e-car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foi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136" office:value-type="string" calcext:value-type="string">
            <text:p>anat:foie-lobules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</table:table>
      <table:table table:name="uro-gen" table:style-name="ta1">
        <table:table-column table:style-name="co31" table:default-cell-style-name="Default"/>
        <table:table-column table:style-name="co25" table:default-cell-style-name="ce123"/>
        <table:table-column table:style-name="co3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24" office:value-type="string" calcext:value-type="string">
            <text:p>anat:Sys-Uro-Gen</text:p>
          </table:table-cell>
          <table:table-cell table:style-name="ce124" office:value-type="string" calcext:value-type="string">
            <text:p>rdf:type</text:p>
          </table:table-cell>
          <table:table-cell table:style-name="ce124" office:value-type="string" calcext:value-type="string">
            <text:p>anat:Sys-vers-terre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Urinaire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Genital .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ys-evacuation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ous-sys-evacuation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ous-sys-evacuatio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uret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essi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-lomb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-iliaqu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-pelvie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-vesical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bassi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uretere-lomb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uretere-iliaqu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uretere-pelvien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uretere-vesical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bassi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sgm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sgmt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sgmt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sgm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sgm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rein-pyramid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Urinaire-sup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Urinaire-inf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vesi .</text:p>
          </table:table-cell>
          <table:table-cell table:style-name="ce123"/>
          <table:table-cell table:number-columns-repeated="3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nat:Sys-Urinai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ssie .</text:p>
          </table:table-cell>
          <table:table-cell table:style-name="ce123"/>
          <table:table-cell table:number-columns-repeated="3"/>
        </table:table-row>
        <table:table-row table:style-name="ro1">
          <table:table-cell table:style-name="ce124" office:value-type="string" calcext:value-type="string">
            <text:p>anat:Sys-Urinai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ssi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uretere-vesical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uretere-vesical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tubes-collecteurs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tubes-collecteurs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sgm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sgmt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sgmt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sgm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sgmt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ant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ant-inf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inf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sgmt-post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ant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ant-inf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inf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rein-pyramides-post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an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an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an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an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24" office:value-type="string" calcext:value-type="string">
            <text:p>anat:Sys-Urinaire-inf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Sys-Urinaire-sup .</text:p>
          </table:table-cell>
          <table:table-cell table:number-columns-repeated="4"/>
        </table:table-row>
        <table:table-row table:style-name="ro1">
          <table:table-cell table:style-name="ce122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table:style-name="ce133" office:value-type="string" calcext:value-type="string">
            <text:p>anat:Sys-Urinaire-inf .</text:p>
          </table:table-cell>
          <table:table-cell table:number-columns-repeated="4"/>
        </table:table-row>
        <table:table-row table:style-name="ro1">
          <table:table-cell table:style-name="ce122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uret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essi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uretere-vesical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L-uretere-vesical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-vesical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uretere-pelvien .</text:p>
          </table:table-cell>
          <table:table-cell table:style-name="ce136"/>
          <table:table-cell table:number-columns-repeated="3"/>
        </table:table-row>
        <table:table-row table:style-name="ro1">
          <table:table-cell table:style-name="ce136" office:value-type="string" calcext:value-type="string">
            <text:p>anat:R-uretere-pelvien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uretere-iliaque .</text:p>
          </table:table-cell>
          <table:table-cell table:style-name="ce136"/>
          <table:table-cell table:number-columns-repeated="3"/>
        </table:table-row>
        <table:table-row table:style-name="ro1">
          <table:table-cell table:style-name="ce136" office:value-type="string" calcext:value-type="string">
            <text:p>anat:R-uretere-iliaque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uretere-lombaire .</text:p>
          </table:table-cell>
          <table:table-cell table:style-name="ce136"/>
          <table:table-cell table:number-columns-repeated="3"/>
        </table:table-row>
        <table:table-row table:style-name="ro1">
          <table:table-cell table:style-name="ce136" office:value-type="string" calcext:value-type="string">
            <text:p>anat:R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vesi .</text:p>
          </table:table-cell>
          <table:table-cell table:style-name="ce136"/>
          <table:table-cell table:number-columns-repeated="3"/>
        </table:table-row>
        <table:table-row table:style-name="ro1">
          <table:table-cell table:style-name="ce136" office:value-type="string" calcext:value-type="string">
            <text:p>anat:R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bassine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tubes-collect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vesic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pelvie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iliaq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bassine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sup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sup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inf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inf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post .</text:p>
          </table:table-cell>
          <table:table-cell table:style-name="ce123"/>
          <table:table-cell table:number-columns-repeated="3"/>
        </table:table-row>
        <table:table-row table:style-name="ro1">
          <table:table-cell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table:style-name="ce136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136"/>
          <table:table-cell table:number-columns-repeated="6"/>
        </table:table-row>
        <table:table-row table:style-name="ro2">
          <table:table-cell table:style-name="ce124" office:value-type="string" calcext:value-type="string">
            <text:p>anat:Sys-Urin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HT55TLGnmuOf0nqm4nzOzKvq&gt;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Urinaire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jeS595C8D41HvWfmWnP9P9j8&gt;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Urinaire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WHDeauyq0b0yeSH9vKza8b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conduits-urinair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LTPfuKyuSDGP4vqOriqCODue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ret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1jySLruie8P58je0fa4fC89P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essi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Gv0z0b4vCqCGiaKfmGm0vqG9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urete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fmy4XzS1bSnq9bObi0On4XrG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uretere-lomb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uretere-iliaqu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uretere-pelvie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uretere-vesical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vesi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bassine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aj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calices-min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tubes-collect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nephron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urete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CCKrS11Xf0vmKTfKz5nyqGL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uretere-lomb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uretere-iliaqu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uretere-pelvie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uretere-vesical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vesi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bassine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aj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calices-min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tubes-collect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nephron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R-rei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HHDiKzqyCSHL0nOvWTGf8j0r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sgm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sgmt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sgmt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sgm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sgmt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R-rein-pyramide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L-rei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5n8r0nfKjOTnWXPfqOu8HfWX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sgm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sgmt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sgmt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sgm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sgmt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#anat:L-rein-pyramide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nat:Sys-Urin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0f4H5DLziuie0n81jeW1LPjm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Sys-Urinaire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LjuimCS11nCuSHb4bj0v0n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Sys-Urinaire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SHzWrP9rGXTq8nW9XuaWLr0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conduits-urinair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ei8fq19vK5L5rWv0H1LXPve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ret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emGXH5Xvy09LbeG1fq8XXHT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essi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OjeCqzOP9zWemaST5aSX5HH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urete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aaSH15OTba05j8bGXP459X9z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lomb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iliaqu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pelvie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vesical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vesi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bassine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aj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urete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HL599Wr099HraeuWjbCiimi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lomb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iliaqu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pelvie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vesical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vesi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bassine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aj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rei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0fC0HSnamCOa4bSjy1z8rGH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rei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jWvCm0jmyC0XLr0X5T5XTbi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24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ys-creation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ous-sys-creation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124" office:value-type="string" calcext:value-type="string">
            <text:p>anat:sous-sys-creati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ulv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ag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fon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sgmt-uter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isth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ampo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pavill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sgmt-uter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isth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ampo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pavill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R-ov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genital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L-ovaire</text:p>
          </table:table-cell>
          <table:table-cell office:value-type="string" calcext:value-type="string">
            <text:p>rdf:type</text:p>
          </table:table-cell>
          <table:table-cell table:style-name="ce136" office:value-type="string" calcext:value-type="string">
            <text:p>anat:organe-genital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table:style-name="ce124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Genital-sup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24" office:value-type="string" calcext:value-type="string">
            <text:p>anat:Sys-Genital-inf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L-ovaire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-faloppe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-faloppe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co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corp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fond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Sys-Genital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ulve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Sys-Genital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gin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table:style-name="ce124" office:value-type="string" calcext:value-type="string">
            <text:p>anat:Sys-Genital-inf</text:p>
          </table:table-cell>
          <table:table-cell office:value-type="string" calcext:value-type="string">
            <text:p>anat:organ-prolonge</text:p>
          </table:table-cell>
          <table:table-cell table:style-name="ce124" office:value-type="string" calcext:value-type="string">
            <text:p>anat:Sys-Genital-sup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monde-ext-6</text:p>
          </table:table-cell>
          <table:table-cell table:style-name="ce124" office:value-type="string" calcext:value-type="string">
            <text:p>anat:organ-prolonge</text:p>
          </table:table-cell>
          <table:table-cell table:style-name="ce133" office:value-type="string" calcext:value-type="string">
            <text:p>anat:Sys-Genital-inf .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anat:monde-ext-6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vulve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vulve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vagin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vagin</text:p>
          </table:table-cell>
          <table:table-cell table:style-name="ce124" office:value-type="string" calcext:value-type="string">
            <text:p>anat:organ-prolonge</text:p>
          </table:table-cell>
          <table:table-cell table:style-name="ce136" office:value-type="string" calcext:value-type="string">
            <text:p>anat:uterus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vagin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uterus-col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uterus-col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uterus-corp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uterus-fond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uterus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R-trompe-faloppe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uterus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L-trompe-falopp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R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L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sgmt-uterin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R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isthme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R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ampoule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R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pavillon</text:p>
          </table:table-cell>
          <table:table-cell table:style-name="ce124" office:value-type="string" calcext:value-type="string">
            <text:p>anat:organ-prolonge</text:p>
          </table:table-cell>
          <table:table-cell table:style-name="ce136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R-trompe-faloppe</text:p>
          </table:table-cell>
          <table:table-cell table:style-name="ce124" office:value-type="string" calcext:value-type="string">
            <text:p>anat:organ-prolonge</text:p>
          </table:table-cell>
          <table:table-cell table:style-name="ce136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sgmt-uterin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L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isthme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L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ampoule</text:p>
          </table:table-cell>
          <table:table-cell table:style-name="ce124" office:value-type="string" calcext:value-type="string">
            <text:p>anat:organ-prolonge</text:p>
          </table:table-cell>
          <table:table-cell office:value-type="string" calcext:value-type="string">
            <text:p>anat:L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pavillon</text:p>
          </table:table-cell>
          <table:table-cell table:style-name="ce124" office:value-type="string" calcext:value-type="string">
            <text:p>anat:organ-prolonge</text:p>
          </table:table-cell>
          <table:table-cell table:style-name="ce136" office:value-type="string" calcext:value-type="string">
            <text:p>anat:L-ovaire .</text:p>
          </table:table-cell>
          <table:table-cell table:number-columns-repeated="4"/>
        </table:table-row>
        <table:table-row table:style-name="ro2">
          <table:table-cell table:style-name="ce136" office:value-type="string" calcext:value-type="string">
            <text:p>anat:L-trompe-faloppe</text:p>
          </table:table-cell>
          <table:table-cell table:style-name="ce124" office:value-type="string" calcext:value-type="string">
            <text:p>anat:organ-prolonge</text:p>
          </table:table-cell>
          <table:table-cell table:style-name="ce136" office:value-type="string" calcext:value-type="string">
            <text:p>anat:L-ovaire .</text:p>
          </table:table-cell>
          <table:table-cell table:number-columns-repeated="4"/>
        </table:table-row>
      </table:table>
      <table:table table:name="vocalisation" table:style-name="ta1">
        <table:table-column table:style-name="co3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row table:style-name="ro2">
          <table:table-cell office:value-type="string" calcext:value-type="string">
            <text:p>anat:complexe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vocal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vocal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carti-structu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thyroi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cricoi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cartilage-epiglottiqu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cartilage-arytenoi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cartilage-arytenoi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cartilage-cornic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artilage-cornic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cartilage-cuneifor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artilage-cuneifor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arti-structu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articulations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mplexe-articul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culatio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culation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arti-cricoarytenoidien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culation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L-arti-cricoarytenoidien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culation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mb-thyrohyoidienne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thyrohyoidien-med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thyrohyoidien-la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thyrohyoidien-la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cricothyroidien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epiglot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hyoepiglottique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thyroepiglottique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artiR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artiR-cricothyroidien-med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artiR-cricothyroidien-la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artiR-cricothyroidien-an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artiR-cricothyroidien-pos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groupe-ligament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artiR-cricothyroidien-med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artiR-cricothyroidien-la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artiR-cricothyroidien-an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artiR-cricothyroidien-post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artiR-cricoarytenoidien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artiR-cricoarytenoidien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tructure-fibreus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tructure-fibreus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tructure-fibreus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estibulaire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estibulaire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ocal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ocal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cone-elastique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one-elastique-larynx</text:p>
          </table:table-cell>
          <table:table-cell office:value-type="string" calcext:value-type="string">
            <text:p>rdf:type</text:p>
          </table:table-cell>
          <table:table-cell table:style-name="ce167" office:value-type="string" calcext:value-type="string">
            <text:p>anat:ligament .</text:p>
          </table:table-cell>
          <table:table-cell table:number-columns-repeated="2"/>
        </table:table-row>
        <table:table-row table:style-name="ro2">
          <table:table-cell table:style-name="ce167"/>
          <table:table-cell/>
          <table:table-cell table:style-name="ce167"/>
          <table:table-cell table:number-columns-repeated="2"/>
        </table:table-row>
        <table:table-row table:style-name="ro2">
          <table:table-cell office:value-type="string" calcext:value-type="string">
            <text:p>anat:complexe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omplexe-larynx</text:p>
          </table:table-cell>
          <table:table-cell office:value-type="string" calcext:value-type="string">
            <text:p>anat:comprend</text:p>
          </table:table-cell>
          <table:table-cell table:style-name="ce169" office:value-type="string" calcext:value-type="string">
            <text:p>anat:muscles-extrinseq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s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articulations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ligaments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comprend</text:p>
          </table:table-cell>
          <table:table-cell table:style-name="ce136" office:value-type="string" calcext:value-type="string">
            <text:p>anat:mb-fibroelastiqu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comprend</text:p>
          </table:table-cell>
          <table:table-cell table:style-name="ce170" office:value-type="string" calcext:value-type="string">
            <text:p>anat:muscles-intrinseq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table:style-name="ce138" office:value-type="string" calcext:value-type="string">
            <text:p>anat:cartilage-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table:style-name="ce138" office:value-type="string" calcext:value-type="string">
            <text:p>anat:R-cartilage-cornicul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cartilage-cornicul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table:style-name="ce138" office:value-type="string" calcext:value-type="string">
            <text:p>anat:R-cartilage-cuneiform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cartilage-cuneiforme .</text:p>
          </table:table-cell>
          <table:table-cell table:number-columns-repeated="2"/>
        </table:table-row>
        <table:table-row table:style-name="ro2">
          <table:table-cell table:style-name="ce136" office:value-type="string" calcext:value-type="string">
            <text:p>anat:articulation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rti-cricothyroidienne .</text:p>
          </table:table-cell>
          <table:table-cell table:number-columns-repeated="2"/>
        </table:table-row>
        <table:table-row table:style-name="ro2">
          <table:table-cell table:style-name="ce136" office:value-type="string" calcext:value-type="string">
            <text:p>anat:articulation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rti-cricothyroidienne .</text:p>
          </table:table-cell>
          <table:table-cell table:number-columns-repeated="2"/>
        </table:table-row>
        <table:table-row table:style-name="ro2">
          <table:table-cell table:style-name="ce136" office:value-type="string" calcext:value-type="string">
            <text:p>anat:articulations-larynx</text:p>
          </table:table-cell>
          <table:table-cell office:value-type="string" calcext:value-type="string">
            <text:p>anat:comprend</text:p>
          </table:table-cell>
          <table:table-cell table:style-name="ce138" office:value-type="string" calcext:value-type="string">
            <text:p>anat:R-arti-cricoarytenoidienn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articulations-larynx</text:p>
          </table:table-cell>
          <table:table-cell office:value-type="string" calcext:value-type="string">
            <text:p>anat:comprend</text:p>
          </table:table-cell>
          <table:table-cell table:style-name="ce138" office:value-type="string" calcext:value-type="string">
            <text:p>anat:L-arti-cricoarytenoidienn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R-lgmt-artiR-cricothyroidien-me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R-lgmt-artiR-cricothyroidien-lat .</text:p>
          </table:table-cell>
          <table:table-cell/>
          <table:table-cell table:style-name="ce167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R-lgmt-artiR-cricothyroidien-a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R-lgmt-artiR-cricothyroidien-pos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L-lgmt-artiR-cricothyroidien-me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L-lgmt-artiR-cricothyroidien-la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L-lgmt-artiR-cricothyroidien-a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comprend</text:p>
          </table:table-cell>
          <table:table-cell table:style-name="ce168" office:value-type="string" calcext:value-type="string">
            <text:p>anat:L-lgmt-artiR-cricothyroidien-post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arti-cricoaryten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arti-cricoaryten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R-arti-cricoarytenoidienne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R-lgmt-artiR-cricoarytenoidien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L-arti-cricoaryten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L-arti-cricoarytenoidienn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38" office:value-type="string" calcext:value-type="string">
            <text:p>anat:L-arti-cricoarytenoidienne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lgmt-artiR-cricoarytenoidien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igaments-thyrohyoidiens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gmt-cricothyroidien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igaments-epiglott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igaments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igaments-artiR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mb-thyrohyoidienn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gmt-thyrohyoidien-me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R-lgmt-thyrohyoidien-la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lgmt-thyrohyoidien-la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epiglotte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gmt-hyo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epiglot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yro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artiR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igaments-artiR-cricothyroidi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artiR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igaments-artiR-cricothyroidi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artiR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artiR-cricoarytenoidi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artiR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artiR-cricoarytenoidi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artiR-cricothyroidien-me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artiR-cricothyroidien-la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artiR-cricothyroidien-a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lgmt-artiR-cricothyroidien-pos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artiR-cricothyroidien-me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artiR-cricothyroidien-la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artiR-cricothyroidien-an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lgmt-artiR-cricothyroidien-pos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mb-fibroelastiqu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mb-fibroelastiqu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mb-quadrangulair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R-lgmt-vestibul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R-lgmt-vocal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R-cone-elastiqu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mb-quadrangulaire-larynx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lgmt-vestibul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lgmt-vocal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comprend</text:p>
          </table:table-cell>
          <table:table-cell table:style-name="ce167" office:value-type="string" calcext:value-type="string">
            <text:p>anat:L-cone-elastique-larynx .</text:p>
          </table:table-cell>
          <table:table-cell table:number-columns-repeated="2"/>
        </table:table-row>
        <table:table-row table:style-name="ro2">
          <table:table-cell table:style-name="ce167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nat:cartilage-cricoide</text:p>
          </table:table-cell>
          <table:table-cell table:style-name="ce123" office:value-type="string" calcext:value-type="string">
            <text:p>anat:articule-avec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cricoide</text:p>
          </table:table-cell>
          <table:table-cell table:style-name="ce123" office:value-type="string" calcext:value-type="string">
            <text:p>anat:articule-avec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cricoide</text:p>
          </table:table-cell>
          <table:table-cell table:style-name="ce123" office:value-type="string" calcext:value-type="string">
            <text:p>anat:articule-avec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med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med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an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an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pos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R-lgmt-artiR-cricothyroidien-pos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med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med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an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an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pos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8" office:value-type="string" calcext:value-type="string">
            <text:p>anat:L-lgmt-artiR-cricothyroidien-pos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artiR-cricoaryten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artiR-cricoaryten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artiR-cricoaryten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artiR-cricoarytenoidien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mb-thyrohyoidienne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os-hy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mb-thyrohyoidienn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thyrohyoidien-med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os-hy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thyrohyoidien-med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thyrohyoidien-lat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os-hy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thyrohy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thyrohyoidien-lat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os-hy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thyrohyoidien-lat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cricothyr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cricothyr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cricothyr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cricothyroidien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hyoepiglottique</text:p>
          </table:table-cell>
          <table:table-cell office:value-type="string" calcext:value-type="string">
            <text:p>anat:s-insere-sur</text:p>
          </table:table-cell>
          <table:table-cell table:style-name="ce136" office:value-type="string" calcext:value-type="string">
            <text:p>anat:os-hy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gmt-hyoepiglottique</text:p>
          </table:table-cell>
          <table:table-cell office:value-type="string" calcext:value-type="string">
            <text:p>anat:s-insere-sur</text:p>
          </table:table-cell>
          <table:table-cell table:style-name="ce138" office:value-type="string" calcext:value-type="string">
            <text:p>anat:cartilage-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thyroepiglottiqu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thyroepiglottique</text:p>
          </table:table-cell>
          <table:table-cell office:value-type="string" calcext:value-type="string">
            <text:p>anat:s-insere-sur</text:p>
          </table:table-cell>
          <table:table-cell table:style-name="ce138" office:value-type="string" calcext:value-type="string">
            <text:p>anat:cartilage-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anat:s-insere-sur</text:p>
          </table:table-cell>
          <table:table-cell table:style-name="ce138" office:value-type="string" calcext:value-type="string">
            <text:p>anat:cartilage-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anat:s-insere-sur</text:p>
          </table:table-cell>
          <table:table-cell table:style-name="ce167" office:value-type="string" calcext:value-type="string">
            <text:p>anat:R-lgmt-vestibul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anat:s-insere-sur</text:p>
          </table:table-cell>
          <table:table-cell table:style-name="ce138" office:value-type="string" calcext:value-type="string">
            <text:p>anat:cartilage-epiglottiqu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anat:s-insere-sur</text:p>
          </table:table-cell>
          <table:table-cell table:style-name="ce167" office:value-type="string" calcext:value-type="string">
            <text:p>anat:L-lgmt-vestibulair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estibulair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estibulair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estibulair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estibulaire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ocal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lgmt-vocal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R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ocal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thyr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lgmt-vocal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L-cartilage-aryten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cone-elastique-larynx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cone-elastique-larynx</text:p>
          </table:table-cell>
          <table:table-cell office:value-type="string" calcext:value-type="string">
            <text:p>anat:s-insere-sur</text:p>
          </table:table-cell>
          <table:table-cell table:style-name="ce171" office:value-type="string" calcext:value-type="string">
            <text:p>anat:R-lgmt-vestibulai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R-cone-elastique-larynx</text:p>
          </table:table-cell>
          <table:table-cell office:value-type="string" calcext:value-type="string">
            <text:p>anat:s-insere-sur</text:p>
          </table:table-cell>
          <table:table-cell table:style-name="ce171" office:value-type="string" calcext:value-type="string">
            <text:p>anat:R-lgmt-vocal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one-elastique-larynx</text:p>
          </table:table-cell>
          <table:table-cell office:value-type="string" calcext:value-type="string">
            <text:p>anat:s-insere-sur</text:p>
          </table:table-cell>
          <table:table-cell office:value-type="string" calcext:value-type="string">
            <text:p>anat:cartilage-cricoid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one-elastique-larynx</text:p>
          </table:table-cell>
          <table:table-cell office:value-type="string" calcext:value-type="string">
            <text:p>anat:s-insere-sur</text:p>
          </table:table-cell>
          <table:table-cell table:style-name="ce171" office:value-type="string" calcext:value-type="string">
            <text:p>anat:L-lgmt-vestibulaire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anat:L-cone-elastique-larynx</text:p>
          </table:table-cell>
          <table:table-cell office:value-type="string" calcext:value-type="string">
            <text:p>anat:s-insere-sur</text:p>
          </table:table-cell>
          <table:table-cell table:style-name="ce171" office:value-type="string" calcext:value-type="string">
            <text:p>anat:L-lgmt-vocal 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nat:complex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ST95Duqu8fqmSf4H1z4zOj4f" xlink:type="simple">http://lifesciencedb.jp/bp3d/API/animation?shorten=ST95Duqu8fqmSf4H1z4zOj4f</text:a>&gt; .</text:p>
          </table:table-cell>
          <table:table-cell/>
          <table:table-cell office:value-type="string" calcext:value-type="string">
            <text:p>&lt;<text:a xlink:href="http://lifesciencedb.jp/bp3d/API/animation?shorten=z8LDm4DGzaS1DWru8L81bSTj" xlink:type="simple">http://lifesciencedb.jp/bp3d/API/animation?shorten=z8LDm4DGzaS1DWru8L81bSTj</text:a>&gt; .</text:p>
          </table:table-cell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Gj4XLDqmaaGLPzmiyCP9TT51" xlink:type="simple">http://lifesciencedb.jp/bp3d/API/animation?shorten=Gj4XLDqmaaGLPzmiyCP9TT51</text:a>&gt; .</text:p>
          </table:table-cell>
          <table:table-cell/>
          <table:table-cell office:value-type="string" calcext:value-type="string">
            <text:p>&lt;<text:a xlink:href="http://lifesciencedb.jp/bp3d/API/animation?shorten=nquySDOryyyejW9rO1Sbmuem" xlink:type="simple">http://lifesciencedb.jp/bp3d/API/animation?shorten=nquySDOryyyejW9rO1Sbmuem</text:a>&gt; .</text:p>
          </table:table-cell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KPD01Pmy8XDO8TfS1X81j8by" xlink:type="simple">http://lifesciencedb.jp/bp3d/API/animation?shorten=KPD01Pmy8XDO8TfS1X81j8by</text:a>&gt; .</text:p>
          </table:table-cell>
          <table:table-cell/>
          <table:table-cell office:value-type="string" calcext:value-type="string">
            <text:p>&lt;<text:a xlink:href="http://lifesciencedb.jp/bp3d/API/animation?shorten=K11HXTb4z0nCO1HbeGKDSrKf" xlink:type="simple">http://lifesciencedb.jp/bp3d/API/animation?shorten=K11HXTb4z0nCO1HbeGKDSrKf</text:a>&gt; .</text:p>
          </table:table-cell>
        </table:table-row>
        <table:table-row table:style-name="ro2">
          <table:table-cell office:value-type="string" calcext:value-type="string">
            <text:p>anat:cartilage-thyr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0fyuqu55f4f4DCeGHb55X11L" xlink:type="simple">http://lifesciencedb.jp/bp3d/API/animation?shorten=0fyuqu55f4f4DCeGHb55X11L</text:a>&gt; .</text:p>
          </table:table-cell>
          <table:table-cell/>
          <table:table-cell office:value-type="string" calcext:value-type="string">
            <text:p>&lt;<text:a xlink:href="http://lifesciencedb.jp/bp3d/API/animation?shorten=GL1D8LmWbuSDrOv4DGX9HviK" xlink:type="simple">http://lifesciencedb.jp/bp3d/API/animation?shorten=GL1D8LmWbuSDrOv4DGX9HviK</text:a>&gt; .</text:p>
          </table:table-cell>
        </table:table-row>
        <table:table-row table:style-name="ro2">
          <table:table-cell office:value-type="string" calcext:value-type="string">
            <text:p>anat:cartilage-cric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O9nqGv1ba4n0ie4feqH5jW9D" xlink:type="simple">http://lifesciencedb.jp/bp3d/API/animation?shorten=O9nqGv1ba4n0ie4feqH5jW9D</text:a>&gt; .</text:p>
          </table:table-cell>
          <table:table-cell/>
          <table:table-cell office:value-type="string" calcext:value-type="string">
            <text:p>&lt;<text:a xlink:href="http://lifesciencedb.jp/bp3d/API/animation?shorten=Pj8HbG4PPHbyW1HXz4Pz0PrG" xlink:type="simple">http://lifesciencedb.jp/bp3d/API/animation?shorten=Pj8HbG4PPHbyW1HXz4Pz0PrG</text:a>&gt; .</text:p>
          </table:table-cell>
        </table:table-row>
        <table:table-row table:style-name="ro2">
          <table:table-cell office:value-type="string" calcext:value-type="string">
            <text:p>anat:cartilage-epiglottiq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j05L1DfWHz01auuG115XnGXL" xlink:type="simple">http://lifesciencedb.jp/bp3d/API/animation?shorten=j05L1DfWHz01auuG115XnGXL</text:a>&gt; .</text:p>
          </table:table-cell>
          <table:table-cell/>
          <table:table-cell office:value-type="string" calcext:value-type="string">
            <text:p>&lt;<text:a xlink:href="http://lifesciencedb.jp/bp3d/API/animation?shorten=muaaCSrCq8Tje4XDmKWPXj8r" xlink:type="simple">http://lifesciencedb.jp/bp3d/API/animation?shorten=muaaCSrCq8Tje4XDmKWPXj8r</text:a>&gt; .</text:p>
          </table:table-cell>
        </table:table-row>
        <table:table-row table:style-name="ro2">
          <table:table-cell office:value-type="string" calcext:value-type="string">
            <text:p>anat:R-cartilage-aryten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4vCmuC9T1jqiDKnuCm4rK5bW" xlink:type="simple">http://lifesciencedb.jp/bp3d/API/animation?shorten=4vCmuC9T1jqiDKnuCm4rK5bW</text:a>&gt; .</text:p>
          </table:table-cell>
          <table:table-cell/>
          <table:table-cell office:value-type="string" calcext:value-type="string">
            <text:p>&lt;<text:a xlink:href="http://lifesciencedb.jp/bp3d/API/animation?shorten=eyqy8f1X5rS5KDeWjC4LT9ba" xlink:type="simple">http://lifesciencedb.jp/bp3d/API/animation?shorten=eyqy8f1X5rS5KDeWjC4LT9ba</text:a>&gt; .</text:p>
          </table:table-cell>
        </table:table-row>
        <table:table-row table:style-name="ro2">
          <table:table-cell office:value-type="string" calcext:value-type="string">
            <text:p>anat:L-cartilage-aryten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XLvWbCL5XbKbnieqKbXbKD0f" xlink:type="simple">http://lifesciencedb.jp/bp3d/API/animation?shorten=XLvWbCL5XbKbnieqKbXbKD0f</text:a>&gt; .</text:p>
          </table:table-cell>
          <table:table-cell/>
          <table:table-cell office:value-type="string" calcext:value-type="string">
            <text:p>&lt;<text:a xlink:href="http://lifesciencedb.jp/bp3d/API/animation?shorten=qWzqKr8PzSrOnOrGrCau8zOf" xlink:type="simple">http://lifesciencedb.jp/bp3d/API/animation?shorten=qWzqKr8PzSrOnOrGrCau8zOf</text:a>&gt; .</text:p>
          </table:table-cell>
        </table:table-row>
        <table:table-row table:style-name="ro2">
          <table:table-cell office:value-type="string" calcext:value-type="string">
            <text:p>anat:R-cartilage-cornicu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r4Tv4Xqi4jKT1DOH5TD8j01f" xlink:type="simple">http://lifesciencedb.jp/bp3d/API/animation?shorten=r4Tv4Xqi4jKT1DOH5TD8j01f</text:a>&gt; .</text:p>
          </table:table-cell>
          <table:table-cell/>
          <table:table-cell office:value-type="string" calcext:value-type="string">
            <text:p>&lt;<text:a xlink:href="http://lifesciencedb.jp/bp3d/API/animation?shorten=Sj4bW99z0Di8GjCmiaCaGLvm" xlink:type="simple">http://lifesciencedb.jp/bp3d/API/animation?shorten=Sj4bW99z0Di8GjCmiaCaGLvm</text:a>&gt; .</text:p>
          </table:table-cell>
        </table:table-row>
        <table:table-row table:style-name="ro2">
          <table:table-cell office:value-type="string" calcext:value-type="string">
            <text:p>anat:L-cartilage-cornicu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Tze0fSeKrmOjCCG5X1GLD89j" xlink:type="simple">http://lifesciencedb.jp/bp3d/API/animation?shorten=Tze0fSeKrmOjCCG5X1GLD89j</text:a>&gt; .</text:p>
          </table:table-cell>
          <table:table-cell/>
          <table:table-cell office:value-type="string" calcext:value-type="string">
            <text:p>&lt;<text:a xlink:href="http://lifesciencedb.jp/bp3d/API/animation?shorten=WXHfGD8neuC09z0HDeCe0j0z" xlink:type="simple">http://lifesciencedb.jp/bp3d/API/animation?shorten=WXHfGD8neuC09z0HDeCe0j0z</text:a>&gt; .</text:p>
          </table:table-cell>
        </table:table-row>
        <table:table-row table:style-name="ro2">
          <table:table-cell office:value-type="string" calcext:value-type="string">
            <text:p>anat:R-cartilage-cuneiform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1Xri0TO1PLnqjyCyqOK911vS" xlink:type="simple">http://lifesciencedb.jp/bp3d/API/animation?shorten=1Xri0TO1PLnqjyCyqOK911vS</text:a>&gt; .</text:p>
          </table:table-cell>
          <table:table-cell/>
          <table:table-cell office:value-type="string" calcext:value-type="string">
            <text:p>&lt;<text:a xlink:href="http://lifesciencedb.jp/bp3d/API/animation?shorten=iWn4zCeueyKv15fGP1mCi01n" xlink:type="simple">http://lifesciencedb.jp/bp3d/API/animation?shorten=iWn4zCeueyKv15fGP1mCi01n</text:a>&gt; .</text:p>
          </table:table-cell>
        </table:table-row>
        <table:table-row table:style-name="ro2">
          <table:table-cell office:value-type="string" calcext:value-type="string">
            <text:p>anat:L-cartilage-cuneiform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Ci41TXj4rCOPbmiymeieCi0z" xlink:type="simple">http://lifesciencedb.jp/bp3d/API/animation?shorten=Ci41TXj4rCOPbmiymeieCi0z</text:a>&gt; .</text:p>
          </table:table-cell>
          <table:table-cell/>
          <table:table-cell office:value-type="string" calcext:value-type="string">
            <text:p>&lt;<text:a xlink:href="http://lifesciencedb.jp/bp3d/API/animation?shorten=PX1rKLX5LjmS1HDeCKe8ryST" xlink:type="simple">http://lifesciencedb.jp/bp3d/API/animation?shorten=PX1rKLX5LjmS1HDeCKe8ryST</text:a>&gt; .</text:p>
          </table:table-cell>
        </table:table-row>
        <table:table-row table:style-name="ro2">
          <table:table-cell office:value-type="string" calcext:value-type="string">
            <text:p>anat:articulations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8P1XD4m4bOX5GLzWvKemeCmC" xlink:type="simple">http://lifesciencedb.jp/bp3d/API/animation?shorten=8P1XD4m4bOX5GLzWvKemeCmC</text:a>&gt; .</text:p>
          </table:table-cell>
          <table:table-cell/>
          <table:table-cell office:value-type="string" calcext:value-type="string">
            <text:p>&lt;<text:a xlink:href="http://lifesciencedb.jp/bp3d/API/animation?shorten=rW5Lza5n0PTfvOj0j0yWniuC" xlink:type="simple">http://lifesciencedb.jp/bp3d/API/animation?shorten=rW5Lza5n0PTfvOj0j0yWniuC</text:a>&gt; .</text:p>
          </table:table-cell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Ob4vuubaqemquq0zmKOnO9DO" xlink:type="simple">http://lifesciencedb.jp/bp3d/API/animation?shorten=Ob4vuubaqemquq0zmKOnO9DO</text:a>&gt; .</text:p>
          </table:table-cell>
          <table:table-cell/>
          <table:table-cell office:value-type="string" calcext:value-type="string">
            <text:p>&lt;<text:a xlink:href="http://lifesciencedb.jp/bp3d/API/animation?shorten=uG1jyKGryuWPnSjmGnCae8L5" xlink:type="simple">http://lifesciencedb.jp/bp3d/API/animation?shorten=uG1jyKGryuWPnSjmGnCae8L5</text:a>&gt; .</text:p>
          </table:table-cell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X5zeeWzSHbeW9fqGrCPvy8Xf" xlink:type="simple">http://lifesciencedb.jp/bp3d/API/animation?shorten=X5zeeWzSHbeW9fqGrCPvy8Xf</text:a>&gt; .</text:p>
          </table:table-cell>
          <table:table-cell/>
          <table:table-cell office:value-type="string" calcext:value-type="string">
            <text:p>&lt;<text:a xlink:href="http://lifesciencedb.jp/bp3d/API/animation?shorten=v0jKXXySfG9zfiSvqC4vm8by" xlink:type="simple">http://lifesciencedb.jp/bp3d/API/animation?shorten=v0jKXXySfG9zfiSvqC4vm8by</text:a>&gt; .</text:p>
          </table:table-cell>
        </table:table-row>
        <table:table-row table:style-name="ro2">
          <table:table-cell office:value-type="string" calcext:value-type="string">
            <text:p>anat:R-arti-cricoarytenoidienn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aa4PbOveiiWLPbOjWTTPbmGr" xlink:type="simple">http://lifesciencedb.jp/bp3d/API/animation?shorten=aa4PbOveiiWLPbOjWTTPbmGr</text:a>&gt; .</text:p>
          </table:table-cell>
          <table:table-cell/>
          <table:table-cell office:value-type="string" calcext:value-type="string">
            <text:p>&lt;<text:a xlink:href="http://lifesciencedb.jp/bp3d/API/animation?shorten=vium4nCKPfumHzm815yuq4vu" xlink:type="simple">http://lifesciencedb.jp/bp3d/API/animation?shorten=vium4nCKPfumHzm815yuq4vu</text:a>&gt; .</text:p>
          </table:table-cell>
        </table:table-row>
        <table:table-row table:style-name="ro2">
          <table:table-cell office:value-type="string" calcext:value-type="string">
            <text:p>anat:L-arti-cricoarytenoidienn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41j8XHjCa4LPD41vC0r4ze4v" xlink:type="simple">http://lifesciencedb.jp/bp3d/API/animation?shorten=41j8XHjCa4LPD41vC0r4ze4v</text:a>&gt; .</text:p>
          </table:table-cell>
          <table:table-cell/>
          <table:table-cell office:value-type="string" calcext:value-type="string">
            <text:p>&lt;<text:a xlink:href="http://lifesciencedb.jp/bp3d/API/animation?shorten=Gze41DfCmGreK95f89mmm4Tv" xlink:type="simple">http://lifesciencedb.jp/bp3d/API/animation?shorten=Gze41DfCmGreK95f89mmm4Tv</text:a>&gt; .</text:p>
          </table:table-cell>
        </table:table-row>
        <table:table-row table:style-name="ro2">
          <table:table-cell office:value-type="string" calcext:value-type="string">
            <text:p>anat:ligaments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899X59byeuqSv8z0HXTzi4zu" xlink:type="simple">http://lifesciencedb.jp/bp3d/API/animation?shorten=899X59byeuqSv8z0HXTzi4zu</text:a>&gt; .</text:p>
          </table:table-cell>
          <table:table-cell/>
          <table:table-cell office:value-type="string" calcext:value-type="string">
            <text:p>&lt;<text:a xlink:href="http://lifesciencedb.jp/bp3d/API/animation?shorten=55fyym4rqquq5nim4TaCWzaG" xlink:type="simple">http://lifesciencedb.jp/bp3d/API/animation?shorten=55fyym4rqquq5nim4TaCWzaG</text:a>&gt; .</text:p>
          </table:table-cell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j85n81jOPX9zn09b0XX9naiu" xlink:type="simple">http://lifesciencedb.jp/bp3d/API/animation?shorten=j85n81jOPX9zn09b0XX9naiu</text:a>&gt; .</text:p>
          </table:table-cell>
          <table:table-cell/>
          <table:table-cell office:value-type="string" calcext:value-type="string">
            <text:p>&lt;<text:a xlink:href="http://lifesciencedb.jp/bp3d/API/animation?shorten=jqG1reTvOf4LvSTLfeWraSLv" xlink:type="simple">http://lifesciencedb.jp/bp3d/API/animation?shorten=jqG1reTvOf4LvSTLfeWraSLv</text:a>&gt; .</text:p>
          </table:table-cell>
        </table:table-row>
        <table:table-row table:style-name="ro2">
          <table:table-cell office:value-type="string" calcext:value-type="string">
            <text:p>anat:mb-thyrohyoidienn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KH1LT1GXjCaGz4TLbe5PTLjq" xlink:type="simple">http://lifesciencedb.jp/bp3d/API/animation?shorten=KH1LT1GXjCaGz4TLbe5PTLjq</text:a>&gt; .</text:p>
          </table:table-cell>
          <table:table-cell/>
          <table:table-cell office:value-type="string" calcext:value-type="string">
            <text:p>&lt;<text:a xlink:href="http://lifesciencedb.jp/bp3d/API/animation?shorten=qaeaK1O9jeOrieyODePTr8ra" xlink:type="simple">http://lifesciencedb.jp/bp3d/API/animation?shorten=qaeaK1O9jeOrieyODePTr8ra</text:a>&gt; .</text:p>
          </table:table-cell>
        </table:table-row>
        <table:table-row table:style-name="ro2">
          <table:table-cell office:value-type="string" calcext:value-type="string">
            <text:p>anat:lgmt-thyrohyoidien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8HXbi88PbS9jSjuaKzuSfCOD" xlink:type="simple">http://lifesciencedb.jp/bp3d/API/animation?shorten=8HXbi88PbS9jSjuaKzuSfCOD</text:a>&gt; .</text:p>
          </table:table-cell>
          <table:table-cell/>
          <table:table-cell office:value-type="string" calcext:value-type="string">
            <text:p>&lt;<text:a xlink:href="http://lifesciencedb.jp/bp3d/API/animation?shorten=ziWzKvCeODOr4zqGLrrSHzuy" xlink:type="simple">http://lifesciencedb.jp/bp3d/API/animation?shorten=ziWzKvCeODOr4zqGLrrSHzuy</text:a>&gt; .</text:p>
          </table:table-cell>
        </table:table-row>
        <table:table-row table:style-name="ro2">
          <table:table-cell office:value-type="string" calcext:value-type="string">
            <text:p>anat:R-lgmt-thyrohyoidien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feGvKn9rKvmiWf8rmKWnG95r" xlink:type="simple">http://lifesciencedb.jp/bp3d/API/animation?shorten=feGvKn9rKvmiWf8rmKWnG95r</text:a>&gt; .</text:p>
          </table:table-cell>
          <table:table-cell/>
          <table:table-cell office:value-type="string" calcext:value-type="string">
            <text:p>&lt;<text:a xlink:href="http://lifesciencedb.jp/bp3d/API/animation?shorten=aWLfueLbq4j4qeCObSOP1f4f" xlink:type="simple">http://lifesciencedb.jp/bp3d/API/animation?shorten=aWLfueLbq4j4qeCObSOP1f4f</text:a>&gt; .</text:p>
          </table:table-cell>
        </table:table-row>
        <table:table-row table:style-name="ro2">
          <table:table-cell office:value-type="string" calcext:value-type="string">
            <text:p>anat:L-lgmt-thyrohyoidien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yyG1fyzGLfaO9XPDK9m8TD4b" xlink:type="simple">http://lifesciencedb.jp/bp3d/API/animation?shorten=yyG1fyzGLfaO9XPDK9m8TD4b</text:a>&gt; .</text:p>
          </table:table-cell>
          <table:table-cell/>
          <table:table-cell office:value-type="string" calcext:value-type="string">
            <text:p>&lt;<text:a xlink:href="http://lifesciencedb.jp/bp3d/API/animation?shorten=5vC8b0fC4Pb4195nqm4neCaO" xlink:type="simple">http://lifesciencedb.jp/bp3d/API/animation?shorten=5vC8b0fC4Pb4195nqm4neCaO</text:a>&gt;  .</text:p>
          </table:table-cell>
        </table:table-row>
        <table:table-row table:style-name="ro2">
          <table:table-cell office:value-type="string" calcext:value-type="string">
            <text:p>anat:lgmt-cricothyroidie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5jGb8nnOPLfyeaGX9TvKT5zq" xlink:type="simple">http://lifesciencedb.jp/bp3d/API/animation?shorten=5jGb8nnOPLfyeaGX9TvKT5zq</text:a>&gt; .</text:p>
          </table:table-cell>
          <table:table-cell/>
          <table:table-cell office:value-type="string" calcext:value-type="string">
            <text:p>&lt;<text:a xlink:href="http://lifesciencedb.jp/bp3d/API/animation?shorten=TPb0nOjqu4fa0v0TH1v0jeOr" xlink:type="simple">http://lifesciencedb.jp/bp3d/API/animation?shorten=TPb0nOjqu4fa0v0TH1v0jeOr</text:a>&gt; .</text:p>
          </table:table-cell>
        </table:table-row>
        <table:table-row table:style-name="ro2">
          <table:table-cell office:value-type="string" calcext:value-type="string">
            <text:p>anat:ligaments-epiglott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bKXniGCu0LfevOrqWHnSn09T" xlink:type="simple">http://lifesciencedb.jp/bp3d/API/animation?shorten=bKXniGCu0LfevOrqWHnSn09T</text:a>&gt; .</text:p>
          </table:table-cell>
          <table:table-cell/>
          <table:table-cell office:value-type="string" calcext:value-type="string">
            <text:p>&lt;<text:a xlink:href="http://lifesciencedb.jp/bp3d/API/animation?shorten=4D0zCu15PTf8rG11PDGLfaau" xlink:type="simple">http://lifesciencedb.jp/bp3d/API/animation?shorten=4D0zCu15PTf8rG11PDGLfaau</text:a>&gt; .</text:p>
          </table:table-cell>
        </table:table-row>
        <table:table-row table:style-name="ro2">
          <table:table-cell office:value-type="string" calcext:value-type="string">
            <text:p>anat:lgmt-hyoepiglottiq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5HzaObXHP1Du01PjSTTHvqOX" xlink:type="simple">http://lifesciencedb.jp/bp3d/API/animation?shorten=5HzaObXHP1Du01PjSTTHvqOX</text:a>&gt; .</text:p>
          </table:table-cell>
          <table:table-cell/>
          <table:table-cell office:value-type="string" calcext:value-type="string">
            <text:p>&lt;<text:a xlink:href="http://lifesciencedb.jp/bp3d/API/animation?shorten=rOfiiCbma0HfOjGjSHe0v0Dy" xlink:type="simple">http://lifesciencedb.jp/bp3d/API/animation?shorten=rOfiiCbma0HfOjGjSHe0v0Dy</text:a>&gt; .</text:p>
          </table:table-cell>
        </table:table-row>
        <table:table-row table:style-name="ro2">
          <table:table-cell office:value-type="string" calcext:value-type="string">
            <text:p>anat:lgmt-thyroepiglottiq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GTHreWn4r0zKXDemymjeCKzO" xlink:type="simple">http://lifesciencedb.jp/bp3d/API/animation?shorten=GTHreWn4r0zKXDemymjeCKzO</text:a>&gt; .</text:p>
          </table:table-cell>
          <table:table-cell/>
          <table:table-cell office:value-type="string" calcext:value-type="string">
            <text:p>&lt;<text:a xlink:href="http://lifesciencedb.jp/bp3d/API/animation?shorten=L1vKTTGPj0PviyKj4jaKbiqW" xlink:type="simple">http://lifesciencedb.jp/bp3d/API/animation?shorten=L1vKTTGPj0PviyKj4jaKbiqW</text:a>&gt; .</text:p>
          </table:table-cell>
        </table:table-row>
        <table:table-row table:style-name="ro2">
          <table:table-cell table:style-name="ce167" office:value-type="string" calcext:value-type="string">
            <text:p>#anat:ligaments-artiR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igaments-artiR-cricothyroidie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gmt-artiR-cricothyroidien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gmt-artiR-cricothyroidien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gmt-artiR-cricothyroidien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gmt-artiR-cricothyroidien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igaments-artiR-cricothyroidie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gmt-artiR-cricothyroidien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gmt-artiR-cricothyroidien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gmt-artiR-cricothyroidien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gmt-artiR-cricothyroidien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R-lgmt-artiR-cricoarytenoidie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#anat:L-lgmt-artiR-cricoarytenoidie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/>
          <table:table-cell office:value-type="string" calcext:value-type="string">
            <text:p>&lt;&gt; .</text:p>
          </table:table-cell>
        </table:table-row>
        <table:table-row table:style-name="ro2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rGnGr4GDWLv8DyqGnuuGvyyu" xlink:type="simple">http://lifesciencedb.jp/bp3d/API/animation?shorten=rGnGr4GDWLv8DyqGnuuGvyyu</text:a>&gt; .</text:p>
          </table:table-cell>
          <table:table-cell/>
          <table:table-cell office:value-type="string" calcext:value-type="string">
            <text:p>&lt;<text:a xlink:href="http://lifesciencedb.jp/bp3d/API/animation?shorten=yS9Pz0H1nG1Dr8veumi05rOf" xlink:type="simple">http://lifesciencedb.jp/bp3d/API/animation?shorten=yS9Pz0H1nG1Dr8veumi05rOf</text:a>&gt; .</text:p>
          </table:table-cell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zWTT5rKzWHrKPDuSr0SnK5Dy" xlink:type="simple">http://lifesciencedb.jp/bp3d/API/animation?shorten=zWTT5rKzWHrKPDuSr0SnK5Dy</text:a>&gt; .</text:p>
          </table:table-cell>
          <table:table-cell/>
          <table:table-cell office:value-type="string" calcext:value-type="string">
            <text:p>&lt;<text:a xlink:href="http://lifesciencedb.jp/bp3d/API/animation?shorten=bO9TXrbWfq4vvC8LL1z49veW" xlink:type="simple">http://lifesciencedb.jp/bp3d/API/animation?shorten=bO9TXrbWfq4vvC8LL1z49veW</text:a>&gt; .</text:p>
          </table:table-cell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4Tryi8TPX5DiTLPDWH4Pjy8f" xlink:type="simple">http://lifesciencedb.jp/bp3d/API/animation?shorten=4Tryi8TPX5DiTLPDWH4Pjy8f</text:a>&gt; .</text:p>
          </table:table-cell>
          <table:table-cell/>
          <table:table-cell office:value-type="string" calcext:value-type="string">
            <text:p>&lt;<text:a xlink:href="http://lifesciencedb.jp/bp3d/API/animation?shorten=KTvq0b8b0PrKyq8TP5yGPjC8" xlink:type="simple">http://lifesciencedb.jp/bp3d/API/animation?shorten=KTvq0b8b0PrKyq8TP5yGPjC8</text:a>&gt; .</text:p>
          </table:table-cell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HDi0f8y8ru4D5reO5jm49nGX" xlink:type="simple">http://lifesciencedb.jp/bp3d/API/animation?shorten=HDi0f8y8ru4D5reO5jm49nGX</text:a>&gt; .</text:p>
          </table:table-cell>
          <table:table-cell/>
          <table:table-cell office:value-type="string" calcext:value-type="string">
            <text:p>&lt;<text:a xlink:href="http://lifesciencedb.jp/bp3d/API/animation?shorten=H1f8Xf4D0fyKTP1jWbvee8PD" xlink:type="simple">http://lifesciencedb.jp/bp3d/API/animation?shorten=H1f8Xf4D0fyKTP1jWbvee8PD</text:a>&gt; .</text:p>
          </table:table-cell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9b4j4Di4PH1DXveOr0PbS5TP" xlink:type="simple">http://lifesciencedb.jp/bp3d/API/animation?shorten=9b4j4Di4PH1DXveOr0PbS5TP</text:a>&gt; .</text:p>
          </table:table-cell>
          <table:table-cell/>
          <table:table-cell office:value-type="string" calcext:value-type="string">
            <text:p>&lt;<text:a xlink:href="http://lifesciencedb.jp/bp3d/API/animation?shorten=WLz8nm01v8jeP5z8v4499XfO" xlink:type="simple">http://lifesciencedb.jp/bp3d/API/animation?shorten=WLz8nm01v8jeP5z8v4499XfO</text:a>&gt; .</text:p>
          </table:table-cell>
        </table:table-row>
        <table:table-row table:style-name="ro2">
          <table:table-cell office:value-type="string" calcext:value-type="string">
            <text:p>anat:R-lgmt-vestibulai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9b4j4Di4PH1DXveOr0PbS5TP" xlink:type="simple">http://lifesciencedb.jp/bp3d/API/animation?shorten=9b4j4Di4PH1DXveOr0PbS5TP</text:a>&gt; .</text:p>
          </table:table-cell>
          <table:table-cell/>
          <table:table-cell office:value-type="string" calcext:value-type="string">
            <text:p>&lt;<text:a xlink:href="http://lifesciencedb.jp/bp3d/API/animation?shorten=1z01HPre4HTXjKPniCmyG9P5" xlink:type="simple">http://lifesciencedb.jp/bp3d/API/animation?shorten=1z01HPre4HTXjKPniCmyG9P5</text:a>&gt; .</text:p>
          </table:table-cell>
        </table:table-row>
        <table:table-row table:style-name="ro2">
          <table:table-cell office:value-type="string" calcext:value-type="string">
            <text:p>anat:L-lgmt-vestibulai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zCaWzGPLX5vev8DCaOKr4ze4" xlink:type="simple">http://lifesciencedb.jp/bp3d/API/animation?shorten=zCaWzGPLX5vev8DCaOKr4ze4</text:a>&gt; .</text:p>
          </table:table-cell>
          <table:table-cell/>
          <table:table-cell office:value-type="string" calcext:value-type="string">
            <text:p>&lt;<text:a xlink:href="http://lifesciencedb.jp/bp3d/API/animation?shorten=bGHDKfPfSHPjyWriumi8LDSr" xlink:type="simple">http://lifesciencedb.jp/bp3d/API/animation?shorten=bGHDKfPfSHPjyWriumi8LDSr</text:a>&gt; .</text:p>
          </table:table-cell>
        </table:table-row>
        <table:table-row table:style-name="ro2">
          <table:table-cell office:value-type="string" calcext:value-type="string">
            <text:p>anat:R-lgmt-vo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4PfW9vP9Tn8jeqOHPHfKLDWT" xlink:type="simple">http://lifesciencedb.jp/bp3d/API/animation?shorten=4PfW9vP9Tn8jeqOHPHfKLDWT</text:a>&gt; .</text:p>
          </table:table-cell>
          <table:table-cell/>
          <table:table-cell office:value-type="string" calcext:value-type="string">
            <text:p>&lt;<text:a xlink:href="http://lifesciencedb.jp/bp3d/API/animation?shorten=ei4bq4CCyqO9muS5bi0PPP9P" xlink:type="simple">http://lifesciencedb.jp/bp3d/API/animation?shorten=ei4bq4CCyqO9muS5bi0PPP9P</text:a>&gt; .</text:p>
          </table:table-cell>
        </table:table-row>
        <table:table-row table:style-name="ro2">
          <table:table-cell office:value-type="string" calcext:value-type="string">
            <text:p>anat:L-lgmt-voc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WH9PjGbmGnuiHvqODO4LPPTX" xlink:type="simple">http://lifesciencedb.jp/bp3d/API/animation?shorten=WH9PjGbmGnuiHvqODO4LPPTX</text:a>&gt; .</text:p>
          </table:table-cell>
          <table:table-cell/>
          <table:table-cell office:value-type="string" calcext:value-type="string">
            <text:p>&lt;<text:a xlink:href="http://lifesciencedb.jp/bp3d/API/animation?shorten=jGfyObaqi8bGzqGXnOvS1r4b" xlink:type="simple">http://lifesciencedb.jp/bp3d/API/animation?shorten=jGfyObaqi8bGzqGXnOvS1r4b</text:a>&gt; .</text:p>
          </table:table-cell>
        </table:table-row>
        <table:table-row table:style-name="ro2">
          <table:table-cell office:value-type="string" calcext:value-type="string">
            <text:p>anat:R-cone-elastiqu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j8z8fSe81naG0Dmi8fWz85bC" xlink:type="simple">http://lifesciencedb.jp/bp3d/API/animation?shorten=j8z8fSe81naG0Dmi8fWz85bC</text:a>&gt; .</text:p>
          </table:table-cell>
          <table:table-cell/>
          <table:table-cell office:value-type="string" calcext:value-type="string">
            <text:p>&lt;<text:a xlink:href="http://lifesciencedb.jp/bp3d/API/animation?shorten=CGveGDaOfG5bXzuyCeLLHPTr" xlink:type="simple">http://lifesciencedb.jp/bp3d/API/animation?shorten=CGveGDaOfG5bXzuyCeLLHPTr</text:a>&gt; .</text:p>
          </table:table-cell>
        </table:table-row>
        <table:table-row table:style-name="ro2">
          <table:table-cell office:value-type="string" calcext:value-type="string">
            <text:p>anat:L-cone-elastique-l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<text:a xlink:href="http://lifesciencedb.jp/bp3d/API/animation?shorten=0LfaqOr0nSvS0D4zKPfiCWzG" xlink:type="simple">http://lifesciencedb.jp/bp3d/API/animation?shorten=0LfaqOr0nSvS0D4zKPfiCWzG</text:a>&gt; .</text:p>
          </table:table-cell>
          <table:table-cell/>
          <table:table-cell office:value-type="string" calcext:value-type="string">
            <text:p>&lt;<text:a xlink:href="http://lifesciencedb.jp/bp3d/API/animation?shorten=ny8nmGuSDSLPeCee8PPjummq" xlink:type="simple">http://lifesciencedb.jp/bp3d/API/animation?shorten=ny8nmGuSDSLPeCee8PPjummq</text:a>&gt; .</text:p>
          </table:table-cell>
        </table:table-row>
        <table:table-row table:style-name="ro2">
          <table:table-cell office:value-type="string" calcext:value-type="string">
            <text:p>anat: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K5HLLrGT1nG5fiuKnimuOzGb" xlink:type="simple">http://lifesciencedb.jp/bp3d/?shorten=K5HLLrGT1nG5fiuKnimuOzGb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omplex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TvmO5LrmiqmqWbCG11i4HTbe" xlink:type="simple">http://lifesciencedb.jp/bp3d/?shorten=TvmO5LrmiqmqWbCG11i4HTbe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s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zuyqe8rq4zi04j8TP90zaiiu" xlink:type="simple">http://lifesciencedb.jp/bp3d/?shorten=zuyqe8rq4zi04j8TP90zaiiu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thyr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WXDamezyGDm8X1v4bqD4v81f" xlink:type="simple">http://lifesciencedb.jp/bp3d/?shorten=WXDamezyGDm8X1v4bqD4v81f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cric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zC81PvHnCu4519XjyS9bW9z8" xlink:type="simple">http://lifesciencedb.jp/bp3d/?shorten=zC81PvHnCu4519XjyS9bW9z8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cartilage-epiglottiq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SDS1jG0bWLHXKXX9j4vuKrSL" xlink:type="simple">http://lifesciencedb.jp/bp3d/?shorten=SDS1jG0bWLHXKXX9j4vuKrSL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cartilage-aryten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SjqK9XSni0PXjq4biW4DOPPj" xlink:type="simple">http://lifesciencedb.jp/bp3d/?shorten=SjqK9XSni0PXjq4biW4DOPPj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cartilage-aryten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nOPv499r0LDaqG5j8nTDWnye" xlink:type="simple">http://lifesciencedb.jp/bp3d/?shorten=nOPv499r0LDaqG5j8nTDWnye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cartilage-cornicu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DGzmGbySj8b4aGvyemXbW5Hf" xlink:type="simple">http://lifesciencedb.jp/bp3d/?shorten=DGzmGbySj8b4aGvyemXbW5Hf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cartilage-cornicu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5rOzGX459zG1yuuy41PPbmGr" xlink:type="simple">http://lifesciencedb.jp/bp3d/?shorten=5rOzGX459zG1yuuy41PPbmGr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cartilage-cuneiform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GHzC85W9vOfymOXX9fCWPbGv" xlink:type="simple">http://lifesciencedb.jp/bp3d/?shorten=GHzC85W9vOfymOXX9fCWPbGv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cartilage-cuneiform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51ziW9n4H9n49Diu0PKTXnGn" xlink:type="simple">http://lifesciencedb.jp/bp3d/?shorten=51ziW9n4H9n49Diu0PKTXnGn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articulations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CyqK194r0LT1H5zCim9zG5rW" xlink:type="simple">http://lifesciencedb.jp/bp3d/?shorten=CyqK194r0LT1H5zCim9zG5rW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maqO1v4D0nyGqSbCeCS1nKjC" xlink:type="simple">http://lifesciencedb.jp/bp3d/?shorten=maqO1v4D0nyGqSbCeCS1nKjC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yK9D0bXLn4nefWzy0raeqmW1" xlink:type="simple">http://lifesciencedb.jp/bp3d/?shorten=yK9D0bXLn4nefWzy0raeqmW1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arti-cricoarytenoidienn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v4HTveCquaGvCCu8nq0n8r0D" xlink:type="simple">http://lifesciencedb.jp/bp3d/?shorten=v4HTveCquaGvCCu8nq0n8r0D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arti-cricoarytenoidienn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WriKn8TjCaSva85Pj48vSP5b" xlink:type="simple">http://lifesciencedb.jp/bp3d/?shorten=WriKn8TjCaSva85Pj48vSP5b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TLLzKzOXbeqKv8fGPHimCe4T" xlink:type="simple">http://lifesciencedb.jp/bp3d/?shorten=TLLzKzOXbeqKv8fGPHimCe4T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LLLjWnWvG1fS8rK1TrWPD8Hb" xlink:type="simple">http://lifesciencedb.jp/bp3d/?shorten=LLLjWnWvG1fS8rK1TrWPD8Hb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mb-thyrohyoidienn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iiGXLTz05LX51XDGDGzGT5LD" xlink:type="simple">http://lifesciencedb.jp/bp3d/?shorten=iiGXLTz05LX51XDGDGzGT5LD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thyrohyoidien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qmymKfDyeumOCCuyyeCCCqiO" xlink:type="simple">http://lifesciencedb.jp/bp3d/?shorten=qmymKfDyeumOCCuyyeCCCqiO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thyrohyoidien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0nSTnq419fe8Kremma8XreGT" xlink:type="simple">http://lifesciencedb.jp/bp3d/?shorten=0nSTnq419fe8Kremma8XreGT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thyrohyoidien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mKnK5nzyGruGOn0niKraGT51" xlink:type="simple">http://lifesciencedb.jp/bp3d/?shorten=mKnK5nzyGruGOn0niKraGT51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cricothyroidie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aO1LnSzmyOviTfa4jOziai4f" xlink:type="simple">http://lifesciencedb.jp/bp3d/?shorten=aO1LnSzmyOviTfa4jOziai4f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igaments-epiglott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WDSHvm4PXX1zCi81PXSPfOry" xlink:type="simple">http://lifesciencedb.jp/bp3d/?shorten=WDSHvm4PXX1zCi81PXSPfOry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hyoepiglottiq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T5X5X1PbGje8r01TDKiG9nye" xlink:type="simple">http://lifesciencedb.jp/bp3d/?shorten=T5X5X1PbGje8r01TDKiG9nye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gmt-thyroepiglottiq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D8THHrGbuqiqPvGjamTD011H" xlink:type="simple">http://lifesciencedb.jp/bp3d/?shorten=D8THHrGbuqiqPvGjamTD011H</text:a>&gt; .</text:p>
          </table:table-cell>
          <table:table-cell table:number-columns-repeated="2"/>
        </table:table-row>
        <table:table-row table:style-name="ro2">
          <table:table-cell table:style-name="ce167" office:value-type="string" calcext:value-type="string">
            <text:p>#anat:ligaments-artiR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igaments-artiR-cricothyroidie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gmt-artiR-cricothyroidien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gmt-artiR-cricothyroidien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gmt-artiR-cricothyroidien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gmt-artiR-cricothyroidien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igaments-artiR-cricothyroidie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gmt-artiR-cricothyroidien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gmt-artiR-cricothyroidien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gmt-artiR-cricothyroidien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gmt-artiR-cricothyroidien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R-lgmt-artiR-cricoarytenoidie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anat:L-lgmt-artiR-cricoarytenoidie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z4DO5LLbWreWraWP1n1byqee" xlink:type="simple">http://lifesciencedb.jp/bp3d/?shorten=z4DO5LLbWreWraWP1n1byqee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Tzeey01TDiaOOfCSLvj8TzSL" xlink:type="simple">http://lifesciencedb.jp/bp3d/?shorten=Tzeey01TDiaOOfCSLvj8TzSL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jiWTjWGjC4Tnemem8TyWvuCG" xlink:type="simple">http://lifesciencedb.jp/bp3d/?shorten=jiWTjWGjC4Tnemem8TyWvuCG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qeu4v0GXzOPvvOzS5PKTfmGD" xlink:type="simple">http://lifesciencedb.jp/bp3d/?shorten=qeu4v0GXzOPvvOzS5PKTfmGD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vCeqGPrGv0bKnyy0nSim8zCS" xlink:type="simple">http://lifesciencedb.jp/bp3d/?shorten=vCeqGPrGv0bKnyy0nSim8zCS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vestibulai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KTb4HvayauKv4vGT1DXzO9T5" xlink:type="simple">http://lifesciencedb.jp/bp3d/?shorten=KTb4HvayauKv4vGT1DXzO9T5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vestibulai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aCS15P4XbSH1zKDaqeXn41z0" xlink:type="simple">http://lifesciencedb.jp/bp3d/?shorten=aCS15P4XbSH1zKDaqeXn41z0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lgmt-vo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vSLT5XvOzeyqr8vmaOLjyy81" xlink:type="simple">http://lifesciencedb.jp/bp3d/?shorten=vSLT5XvOzeyqr8vmaOLjyy81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lgmt-voc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1XDCWHC8DSjO4n8vWnb05vC8" xlink:type="simple">http://lifesciencedb.jp/bp3d/?shorten=1XDCWHC8DSjO4n8vWnb05vC8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R-cone-elastiqu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Da0vKTvuq0TLbuCuKLCuiuqy" xlink:type="simple">http://lifesciencedb.jp/bp3d/?shorten=Da0vKTvuq0TLbuCuKLCuiuqy</text:a>&gt;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t:L-cone-elastique-l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r0TX1nCC05HrCaKPLrT1bOvm" xlink:type="simple">http://lifesciencedb.jp/bp3d/?shorten=r0TX1nCC05HrCaKPLrT1bOvm</text:a>&gt; .</text:p>
          </table:table-cell>
          <table:table-cell table:number-columns-repeated="2"/>
        </table:table-row>
      </table:table>
      <table:table table:name="Feuille11" table:style-name="ta1">
        <table:table-column table:style-name="co39" table:default-cell-style-name="ce125"/>
        <table:table-row table:style-name="ro1">
          <table:table-cell office:value-type="string" calcext:value-type="string">
            <text:p>anat:pharynx</text:p>
          </table:table-cell>
        </table:table-row>
        <table:table-row table:style-name="ro2">
          <table:table-cell table:style-name="Default" office:value-type="string" calcext:value-type="string">
            <text:p><text:a xlink:href="http://lifesciencedb.jp/bp3d/?shorten=uuyi8bXjqKnujaem4raGLH1X" xlink:type="simple">http://lifesciencedb.jp/bp3d/?shorten=uuyi8bXjqKnujaem4raGLH1X</text:a>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SNC" table:style-name="ta1">
        <table:table-column table:style-name="co40" table:default-cell-style-name="Default"/>
        <table:table-column table:style-name="co41" table:default-cell-style-name="ce127"/>
        <table:table-column table:style-name="co10" table:default-cell-style-name="Default"/>
        <table:table-row table:style-name="ro1">
          <table:table-cell office:value-type="string" calcext:value-type="string">
            <text:p>anat:circuit-LC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liquidien-SNC .</text:p>
          </table:table-cell>
        </table:table-row>
      </table:table>
      <table:table table:name="circu LCR" table:style-name="ta1">
        <table:table-column table:style-name="co40" table:default-cell-style-name="ce145"/>
        <table:table-column table:style-name="co9" table:default-cell-style-name="ce156"/>
        <table:table-column table:style-name="co10" table:default-cell-style-name="ce159"/>
        <table:table-row table:style-name="ro1">
          <table:table-cell office:value-type="string" calcext:value-type="string">
            <text:p>anat:circuit-LC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liquidien-SNC .</text:p>
          </table:table-cell>
        </table:table-row>
      </table:table>
      <table:table table:name="Feuille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143"/>
        <table:table-row table:style-name="ro2" table:number-rows-repeated="128">
          <table:table-cell table:number-columns-repeated="3"/>
          <table:table-cell table:style-name="Default"/>
        </table:table-row>
        <table:table-row table:style-name="ro2" table:number-rows-repeated="3">
          <table:table-cell table:number-columns-repeated="4"/>
        </table:table-row>
        <table:table-row table:style-name="ro2" table:number-rows-repeated="128">
          <table:table-cell table:number-columns-repeated="3"/>
          <table:table-cell table:style-name="Default"/>
        </table:table-row>
        <table:table-row table:style-name="ro2" table:number-rows-repeated="6">
          <table:table-cell table:style-name="ce134" table:number-columns-repeated="2"/>
          <table:table-cell/>
          <table:table-cell table:style-name="Default"/>
        </table:table-row>
        <table:table-row table:style-name="ro2" table:number-rows-repeated="84">
          <table:table-cell table:number-columns-repeated="3"/>
          <table:table-cell table:style-name="Default"/>
        </table:table-row>
        <table:table-row table:style-name="ro2">
          <table:table-cell table:style-name="ce136" table:number-columns-repeated="2"/>
          <table:table-cell table:style-name="ce143"/>
          <table:table-cell/>
        </table:table-row>
        <table:table-row table:style-name="ro2" table:number-rows-repeated="2">
          <table:table-cell table:style-name="ce172" table:number-columns-repeated="2"/>
          <table:table-cell table:style-name="ce143"/>
          <table:table-cell/>
        </table:table-row>
        <table:table-row table:style-name="ro2" table:number-rows-repeated="17">
          <table:table-cell table:style-name="ce137" table:number-columns-repeated="2"/>
          <table:table-cell table:style-name="ce143"/>
          <table:table-cell/>
        </table:table-row>
        <table:table-row table:style-name="ro2" table:number-rows-repeated="2">
          <table:table-cell table:style-name="ce136" table:number-columns-repeated="2"/>
          <table:table-cell table:style-name="ce143"/>
          <table:table-cell/>
        </table:table-row>
        <table:table-row table:style-name="ro2" table:number-rows-repeated="97">
          <table:table-cell table:style-name="ce137" table:number-columns-repeated="2"/>
          <table:table-cell table:style-name="ce143"/>
          <table:table-cell/>
        </table:table-row>
        <table:table-row table:style-name="ro2">
          <table:table-cell table:style-name="ce134" table:number-columns-repeated="2"/>
          <table:table-cell table:style-name="ce143"/>
          <table:table-cell/>
        </table:table-row>
        <table:table-row table:style-name="ro2" table:number-rows-repeated="2">
          <table:table-cell table:style-name="ce134" table:number-columns-repeated="2"/>
          <table:table-cell table:style-name="ce174"/>
          <table:table-cell/>
        </table:table-row>
        <table:table-row table:style-name="ro2" table:number-rows-repeated="4">
          <table:table-cell table:style-name="ce136" table:number-columns-repeated="2"/>
          <table:table-cell table:style-name="ce174"/>
          <table:table-cell/>
        </table:table-row>
        <table:table-row table:style-name="ro2">
          <table:table-cell table:style-name="ce134" table:number-columns-repeated="2"/>
          <table:table-cell table:style-name="ce174"/>
          <table:table-cell table:style-name="Default"/>
        </table:table-row>
        <table:table-row table:style-name="ro2" table:number-rows-repeated="14">
          <table:table-cell table:style-name="ce134" table:number-columns-repeated="2"/>
          <table:table-cell table:style-name="ce174"/>
          <table:table-cell/>
        </table:table-row>
        <table:table-row table:style-name="ro2" table:number-rows-repeated="3">
          <table:table-cell table:style-name="ce137" table:number-columns-repeated="2"/>
          <table:table-cell table:style-name="ce174"/>
          <table:table-cell/>
        </table:table-row>
        <table:table-row table:style-name="ro2" table:number-rows-repeated="2">
          <table:table-cell table:style-name="ce136" table:number-columns-repeated="2"/>
          <table:table-cell table:style-name="ce174"/>
          <table:table-cell/>
        </table:table-row>
        <table:table-row table:style-name="ro2" table:number-rows-repeated="11">
          <table:table-cell table:style-name="ce137" table:number-columns-repeated="2"/>
          <table:table-cell table:style-name="ce174"/>
          <table:table-cell/>
        </table:table-row>
        <table:table-row table:style-name="ro2" table:number-rows-repeated="14">
          <table:table-cell table:style-name="ce172" table:number-columns-repeated="2"/>
          <table:table-cell table:style-name="ce174"/>
          <table:table-cell/>
        </table:table-row>
        <table:table-row table:style-name="ro2" table:number-rows-repeated="2">
          <table:table-cell table:style-name="ce137" table:number-columns-repeated="2"/>
          <table:table-cell table:style-name="ce174"/>
          <table:table-cell/>
        </table:table-row>
        <table:table-row table:style-name="ro2" table:number-rows-repeated="2">
          <table:table-cell table:style-name="ce136" table:number-columns-repeated="2"/>
          <table:table-cell table:style-name="ce174"/>
          <table:table-cell/>
        </table:table-row>
        <table:table-row table:style-name="ro2" table:number-rows-repeated="40">
          <table:table-cell table:style-name="ce137" table:number-columns-repeated="2"/>
          <table:table-cell table:style-name="ce174"/>
          <table:table-cell/>
        </table:table-row>
        <table:table-row table:style-name="ro2">
          <table:table-cell table:style-name="ce173" table:number-columns-repeated="2"/>
          <table:table-cell table:style-name="ce174"/>
          <table:table-cell/>
        </table:table-row>
        <table:table-row table:style-name="ro2" table:number-rows-repeated="18">
          <table:table-cell table:style-name="ce137" table:number-columns-repeated="2"/>
          <table:table-cell table:style-name="ce174"/>
          <table:table-cell/>
        </table:table-row>
        <table:table-row table:style-name="ro2" table:number-rows-repeated="18">
          <table:table-cell table:style-name="ce173" table:number-columns-repeated="2"/>
          <table:table-cell table:style-name="ce174"/>
          <table:table-cell/>
        </table:table-row>
        <table:table-row table:style-name="ro2">
          <table:table-cell table:number-columns-repeated="4"/>
        </table:table-row>
        <table:table-row table:style-name="ro2" table:number-rows-repeated="18">
          <table:table-cell table:style-name="ce134" table:number-columns-repeated="2"/>
          <table:table-cell table:number-columns-repeated="2"/>
        </table:table-row>
        <table:table-row table:style-name="ro2" table:number-rows-repeated="36">
          <table:table-cell table:style-name="ce137" table:number-columns-repeated="2"/>
          <table:table-cell table:number-columns-repeated="2"/>
        </table:table-row>
        <table:table-row table:style-name="ro2" table:number-rows-repeated="4">
          <table:table-cell table:style-name="ce136" table:number-columns-repeated="2"/>
          <table:table-cell table:number-columns-repeated="2"/>
        </table:table-row>
        <table:table-row table:style-name="ro2">
          <table:table-cell table:style-name="ce137" table:number-columns-repeated="2"/>
          <table:table-cell table:number-columns-repeated="2"/>
        </table:table-row>
        <table:table-row table:style-name="ro2" table:number-rows-repeated="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4">
          <table:table-cell table:style-name="ce137" table:number-columns-repeated="2"/>
          <table:table-cell table:number-columns-repeated="2"/>
        </table:table-row>
        <table:table-row table:style-name="ro2" table:number-rows-repeated="3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31">
          <table:table-cell table:style-name="ce137" table:number-columns-repeated="2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18">
          <table:table-cell table:style-name="ce134" table:number-columns-repeated="2"/>
          <table:table-cell table:number-columns-repeated="2"/>
        </table:table-row>
        <table:table-row table:style-name="ro2" table:number-rows-repeated="36">
          <table:table-cell table:style-name="ce137" table:number-columns-repeated="2"/>
          <table:table-cell table:number-columns-repeated="2"/>
        </table:table-row>
        <table:table-row table:style-name="ro2" table:number-rows-repeated="4">
          <table:table-cell table:style-name="ce136" table:number-columns-repeated="2"/>
          <table:table-cell table:number-columns-repeated="2"/>
        </table:table-row>
        <table:table-row table:style-name="ro2">
          <table:table-cell table:style-name="ce137" table:number-columns-repeated="2"/>
          <table:table-cell table:number-columns-repeated="2"/>
        </table:table-row>
        <table:table-row table:style-name="ro2" table:number-rows-repeated="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4">
          <table:table-cell table:style-name="ce137" table:number-columns-repeated="2"/>
          <table:table-cell table:number-columns-repeated="2"/>
        </table:table-row>
        <table:table-row table:style-name="ro2" table:number-rows-repeated="3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2">
          <table:table-cell table:style-name="ce137" table:number-columns-repeated="2"/>
          <table:table-cell table:number-columns-repeated="2"/>
        </table:table-row>
        <table:table-row table:style-name="ro2">
          <table:table-cell table:style-name="ce136" table:number-columns-repeated="2"/>
          <table:table-cell table:number-columns-repeated="2"/>
        </table:table-row>
        <table:table-row table:style-name="ro2" table:number-rows-repeated="31">
          <table:table-cell table:style-name="ce137" table:number-columns-repeated="2"/>
          <table:table-cell table:number-columns-repeated="2"/>
        </table:table-row>
        <table:table-row table:style-name="ro2" table:number-rows-repeated="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mp" table:style-name="ta1">
        <table:table-column table:style-name="co45" table:default-cell-style-name="Default"/>
        <table:table-column table:style-name="co2" table:default-cell-style-name="Default"/>
        <table:table-column table:style-name="co45" table:default-cell-style-name="Default"/>
        <table:table-row table:style-name="ro2">
          <table:table-cell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Dig-initial</text:p>
          </table:table-cell>
        </table:table-row>
        <table:table-row table:style-name="ro2">
          <table:table-cell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Dig-sup</text:p>
          </table:table-cell>
        </table:table-row>
        <table:table-row table:style-name="ro2">
          <table:table-cell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Dig-inf</text:p>
          </table:table-cell>
        </table:table-row>
        <table:table-row table:style-name="ro2">
          <table:table-cell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Dig-termi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alivaires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uqueuse-cavt-buccale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harynx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esophage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cervi</text:p>
          </table:table-cell>
        </table:table-row>
        <table:table-row table:style-name="ro2">
          <table:table-cell office:value-type="string" calcext:value-type="string">
            <text:p>anat:Sys-Dig-initi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thorax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esophage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abdo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IG-duodenum</text:p>
          </table:table-cell>
        </table:table-row>
        <table:table-row table:style-name="ro2">
          <table:table-cell table:style-name="ce124" office:value-type="string" calcext:value-type="string">
            <text:p>anat:Sys-Dig-sup</text:p>
          </table:table-cell>
          <table:table-cell table:style-name="ce123" office:value-type="string" calcext:value-type="string">
            <text:p>anat:comprend</text:p>
          </table:table-cell>
          <table:table-cell office:value-type="string" calcext:value-type="string">
            <text:p>anat:IG-D1 .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IG-D2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2-sup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pancreas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ancreas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biliaires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sicule-biliaire</text:p>
          </table:table-cell>
        </table:table-row>
        <table:table-row table:style-name="ro2">
          <table:table-cell office:value-type="string" calcext:value-type="string">
            <text:p>anat:Sys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IG-duodenum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IG-D2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2-inf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3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4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jejunum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ileon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colon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coecum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asc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colon-trsv</text:p>
          </table:table-cell>
        </table:table-row>
        <table:table-row table:style-name="ro2">
          <table:table-cell office:value-type="string" calcext:value-type="string">
            <text:p>anat:Sys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trsv-ini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colon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colon-trsv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trsv-termi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desc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sygmoide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ectum</text:p>
          </table:table-cell>
        </table:table-row>
        <table:table-row table:style-name="ro2">
          <table:table-cell office:value-type="string" calcext:value-type="string">
            <text:p>anat:Sys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anal</text:p>
          </table:table-cell>
        </table:table-row>
        <table:table-row table:style-name="ro2">
          <table:table-cell office:value-type="string" calcext:value-type="string">
            <text:p>anat:glandes-saliv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linguale</text:p>
          </table:table-cell>
        </table:table-row>
        <table:table-row table:style-name="ro2">
          <table:table-cell office:value-type="string" calcext:value-type="string">
            <text:p>anat:glandes-saliv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mandi</text:p>
          </table:table-cell>
        </table:table-row>
        <table:table-row table:style-name="ro2">
          <table:table-cell office:value-type="string" calcext:value-type="string">
            <text:p>anat:glandes-saliv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parotide</text:p>
          </table:table-cell>
        </table:table-row>
        <table:table-row table:style-name="ro2">
          <table:table-cell office:value-type="string" calcext:value-type="string">
            <text:p>anat:glandes-sub-lingu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linguale-D</text:p>
          </table:table-cell>
        </table:table-row>
        <table:table-row table:style-name="ro2">
          <table:table-cell office:value-type="string" calcext:value-type="string">
            <text:p>anat:glandes-sub-lingu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linguale-G</text:p>
          </table:table-cell>
        </table:table-row>
        <table:table-row table:style-name="ro2">
          <table:table-cell office:value-type="string" calcext:value-type="string">
            <text:p>anat:glandes-sub-mand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mandi-D</text:p>
          </table:table-cell>
        </table:table-row>
        <table:table-row table:style-name="ro2">
          <table:table-cell office:value-type="string" calcext:value-type="string">
            <text:p>anat:glandes-sub-mand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sub-mandi-G</text:p>
          </table:table-cell>
        </table:table-row>
        <table:table-row table:style-name="ro2">
          <table:table-cell office:value-type="string" calcext:value-type="string">
            <text:p>anat:glandes-paroti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parotide-D</text:p>
          </table:table-cell>
        </table:table-row>
        <table:table-row table:style-name="ro2">
          <table:table-cell office:value-type="string" calcext:value-type="string">
            <text:p>anat:glandes-paroti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landes-parotide-G</text:p>
          </table:table-cell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cervi</text:p>
          </table:table-cell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thorax</text:p>
          </table:table-cell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esophage-abdo</text:p>
          </table:table-cell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-cardia</text:p>
          </table:table-cell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-fundus</text:p>
          </table:table-cell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-corps</text:p>
          </table:table-cell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-antre</text:p>
          </table:table-cell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estomac-pylore</text:p>
          </table:table-cell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uodenum</text:p>
          </table:table-cell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jejunum</text:p>
          </table:table-cell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ileon</text:p>
          </table:table-cell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1</text:p>
          </table:table-cell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2</text:p>
          </table:table-cell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3</text:p>
          </table:table-cell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4</text:p>
          </table:table-cell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2-sup</text:p>
          </table:table-cell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IG-D2-inf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coecum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asc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trsv</text:p>
          </table:table-cell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trsv-ini</text:p>
          </table:table-cell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trsv-termi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desc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lon-sygmoide</text:p>
          </table:table-cell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ectum</text:p>
          </table:table-cell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pancreas</text:p>
          </table:table-cell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pancreas-acc</text:p>
          </table:table-cell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ancreas-tete</text:p>
          </table:table-cell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ancreas-corps</text:p>
          </table:table-cell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ancreas-queue</text:p>
          </table:table-cell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coledoq</text:p>
          </table:table-cell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cystique</text:p>
          </table:table-cell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B-col</text:p>
          </table:table-cell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B-corps</text:p>
          </table:table-cell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B-fond</text:p>
          </table:table-cell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VB</text:p>
          </table:table-cell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ues</text:p>
          </table:table-cell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1-G</text:p>
          </table:table-cell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1-D</text:p>
          </table:table-cell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commun</text:p>
          </table:table-cell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G</text:p>
          </table:table-cell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D</text:p>
          </table:table-cell>
        </table:table-row>
        <table:table-row table:style-name="ro2">
          <table:table-cell office:value-type="string" calcext:value-type="string">
            <text:p>anat:canaux-hepatiq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G</text:p>
          </table:table-cell>
        </table:table-row>
        <table:table-row table:style-name="ro2">
          <table:table-cell office:value-type="string" calcext:value-type="string">
            <text:p>anat:canaux-hepatiq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1-G</text:p>
          </table:table-cell>
        </table:table-row>
        <table:table-row table:style-name="ro2">
          <table:table-cell office:value-type="string" calcext:value-type="string">
            <text:p>anat:canaux-hepatiq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ecteur-lat</text:p>
          </table:table-cell>
        </table:table-row>
        <table:table-row table:style-name="ro2">
          <table:table-cell office:value-type="string" calcext:value-type="string">
            <text:p>anat:canaux-hepatiq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ecteur-med</text:p>
          </table:table-cell>
        </table:table-row>
        <table:table-row table:style-name="ro2">
          <table:table-cell office:value-type="string" calcext:value-type="string">
            <text:p>anat:canaux-hepatiq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2</text:p>
          </table:table-cell>
        </table:table-row>
        <table:table-row table:style-name="ro2">
          <table:table-cell office:value-type="string" calcext:value-type="string">
            <text:p>anat:canaux-hepatiq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3</text:p>
          </table:table-cell>
        </table:table-row>
        <table:table-row table:style-name="ro2">
          <table:table-cell office:value-type="string" calcext:value-type="string">
            <text:p>anat:canaux-hepatiq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4</text:p>
          </table:table-cell>
        </table:table-row>
        <table:table-row table:style-name="ro2">
          <table:table-cell office:value-type="string" calcext:value-type="string">
            <text:p>anat:canaux-hepatiq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9</text:p>
          </table:table-cell>
        </table:table-row>
        <table:table-row table:style-name="ro2">
          <table:table-cell office:value-type="string" calcext:value-type="string">
            <text:p>anat:canaux-hepatiq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D</text:p>
          </table:table-cell>
        </table:table-row>
        <table:table-row table:style-name="ro2">
          <table:table-cell office:value-type="string" calcext:value-type="string">
            <text:p>anat:canaux-hepatiq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1-D</text:p>
          </table:table-cell>
        </table:table-row>
        <table:table-row table:style-name="ro2">
          <table:table-cell office:value-type="string" calcext:value-type="string">
            <text:p>anat:canaux-hepatiq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ecteur-post</text:p>
          </table:table-cell>
        </table:table-row>
        <table:table-row table:style-name="ro2">
          <table:table-cell office:value-type="string" calcext:value-type="string">
            <text:p>anat:canaux-hepatiq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ecteur-ant</text:p>
          </table:table-cell>
        </table:table-row>
        <table:table-row table:style-name="ro2">
          <table:table-cell office:value-type="string" calcext:value-type="string">
            <text:p>anat:canaux-hepatiq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6</text:p>
          </table:table-cell>
        </table:table-row>
        <table:table-row table:style-name="ro2">
          <table:table-cell office:value-type="string" calcext:value-type="string">
            <text:p>anat:canaux-hepatiq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7</text:p>
          </table:table-cell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5</text:p>
          </table:table-cell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ux-hepatiq-sgmt-8</text:p>
          </table:table-cell>
        </table:table-row>
        <table:table-row table:style-name="ro2">
          <table:table-cell office:value-type="string" calcext:value-type="string">
            <text:p>anat:canaux-hepatiq-sgmt-1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1-G</text:p>
          </table:table-cell>
        </table:table-row>
        <table:table-row table:style-name="ro2">
          <table:table-cell office:value-type="string" calcext:value-type="string">
            <text:p>anat:canaux-hepatiq-sgmt-1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1-G</text:p>
          </table:table-cell>
        </table:table-row>
        <table:table-row table:style-name="ro2">
          <table:table-cell office:value-type="string" calcext:value-type="string">
            <text:p>anat:canaux-hepatiq-sgmt-1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1-D</text:p>
          </table:table-cell>
        </table:table-row>
        <table:table-row table:style-name="ro2">
          <table:table-cell office:value-type="string" calcext:value-type="string">
            <text:p>anat:canaux-hepatiq-sgmt-1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1-D</text:p>
          </table:table-cell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2</text:p>
          </table:table-cell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2</text:p>
          </table:table-cell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3</text:p>
          </table:table-cell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3</text:p>
          </table:table-cell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4</text:p>
          </table:table-cell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4</text:p>
          </table:table-cell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9</text:p>
          </table:table-cell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9</text:p>
          </table:table-cell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6</text:p>
          </table:table-cell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6</text:p>
          </table:table-cell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7</text:p>
          </table:table-cell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7</text:p>
          </table:table-cell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5</text:p>
          </table:table-cell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5</text:p>
          </table:table-cell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hepatiq-sgmt-8</text:p>
          </table:table-cell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nal-t-hepatiq-sgmt-8</text:p>
          </table:table-cell>
        </table:table-row>
        <table:table-row table:style-name="ro2">
          <table:table-cell office:value-type="string" calcext:value-type="string">
            <text:p>anat: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G</text:p>
          </table:table-cell>
        </table:table-row>
        <table:table-row table:style-name="ro2">
          <table:table-cell office:value-type="string" calcext:value-type="string">
            <text:p>anat: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D</text:p>
          </table:table-cell>
        </table:table-row>
        <table:table-row table:style-name="ro2">
          <table:table-cell office:value-type="string" calcext:value-type="string">
            <text:p>anat: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G</text:p>
          </table:table-cell>
        </table:table-row>
        <table:table-row table:style-name="ro2">
          <table:table-cell office:value-type="string" calcext:value-type="string">
            <text:p>anat: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D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1-G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lat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med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G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foie-lobe-D</text:p>
          </table:table-cell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1-D</text:p>
          </table:table-cell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post</text:p>
          </table:table-cell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ant</text:p>
          </table:table-cell>
        </table:table-row>
        <table:table-row table:style-name="ro2">
          <table:table-cell office:value-type="string" calcext:value-type="string">
            <text:p>anat:foie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2</text:p>
          </table:table-cell>
        </table:table-row>
        <table:table-row table:style-name="ro2">
          <table:table-cell office:value-type="string" calcext:value-type="string">
            <text:p>anat:foie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3</text:p>
          </table:table-cell>
        </table:table-row>
        <table:table-row table:style-name="ro2">
          <table:table-cell office:value-type="string" calcext:value-type="string">
            <text:p>anat:foie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4</text:p>
          </table:table-cell>
        </table:table-row>
        <table:table-row table:style-name="ro2">
          <table:table-cell office:value-type="string" calcext:value-type="string">
            <text:p>anat:foie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9</text:p>
          </table:table-cell>
        </table:table-row>
        <table:table-row table:style-name="ro2">
          <table:table-cell office:value-type="string" calcext:value-type="string">
            <text:p>anat:foie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6</text:p>
          </table:table-cell>
        </table:table-row>
        <table:table-row table:style-name="ro2">
          <table:table-cell office:value-type="string" calcext:value-type="string">
            <text:p>anat:foie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7</text:p>
          </table:table-cell>
        </table:table-row>
        <table:table-row table:style-name="ro2">
          <table:table-cell office:value-type="string" calcext:value-type="string">
            <text:p>anat:foie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5</text:p>
          </table:table-cell>
        </table:table-row>
        <table:table-row table:style-name="ro2">
          <table:table-cell office:value-type="string" calcext:value-type="string">
            <text:p>anat:foie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8</text:p>
          </table:table-cell>
        </table:table-row>
        <table:table-row table:style-name="ro2">
          <table:table-cell office:value-type="string" calcext:value-type="string">
            <text:p>anat:foie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1-G</text:p>
          </table:table-cell>
        </table:table-row>
        <table:table-row table:style-name="ro2">
          <table:table-cell office:value-type="string" calcext:value-type="string">
            <text:p>anat:foie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1-D</text:p>
          </table:table-cell>
        </table:table-row>
        <table:table-row table:style-name="ro2">
          <table:table-cell office:value-type="string" calcext:value-type="string">
            <text:p>anat:foie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caude</text:p>
          </table:table-cell>
        </table:table-row>
        <table:table-row table:style-name="ro2">
          <table:table-cell office:value-type="string" calcext:value-type="string">
            <text:p>anat:foie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carre</text:p>
          </table:table-cell>
        </table:table-row>
        <table:table-row table:style-name="ro2">
          <table:table-cell office:value-type="string" calcext:value-type="string">
            <text:p>anat:foie-sgmt-4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carre</text:p>
          </table:table-cell>
        </table:table-row>
        <table:table-row table:style-name="ro2">
          <table:table-cell office:value-type="string" calcext:value-type="string">
            <text:p>anat:foie-lob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lat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gmt-1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med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post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secteur-ant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caude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e-carre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foie-G</text:p>
          </table:table-cell>
        </table:table-row>
        <table:table-row table:style-name="ro2">
          <table:table-cell office:value-type="string" calcext:value-type="string">
            <text:p>anat:foie-lob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D</text:p>
          </table:table-cell>
        </table:table-row>
        <table:table-row table:style-name="ro2">
          <table:table-cell office:value-type="string" calcext:value-type="string">
            <text:p>anat: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foie</text:p>
          </table:table-cell>
        </table:table-row>
        <table:table-row table:style-name="ro2">
          <table:table-cell office:value-type="string" calcext:value-type="string">
            <text:p>anat: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foie-G</text:p>
          </table:table-cell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foie-D</text:p>
          </table:table-cell>
        </table:table-row>
        <table:table-row table:style-name="ro2">
          <table:table-cell office:value-type="string" calcext:value-type="string">
            <text:p>anat:foie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</text:p>
          </table:table-cell>
        </table:table-row>
        <table:table-row table:style-name="ro2">
          <table:table-cell office:value-type="string" calcext:value-type="string">
            <text:p>anat:foie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lat</text:p>
          </table:table-cell>
        </table:table-row>
        <table:table-row table:style-name="ro2">
          <table:table-cell office:value-type="string" calcext:value-type="string">
            <text:p>anat:foie-sgmt-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2</text:p>
          </table:table-cell>
        </table:table-row>
        <table:table-row table:style-name="ro2">
          <table:table-cell office:value-type="string" calcext:value-type="string">
            <text:p>anat:foie-sgmt-3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3</text:p>
          </table:table-cell>
        </table:table-row>
        <table:table-row table:style-name="ro2">
          <table:table-cell office:value-type="string" calcext:value-type="string">
            <text:p>anat:foie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med</text:p>
          </table:table-cell>
        </table:table-row>
        <table:table-row table:style-name="ro2">
          <table:table-cell office:value-type="string" calcext:value-type="string">
            <text:p>anat:foie-sgmt-4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4</text:p>
          </table:table-cell>
        </table:table-row>
        <table:table-row table:style-name="ro2">
          <table:table-cell office:value-type="string" calcext:value-type="string">
            <text:p>anat:foie-sgmt-9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9</text:p>
          </table:table-cell>
        </table:table-row>
        <table:table-row table:style-name="ro2">
          <table:table-cell office:value-type="string" calcext:value-type="string">
            <text:p>anat:foie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post</text:p>
          </table:table-cell>
        </table:table-row>
        <table:table-row table:style-name="ro2">
          <table:table-cell office:value-type="string" calcext:value-type="string">
            <text:p>anat:foie-sgmt-6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6</text:p>
          </table:table-cell>
        </table:table-row>
        <table:table-row table:style-name="ro2">
          <table:table-cell office:value-type="string" calcext:value-type="string">
            <text:p>anat:foie-sgmt-7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7</text:p>
          </table:table-cell>
        </table:table-row>
        <table:table-row table:style-name="ro2">
          <table:table-cell office:value-type="string" calcext:value-type="string">
            <text:p>anat:foie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ant</text:p>
          </table:table-cell>
        </table:table-row>
        <table:table-row table:style-name="ro2">
          <table:table-cell office:value-type="string" calcext:value-type="string">
            <text:p>anat:foie-sgmt-5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5</text:p>
          </table:table-cell>
        </table:table-row>
        <table:table-row table:style-name="ro2">
          <table:table-cell office:value-type="string" calcext:value-type="string">
            <text:p>anat:foie-sgmt-8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8</text:p>
          </table:table-cell>
        </table:table-row>
        <table:table-row table:style-name="ro2">
          <table:table-cell office:value-type="string" calcext:value-type="string">
            <text:p>anat:foie-sgmt-1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G</text:p>
          </table:table-cell>
        </table:table-row>
        <table:table-row table:style-name="ro2">
          <table:table-cell office:value-type="string" calcext:value-type="string">
            <text:p>anat:foie-sgmt-1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D</text:p>
          </table:table-cell>
        </table:table-row>
        <table:table-row table:style-name="ro2">
          <table:table-cell office:value-type="string" calcext:value-type="string">
            <text:p>anat:foie-lobules-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foie-G</text:p>
          </table:table-cell>
        </table:table-row>
        <table:table-row table:style-name="ro2">
          <table:table-cell office:value-type="string" calcext:value-type="string">
            <text:p>anat:foie-lobules-foi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foie-D</text:p>
          </table:table-cell>
        </table:table-row>
        <table:table-row table:style-name="ro2">
          <table:table-cell office:value-type="string" calcext:value-type="string">
            <text:p>anat:foie-lobules-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G</text:p>
          </table:table-cell>
        </table:table-row>
        <table:table-row table:style-name="ro2">
          <table:table-cell office:value-type="string" calcext:value-type="string">
            <text:p>anat:foie-lobules-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lat</text:p>
          </table:table-cell>
        </table:table-row>
        <table:table-row table:style-name="ro2">
          <table:table-cell office:value-type="string" calcext:value-type="string">
            <text:p>anat:foie-lobules-foie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med</text:p>
          </table:table-cell>
        </table:table-row>
        <table:table-row table:style-name="ro2">
          <table:table-cell office:value-type="string" calcext:value-type="string">
            <text:p>anat:foie-lobules-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D</text:p>
          </table:table-cell>
        </table:table-row>
        <table:table-row table:style-name="ro2">
          <table:table-cell office:value-type="string" calcext:value-type="string">
            <text:p>anat:foie-lobules-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post</text:p>
          </table:table-cell>
        </table:table-row>
        <table:table-row table:style-name="ro2">
          <table:table-cell office:value-type="string" calcext:value-type="string">
            <text:p>anat:foie-lobules-foie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ecteur-ant</text:p>
          </table:table-cell>
        </table:table-row>
        <table:table-row table:style-name="ro2">
          <table:table-cell office:value-type="string" calcext:value-type="string">
            <text:p>anat:foie-lobules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G</text:p>
          </table:table-cell>
        </table:table-row>
        <table:table-row table:style-name="ro2">
          <table:table-cell office:value-type="string" calcext:value-type="string">
            <text:p>anat:foie-lobules-sgmt-1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1-D</text:p>
          </table:table-cell>
        </table:table-row>
        <table:table-row table:style-name="ro2">
          <table:table-cell office:value-type="string" calcext:value-type="string">
            <text:p>anat:foie-lobules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2</text:p>
          </table:table-cell>
        </table:table-row>
        <table:table-row table:style-name="ro2">
          <table:table-cell office:value-type="string" calcext:value-type="string">
            <text:p>anat:foie-lobules-secteur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3</text:p>
          </table:table-cell>
        </table:table-row>
        <table:table-row table:style-name="ro2">
          <table:table-cell office:value-type="string" calcext:value-type="string">
            <text:p>anat:foie-lobules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4</text:p>
          </table:table-cell>
        </table:table-row>
        <table:table-row table:style-name="ro2">
          <table:table-cell office:value-type="string" calcext:value-type="string">
            <text:p>anat:foie-lobules-secteur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9</text:p>
          </table:table-cell>
        </table:table-row>
        <table:table-row table:style-name="ro2">
          <table:table-cell office:value-type="string" calcext:value-type="string">
            <text:p>anat:foie-lobules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6</text:p>
          </table:table-cell>
        </table:table-row>
        <table:table-row table:style-name="ro2">
          <table:table-cell office:value-type="string" calcext:value-type="string">
            <text:p>anat:foie-lobules-secteur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7</text:p>
          </table:table-cell>
        </table:table-row>
        <table:table-row table:style-name="ro2">
          <table:table-cell office:value-type="string" calcext:value-type="string">
            <text:p>anat:foie-lobules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5</text:p>
          </table:table-cell>
        </table:table-row>
        <table:table-row table:style-name="ro2">
          <table:table-cell office:value-type="string" calcext:value-type="string">
            <text:p>anat:foie-lobules-secteur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foie-lobules-sgmt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7:16:55.886363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09:55:52</meta:creation-date>
    <meta:editing-duration>P3DT4H42M36S</meta:editing-duration>
    <meta:editing-cycles>265</meta:editing-cycles>
    <meta:generator>LibreOffice/6.0.7.3$Linux_X86_64 LibreOffice_project/00m0$Build-3</meta:generator>
    <dc:date>2019-08-16T22:32:12.925990649</dc:date>
    <meta:document-statistic meta:table-count="17" meta:cell-count="15406" meta:object-count="0"/>
  </office:meta>
</office:document-meta>
</file>